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95.24pt"/>
    </style:style>
    <style:style style:name="co6" style:family="table-column">
      <style:table-column-properties fo:break-before="auto" style:column-width="101.25pt"/>
    </style:style>
    <style:style style:name="co7" style:family="table-column">
      <style:table-column-properties fo:break-before="auto" style:column-width="105pt"/>
    </style:style>
    <style:style style:name="co8" style:family="table-column">
      <style:table-column-properties fo:break-before="auto" style:column-width="108.7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15pt" fo:break-before="auto" style:use-optimal-row-height="tru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9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2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fo:color="#000000"/>
    </style:style>
    <style:style style:name="T2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fo:color="#000000" style:text-position="33%"/>
    </style:style>
    <style:style style:name="T3" style:family="text">
      <style:text-properties style:font-name="Arial" style:font-style-complex="normal" fo:font-size="10pt" fo:font-weight="bold" style:text-underline-style="none" style:text-underline-color="font-color" style:text-line-through-type="none" fo:font-style="normal" style:text-outline="false" fo:text-shadow="none" style:font-size-asian="10pt" style:font-size-complex="10pt" style:font-weight-asian="bold" style:font-weight-complex="bold" style:font-style-asian="normal" fo:color="#000000" style:text-position="0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6" office:value-type="string" calcext:value-type="string">
            <text:p>K+Λ actual / proposed</text:p>
          </table:table-cell>
          <table:table-cell table:style-name="ce26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string" office:string-value="352.3" calcext:value-type="string">
            <text:p>352.3</text:p>
          </table:table-cell>
          <table:table-cell table:style-name="ce12" table:formula="of:=[$3p0scal_2p11FF.D9]" office:value-type="string" office:string-value="13705" calcext:value-type="string">
            <text:p>13705</text:p>
          </table:table-cell>
          <table:table-cell table:style-name="ce13" table:formula="of:=[$3p0scal_2p11FF.F9]" office:value-type="string" office:string-value="23601" calcext:value-type="string">
            <text:p>23601</text:p>
          </table:table-cell>
          <table:table-cell table:style-name="ce10" table:formula="of:=[$3p0scal_2p11FF.G9]" office:value-type="string" office:string-value="2.4" calcext:value-type="string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string" office:string-value="352.3" calcext:value-type="string">
            <text:p>352.3</text:p>
          </table:table-cell>
          <table:table-cell table:style-name="ce23" table:formula="of:=[.B6]/[.G6]" office:value-type="percentage" office:value="0.582506613756614" calcext:value-type="percentage">
            <text:p>58.3%</text:p>
          </table:table-cell>
          <table:table-cell table:style-name="ce23" table:formula="of:=[.I6]/[.F6]" office:value-type="percentage" office:value="0.213247622679426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string" office:string-value="64.8%" calcext:value-type="string">
            <text:p>64.8%</text:p>
          </table:table-cell>
          <table:table-cell table:style-name="ce27" table:formula="of:=[.M6]/[.I6]" office:value-type="string" office:string-value="111.3%" calcext:value-type="string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string" office:string-value="31.9" calcext:value-type="string">
            <text:p>31.9</text:p>
          </table:table-cell>
          <table:table-cell table:style-name="ce12" table:formula="of:=[$3p0scal_2p11FF.D11]" office:value-type="string" office:string-value="956" calcext:value-type="string">
            <text:p>956</text:p>
          </table:table-cell>
          <table:table-cell table:style-name="ce13" table:formula="of:=[$3p0scal_2p11FF.F11]" office:value-type="string" office:string-value="2340" calcext:value-type="string">
            <text:p>2340</text:p>
          </table:table-cell>
          <table:table-cell table:style-name="ce10" table:formula="of:=[$3p0scal_2p11FF.G11]" office:value-type="string" office:string-value="0.2" calcext:value-type="string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7*1000" office:value-type="float" office:value="50.4" calcext:value-type="float">
            <text:p>50.4</text:p>
          </table:table-cell>
          <table:table-cell table:style-name="ce10" table:formula="of:=[$3p0scal_2p11FF.C11]" office:value-type="string" office:string-value="31.9" calcext:value-type="string">
            <text:p>31.9</text:p>
          </table:table-cell>
          <table:table-cell table:style-name="ce23" table:formula="of:=[.B7]/[.G7]" office:value-type="percentage" office:value="0.632936507936508" calcext:value-type="percentage">
            <text:p>63.3%</text:p>
          </table:table-cell>
          <table:table-cell table:style-name="ce23" table:formula="of:=[.I7]/[.F7]" office:value-type="percentage" office:value="0.194749694749695" calcext:value-type="percentage">
            <text:p>19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string" office:string-value="847.3" calcext:value-type="string">
            <text:p>847.3</text:p>
          </table:table-cell>
          <table:table-cell table:style-name="ce12" table:formula="of:=[$3p0scal_2p11FF.D21]" office:value-type="string" office:string-value="22064" calcext:value-type="string">
            <text:p>22064</text:p>
          </table:table-cell>
          <table:table-cell table:style-name="ce13" table:formula="of:=[$3p0scal_2p11FF.F21]" office:value-type="string" office:string-value="30420" calcext:value-type="string">
            <text:p>30420</text:p>
          </table:table-cell>
          <table:table-cell table:style-name="ce10" table:formula="of:=[$3p0scal_2p11FF.G21]" office:value-type="string" office:string-value="2.4" calcext:value-type="string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string" office:string-value="847.3" calcext:value-type="string">
            <text:p>847.3</text:p>
          </table:table-cell>
          <table:table-cell table:style-name="ce23" table:formula="of:=[.B9]/[.G9]" office:value-type="percentage" office:value="1.40095899470899" calcext:value-type="percentage">
            <text:p>140.1%</text:p>
          </table:table-cell>
          <table:table-cell table:style-name="ce23" table:formula="of:=[.I9]/[.F9]" office:value-type="percentage" office:value="0.397905513290129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string" office:string-value="150.2%" calcext:value-type="string">
            <text:p>150.2%</text:p>
          </table:table-cell>
          <table:table-cell table:style-name="ce27" table:formula="of:=[.M9]/[.I9]" office:value-type="string" office:string-value="107.2%" calcext:value-type="string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string" office:string-value="43.7" calcext:value-type="string">
            <text:p>43.7</text:p>
          </table:table-cell>
          <table:table-cell table:style-name="ce12" table:formula="of:=[$3p0scal_2p11FF.D23]" office:value-type="string" office:string-value="1096" calcext:value-type="string">
            <text:p>1096</text:p>
          </table:table-cell>
          <table:table-cell table:style-name="ce13" table:formula="of:=[$3p0scal_2p11FF.F23]" office:value-type="string" office:string-value="1200" calcext:value-type="string">
            <text:p>1200</text:p>
          </table:table-cell>
          <table:table-cell table:style-name="ce10" table:formula="of:=[$3p0scal_2p11FF.G23]" office:value-type="string" office:string-value="0.2" calcext:value-type="string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7*1000" office:value-type="float" office:value="50.4" calcext:value-type="float">
            <text:p>50.4</text:p>
          </table:table-cell>
          <table:table-cell table:style-name="ce10" table:formula="of:=[$3p0scal_2p11FF.C23]" office:value-type="string" office:string-value="43.7" calcext:value-type="string">
            <text:p>43.7</text:p>
          </table:table-cell>
          <table:table-cell table:style-name="ce23" table:formula="of:=[.B10]/[.G10]" office:value-type="percentage" office:value="0.867063492063492" calcext:value-type="percentage">
            <text:p>86.7%</text:p>
          </table:table-cell>
          <table:table-cell table:style-name="ce23" table:formula="of:=[.I10]/[.F10]" office:value-type="percentage" office:value="0.520238095238095" calcext:value-type="percentage">
            <text:p>5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string" office:string-value="546.6" calcext:value-type="string">
            <text:p>546.6</text:p>
          </table:table-cell>
          <table:table-cell table:style-name="ce12" table:formula="of:=[$3p0scal_2p11FF.D34]" office:value-type="string" office:string-value="14790" calcext:value-type="string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string" office:string-value="2.4" calcext:value-type="string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string" office:string-value="546.6" calcext:value-type="string">
            <text:p>546.6</text:p>
          </table:table-cell>
          <table:table-cell table:style-name="ce23" table:formula="of:=[.B12]/[.G12]" office:value-type="percentage" office:value="0.903769841269841" calcext:value-type="percentage">
            <text:p>90.4%</text:p>
          </table:table-cell>
          <table:table-cell table:style-name="ce23" table:formula="of:=[.I12]/[.F12]" office:value-type="percentage" office:value="0.404610157447092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string" office:string-value="95.3%" calcext:value-type="string">
            <text:p>95.3%</text:p>
          </table:table-cell>
          <table:table-cell table:style-name="ce27" table:formula="of:=[.M12]/[.I12]" office:value-type="string" office:string-value="105.4%" calcext:value-type="string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string" office:string-value="38.8" calcext:value-type="string">
            <text:p>38.8</text:p>
          </table:table-cell>
          <table:table-cell table:style-name="ce12" table:formula="of:=[$3p0scal_2p11FF.D25]" office:value-type="string" office:string-value="1041" calcext:value-type="string">
            <text:p>1041</text:p>
          </table:table-cell>
          <table:table-cell table:style-name="ce13" table:formula="of:=[$3p0scal_2p11FF.F25]" office:value-type="string" office:string-value="1041" calcext:value-type="string">
            <text:p>1041</text:p>
          </table:table-cell>
          <table:table-cell table:style-name="ce10" table:formula="of:=[$3p0scal_2p11FF.G25]" office:value-type="string" office:string-value="0.2" calcext:value-type="string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7*1000" office:value-type="float" office:value="50.4" calcext:value-type="float">
            <text:p>50.4</text:p>
          </table:table-cell>
          <table:table-cell table:style-name="ce10" table:formula="of:=[$3p0scal_2p11FF.C25]" office:value-type="string" office:string-value="38.8" calcext:value-type="string">
            <text:p>38.8</text:p>
          </table:table-cell>
          <table:table-cell table:style-name="ce23" table:formula="of:=[.B13]/[.G13]" office:value-type="percentage" office:value="0.76984126984127" calcext:value-type="percentage">
            <text:p>77.0%</text:p>
          </table:table-cell>
          <table:table-cell table:style-name="ce23" table:formula="of:=[.I13]/[.F13]" office:value-type="percentage" office:value="0.532455056950734" calcext:value-type="percentage">
            <text:p>53.2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string" office:string-value="3453.8" calcext:value-type="string">
            <text:p>3453.8</text:p>
          </table:table-cell>
          <table:table-cell table:style-name="ce13" table:formula="of:=[$3p0scal_2p11FF.D119]" office:value-type="string" office:string-value="126326" calcext:value-type="string">
            <text:p>126326</text:p>
          </table:table-cell>
          <table:table-cell table:style-name="ce13" table:formula="of:=[$3p0scal_2p11FF.F119]" office:value-type="string" office:string-value="145109" calcext:value-type="string">
            <text:p>145109</text:p>
          </table:table-cell>
          <table:table-cell table:style-name="ce10" table:formula="of:=[$3p0scal_2p11FF.G119]" office:value-type="string" office:string-value="9.9" calcext:value-type="string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string" office:string-value="3453.8" calcext:value-type="string">
            <text:p>3453.8</text:p>
          </table:table-cell>
          <table:table-cell table:style-name="ce23" table:formula="of:=[.B17]/[.G17]" office:value-type="percentage" office:value="1.38439955106622" calcext:value-type="percentage">
            <text:p>138.4%</text:p>
          </table:table-cell>
          <table:table-cell table:style-name="ce23" table:formula="of:=[.I17]/[.F17]" office:value-type="percentage" office:value="0.340020260631663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string" office:string-value="41.2%" calcext:value-type="string">
            <text:p>41.2%</text:p>
          </table:table-cell>
          <table:table-cell table:style-name="ce27" table:formula="of:=[.M17]/[.I17]" office:value-type="string" office:string-value="29.8%" calcext:value-type="string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string" office:string-value="121.6" calcext:value-type="string">
            <text:p>121.6</text:p>
          </table:table-cell>
          <table:table-cell table:style-name="ce12" table:formula="of:=[$3p0scal_2p11FF.D94]" office:value-type="string" office:string-value="5987" calcext:value-type="string">
            <text:p>5987</text:p>
          </table:table-cell>
          <table:table-cell table:style-name="ce13" table:formula="of:=[$3p0scal_2p11FF.F94]" office:value-type="string" office:string-value="7237" calcext:value-type="string">
            <text:p>7237</text:p>
          </table:table-cell>
          <table:table-cell table:style-name="ce10" table:formula="of:=[$3p0scal_2p11FF.G94]" office:value-type="string" office:string-value="0.7" calcext:value-type="string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7*1000" office:value-type="float" office:value="176.4" calcext:value-type="float">
            <text:p>176.4</text:p>
          </table:table-cell>
          <table:table-cell table:style-name="ce10" table:formula="of:=[$3p0scal_2p11FF.C94]" office:value-type="string" office:string-value="121.6" calcext:value-type="string">
            <text:p>121.6</text:p>
          </table:table-cell>
          <table:table-cell table:style-name="ce23" table:formula="of:=[.B18]/[.G18]" office:value-type="percentage" office:value="0.689342403628118" calcext:value-type="percentage">
            <text:p>68.9%</text:p>
          </table:table-cell>
          <table:table-cell table:style-name="ce23" table:formula="of:=[.I18]/[.F18]" office:value-type="percentage" office:value="0.240036321285458" calcext:value-type="percentage">
            <text:p>24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string" office:string-value="1259.3" calcext:value-type="string">
            <text:p>1259.3</text:p>
          </table:table-cell>
          <table:table-cell table:style-name="ce12" table:formula="of:=[$3p0scal_2p11FF.D104]" office:value-type="string" office:string-value="43553" calcext:value-type="string">
            <text:p>43553</text:p>
          </table:table-cell>
          <table:table-cell table:style-name="ce13" table:formula="of:=[$3p0scal_2p11FF.F104]" office:value-type="string" office:string-value="58672" calcext:value-type="string">
            <text:p>58672</text:p>
          </table:table-cell>
          <table:table-cell table:style-name="ce10" table:formula="of:=[$3p0scal_2p11FF.G104]" office:value-type="string" office:string-value="9.9" calcext:value-type="string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string" office:string-value="1259.3" calcext:value-type="string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string" office:string-value="43.4%" calcext:value-type="string">
            <text:p>43.4%</text:p>
          </table:table-cell>
          <table:table-cell table:style-name="ce27" table:formula="of:=[.M20]/[.I20]" office:value-type="string" office:string-value="85.9%" calcext:value-type="string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string" office:string-value="92.0" calcext:value-type="string">
            <text:p>92.0</text:p>
          </table:table-cell>
          <table:table-cell table:style-name="ce12" table:formula="of:=[$3p0scal_2p11FF.D60]" office:value-type="string" office:string-value="2609" calcext:value-type="string">
            <text:p>2609</text:p>
          </table:table-cell>
          <table:table-cell table:style-name="ce13" table:formula="of:=[$3p0scal_2p11FF.F60]" office:value-type="string" office:string-value="2820" calcext:value-type="string">
            <text:p>2820</text:p>
          </table:table-cell>
          <table:table-cell table:style-name="ce10" table:formula="of:=[$3p0scal_2p11FF.G60]" office:value-type="string" office:string-value="0.7" calcext:value-type="string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7*1000" office:value-type="float" office:value="176.4" calcext:value-type="float">
            <text:p>176.4</text:p>
          </table:table-cell>
          <table:table-cell table:style-name="ce10" table:formula="of:=[$3p0scal_2p11FF.C60]" office:value-type="string" office:string-value="92.0" calcext:value-type="string">
            <text:p>92.0</text:p>
          </table:table-cell>
          <table:table-cell table:style-name="ce23" table:formula="of:=[.B21]/[.G21]" office:value-type="percentage" office:value="0.521541950113378" calcext:value-type="percentage">
            <text:p>52.2%</text:p>
          </table:table-cell>
          <table:table-cell table:style-name="ce23" table:formula="of:=[.I21]/[.F21]" office:value-type="percentage" office:value="0.466058763931104" calcext:value-type="percentage">
            <text:p>46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string" office:string-value="947.9" calcext:value-type="string">
            <text:p>947.9</text:p>
          </table:table-cell>
          <table:table-cell table:style-name="ce12" table:formula="of:=[$3p0scal_2p11FF.D53]" office:value-type="string" office:string-value="35023" calcext:value-type="string">
            <text:p>35023</text:p>
          </table:table-cell>
          <table:table-cell table:style-name="ce13" table:formula="of:=[$3p0scal_2p11FF.F53]" office:value-type="string" office:string-value="62385" calcext:value-type="string">
            <text:p>62385</text:p>
          </table:table-cell>
          <table:table-cell table:style-name="ce10" table:formula="of:=[$3p0scal_2p11FF.G53]" office:value-type="string" office:string-value="9.9" calcext:value-type="string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string" office:string-value="947.9" calcext:value-type="string">
            <text:p>947.9</text:p>
          </table:table-cell>
          <table:table-cell table:style-name="ce23" table:formula="of:=[.B23]/[.G23]" office:value-type="percentage" office:value="0.379950296616963" calcext:value-type="percentage">
            <text:p>38.0%</text:p>
          </table:table-cell>
          <table:table-cell table:style-name="ce23" table:formula="of:=[.I23]/[.F23]" office:value-type="percentage" office:value="0.217062251685959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string" office:string-value="42.3%" calcext:value-type="string">
            <text:p>42.3%</text:p>
          </table:table-cell>
          <table:table-cell table:style-name="ce27" table:formula="of:=[.M23]/[.I23]" office:value-type="string" office:string-value="111.4%" calcext:value-type="string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string" office:string-value="158.9" calcext:value-type="string">
            <text:p>158.9</text:p>
          </table:table-cell>
          <table:table-cell table:style-name="ce12" table:formula="of:=[$3p0scal_2p11FF.D58]" office:value-type="string" office:string-value="7458" calcext:value-type="string">
            <text:p>7458</text:p>
          </table:table-cell>
          <table:table-cell table:style-name="ce13" table:formula="of:=[$3p0scal_2p11FF.F58]" office:value-type="string" office:string-value="7629" calcext:value-type="string">
            <text:p>7629</text:p>
          </table:table-cell>
          <table:table-cell table:style-name="ce10" table:formula="of:=[$3p0scal_2p11FF.G58]" office:value-type="string" office:string-value="0.7" calcext:value-type="string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7*1000" office:value-type="float" office:value="176.4" calcext:value-type="float">
            <text:p>176.4</text:p>
          </table:table-cell>
          <table:table-cell table:style-name="ce10" table:formula="of:=[$3p0scal_2p11FF.C58]" office:value-type="string" office:string-value="158.9" calcext:value-type="string">
            <text:p>158.9</text:p>
          </table:table-cell>
          <table:table-cell table:style-name="ce23" table:formula="of:=[.B24]/[.G24]" office:value-type="percentage" office:value="0.90079365079365" calcext:value-type="percentage">
            <text:p>90.1%</text:p>
          </table:table-cell>
          <table:table-cell table:style-name="ce23" table:formula="of:=[.I24]/[.F24]" office:value-type="percentage" office:value="0.297548826844934" calcext:value-type="percentage">
            <text:p>29.8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string" office:string-value="1368.3" calcext:value-type="string">
            <text:p>1368.3</text:p>
          </table:table-cell>
          <table:table-cell table:style-name="ce10" table:formula="of:=[$4p4scal.D18]" office:value-type="string" office:string-value="38221.0" calcext:value-type="string">
            <text:p>38221.0</text:p>
          </table:table-cell>
          <table:table-cell table:style-name="ce13" table:formula="of:=[$4p4scal.F18]" office:value-type="string" office:string-value="117252" calcext:value-type="string">
            <text:p>117252</text:p>
          </table:table-cell>
          <table:table-cell table:style-name="ce10" table:formula="of:=[$4p4scal.G18]" office:value-type="string" office:string-value="8.7" calcext:value-type="string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string" office:string-value="1368.3" calcext:value-type="string">
            <text:p>1368.3</text:p>
          </table:table-cell>
          <table:table-cell table:style-name="ce23" table:formula="of:=[.B28]/[.G28]" office:value-type="percentage" office:value="0.624110563765736" calcext:value-type="percentage">
            <text:p>62.4%</text:p>
          </table:table-cell>
          <table:table-cell table:style-name="ce23" table:formula="of:=[.I28]/[.F28]" office:value-type="percentage" office:value="0.166710528239543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string" office:string-value="66.0%" calcext:value-type="string">
            <text:p>66.0%</text:p>
          </table:table-cell>
          <table:table-cell table:style-name="ce27" table:formula="of:=[.M28]/[.I28]" office:value-type="string" office:string-value="105.7%" calcext:value-type="string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string" office:string-value="80.2" calcext:value-type="string">
            <text:p>80.2</text:p>
          </table:table-cell>
          <table:table-cell table:style-name="ce10" table:formula="of:=[$4p4scal.D22]" office:value-type="string" office:string-value="4739.0" calcext:value-type="string">
            <text:p>4739.0</text:p>
          </table:table-cell>
          <table:table-cell table:style-name="ce13" table:formula="of:=[$4p4scal.F22]" office:value-type="string" office:string-value="4895" calcext:value-type="string">
            <text:p>4895</text:p>
          </table:table-cell>
          <table:table-cell table:style-name="ce10" table:formula="of:=[$4p4scal.G22]" office:value-type="string" office:string-value="0.6" calcext:value-type="string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7*1000" office:value-type="float" office:value="151.2" calcext:value-type="float">
            <text:p>151.2</text:p>
          </table:table-cell>
          <table:table-cell table:style-name="ce10" table:formula="of:=[$4p4scal.C22]" office:value-type="string" office:string-value="80.2" calcext:value-type="string">
            <text:p>80.2</text:p>
          </table:table-cell>
          <table:table-cell table:style-name="ce23" table:formula="of:=[.B29]/[.G29]" office:value-type="percentage" office:value="0.53042328042328" calcext:value-type="percentage">
            <text:p>53.0%</text:p>
          </table:table-cell>
          <table:table-cell table:style-name="ce23" table:formula="of:=[.I29]/[.F29]" office:value-type="percentage" office:value="0.234058076754706" calcext:value-type="percentage">
            <text:p>23.4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string" office:string-value="1089.4" calcext:value-type="string">
            <text:p>1089.4</text:p>
          </table:table-cell>
          <table:table-cell table:style-name="ce10" table:formula="of:=[$4p4scal.D38]" office:value-type="string" office:string-value="38824.9" calcext:value-type="string">
            <text:p>38824.9</text:p>
          </table:table-cell>
          <table:table-cell table:style-name="ce13" table:formula="of:=[$4p4scal.F38]" office:value-type="string" office:string-value="183598" calcext:value-type="string">
            <text:p>183598</text:p>
          </table:table-cell>
          <table:table-cell table:style-name="ce10" table:formula="of:=[$4p4scal.G38]" office:value-type="string" office:string-value="8.7" calcext:value-type="string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string" office:string-value="1089.4" calcext:value-type="string">
            <text:p>1089.4</text:p>
          </table:table-cell>
          <table:table-cell table:style-name="ce23" table:formula="of:=[.B31]/[.G31]" office:value-type="percentage" office:value="0.496898376208721" calcext:value-type="percentage">
            <text:p>49.7%</text:p>
          </table:table-cell>
          <table:table-cell table:style-name="ce23" table:formula="of:=[.I31]/[.F31]" office:value-type="percentage" office:value="0.0847659404942164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string" office:string-value="63.0%" calcext:value-type="string">
            <text:p>63.0%</text:p>
          </table:table-cell>
          <table:table-cell table:style-name="ce27" table:formula="of:=[.M31]/[.I31]" office:value-type="string" office:string-value="126.7%" calcext:value-type="string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string" office:string-value="89.2" calcext:value-type="string">
            <text:p>89.2</text:p>
          </table:table-cell>
          <table:table-cell table:style-name="ce10" table:formula="of:=[$4p4scal.D24]" office:value-type="string" office:string-value="2424.0" calcext:value-type="string">
            <text:p>2424.0</text:p>
          </table:table-cell>
          <table:table-cell table:style-name="ce13" table:formula="of:=[$4p4scal.F24]" office:value-type="string" office:string-value="2424" calcext:value-type="string">
            <text:p>2424</text:p>
          </table:table-cell>
          <table:table-cell table:style-name="ce10" table:formula="of:=[$4p4scal.G24]" office:value-type="string" office:string-value="0.6" calcext:value-type="string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7*1000" office:value-type="float" office:value="151.2" calcext:value-type="float">
            <text:p>151.2</text:p>
          </table:table-cell>
          <table:table-cell table:style-name="ce10" table:formula="of:=[$4p4scal.C24]" office:value-type="string" office:string-value="89.2" calcext:value-type="string">
            <text:p>89.2</text:p>
          </table:table-cell>
          <table:table-cell table:style-name="ce23" table:formula="of:=[.B32]/[.G32]" office:value-type="percentage" office:value="0.58994708994709" calcext:value-type="percentage">
            <text:p>59.0%</text:p>
          </table:table-cell>
          <table:table-cell table:style-name="ce23" table:formula="of:=[.I32]/[.F32]" office:value-type="percentage" office:value="0.525695426685526" calcext:value-type="percentage">
            <text:p>52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string" office:string-value="969.2" calcext:value-type="string">
            <text:p>969.2</text:p>
          </table:table-cell>
          <table:table-cell table:style-name="ce10" table:formula="of:=[$4p4scal.D51]" office:value-type="string" office:string-value="27196.0" calcext:value-type="string">
            <text:p>27196.0</text:p>
          </table:table-cell>
          <table:table-cell table:style-name="ce13" table:formula="of:=[$4p4scal.F51]" office:value-type="string" office:string-value="27584" calcext:value-type="string">
            <text:p>27584</text:p>
          </table:table-cell>
          <table:table-cell table:style-name="ce10" table:formula="of:=[$4p4scal.G51]" office:value-type="string" office:string-value="8.7" calcext:value-type="string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string" office:string-value="969.2" calcext:value-type="string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5" office:value-type="float" office:value="4987" calcext:value-type="float">
            <text:p>4987</text:p>
          </table:table-cell>
          <table:table-cell table:style-name="ce23" table:formula="of:=[.L34]/[.K34]" office:value-type="string" office:string-value="69.3%" calcext:value-type="string">
            <text:p>69.3%</text:p>
          </table:table-cell>
          <table:table-cell table:style-name="ce27" table:formula="of:=[.M34]/[.I34]" office:value-type="string" office:string-value="156.7%" calcext:value-type="string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string" office:string-value="81.5" calcext:value-type="string">
            <text:p>81.5</text:p>
          </table:table-cell>
          <table:table-cell table:style-name="ce10" table:formula="of:=[$4p4scal.D55]" office:value-type="string" office:string-value="2573.0" calcext:value-type="string">
            <text:p>2573.0</text:p>
          </table:table-cell>
          <table:table-cell table:style-name="ce13" table:formula="of:=[$4p4scal.F55]" office:value-type="string" office:string-value="2929" calcext:value-type="string">
            <text:p>2929</text:p>
          </table:table-cell>
          <table:table-cell table:style-name="ce10" table:formula="of:=[$4p4scal.G55]" office:value-type="string" office:string-value="0.6" calcext:value-type="string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7*1000" office:value-type="float" office:value="151.2" calcext:value-type="float">
            <text:p>151.2</text:p>
          </table:table-cell>
          <table:table-cell table:style-name="ce10" table:formula="of:=[$4p4scal.C55]" office:value-type="string" office:string-value="81.5" calcext:value-type="string">
            <text:p>81.5</text:p>
          </table:table-cell>
          <table:table-cell table:style-name="ce23" table:formula="of:=[.B35]/[.G35]" office:value-type="percentage" office:value="0.539021164021164" calcext:value-type="percentage">
            <text:p>53.9%</text:p>
          </table:table-cell>
          <table:table-cell table:style-name="ce23" table:formula="of:=[.I35]/[.F35]" office:value-type="percentage" office:value="0.397502804467639" calcext:value-type="percentage">
            <text:p>39.8%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16]" office:value-type="string" office:string-value="490.9" calcext:value-type="string">
            <text:p>490.9</text:p>
          </table:table-cell>
          <table:table-cell table:style-name="ce10" table:formula="of:=[$3p0FF.D16]" office:value-type="string" office:string-value="13545.0" calcext:value-type="string">
            <text:p>13545.0</text:p>
          </table:table-cell>
          <table:table-cell table:style-name="ce13" table:formula="of:=[$3p0FF.F16]" office:value-type="float" office:value="0" calcext:value-type="float">
            <text:p>0</text:p>
          </table:table-cell>
          <table:table-cell table:style-name="ce10" table:formula="of:=[$3p0FF.G16]" office:value-type="string" office:string-value="21.8" calcext:value-type="string">
            <text:p>21.8</text:p>
          </table:table-cell>
          <table:table-cell table:style-name="ce21" table:formula="of:=[.D38]/3600/[.E38]" office:value-type="percentage" office:value="0" calcext:value-type="percentage">
            <text:p>0.0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16]" office:value-type="string" office:string-value="490.9" calcext:value-type="string">
            <text:p>490.9</text:p>
          </table:table-cell>
          <table:table-cell table:style-name="ce23" table:formula="of:=[.B38]/[.G38]" office:value-type="percentage" office:value="0.0893585262851318" calcext:value-type="percentage">
            <text:p>8.9%</text:p>
          </table:table-cell>
          <table:table-cell table:style-name="ce23" table:formula="of:=[.I38]/[.F38]" office:value-type="string" office:string-value="" calcext:value-type="error">
            <text:p>#DIV/0!</text:p>
          </table:table-cell>
          <table:table-cell table:number-columns-repeated="2"/>
          <table:table-cell table:style-name="ce23" table:formula="of:=[.L38]/[.K38]" office:value-type="string" office:string-value="#DIV/0!" calcext:value-type="string">
            <text:p>#DIV/0!</text:p>
          </table:table-cell>
          <table:table-cell table:style-name="ce27" table:formula="of:=[.M38]/[.I38]" office:value-type="string" office:string-value="#DIV/0!" calcext:value-type="string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19]" office:value-type="string" office:string-value="0.0" calcext:value-type="string">
            <text:p>0.0</text:p>
          </table:table-cell>
          <table:table-cell table:style-name="ce10" table:formula="of:=[$3p0FF.D19]" office:value-type="string" office:string-value="0.0" calcext:value-type="string">
            <text:p>0.0</text:p>
          </table:table-cell>
          <table:table-cell table:style-name="ce13" table:formula="of:=[$3p0FF.F19]" office:value-type="float" office:value="0" calcext:value-type="float">
            <text:p>0</text:p>
          </table:table-cell>
          <table:table-cell table:style-name="ce10" table:formula="of:=[$3p0FF.G19]" office:value-type="string" office:string-value="1.5" calcext:value-type="string">
            <text:p>1.5</text:p>
          </table:table-cell>
          <table:table-cell table:style-name="ce21" table:formula="of:=[.D39]/3600/[.E39]" office:value-type="percentage" office:value="0" calcext:value-type="percentage">
            <text:p>0.0%</text:p>
          </table:table-cell>
          <table:table-cell table:style-name="ce12" table:formula="of:=[.E39]*3600*0.00007*1000" office:value-type="float" office:value="378" calcext:value-type="float">
            <text:p>378</text:p>
          </table:table-cell>
          <table:table-cell table:style-name="ce10" table:formula="of:=[$3p0FF.C19]" office:value-type="string" office:string-value="0.0" calcext:value-type="string">
            <text:p>0.0</text:p>
          </table:table-cell>
          <table:table-cell table:style-name="ce23" table:formula="of:=[.B39]/[.G39]" office:value-type="percentage" office:value="0" calcext:value-type="percentage">
            <text:p>0.0%</text:p>
          </table:table-cell>
          <table:table-cell table:style-name="ce23" table:formula="of:=[.I39]/[.F39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30]" office:value-type="string" office:string-value="0.0" calcext:value-type="string">
            <text:p>0.0</text:p>
          </table:table-cell>
          <table:table-cell table:style-name="ce10" table:formula="of:=[$3p0FF.D30]" office:value-type="string" office:string-value="0.0" calcext:value-type="string">
            <text:p>0.0</text:p>
          </table:table-cell>
          <table:table-cell table:style-name="ce13" table:formula="of:=[$3p0FF.F30]" office:value-type="float" office:value="0" calcext:value-type="float">
            <text:p>0</text:p>
          </table:table-cell>
          <table:table-cell table:style-name="ce10" table:formula="of:=[$3p0FF.G30]" office:value-type="string" office:string-value="21.8" calcext:value-type="string">
            <text:p>21.8</text:p>
          </table:table-cell>
          <table:table-cell table:style-name="ce21" table:formula="of:=[.D41]/3600/[.E41]" office:value-type="percentage" office:value="0" calcext:value-type="percentage">
            <text:p>0.0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30]" office:value-type="string" office:string-value="0.0" calcext:value-type="string">
            <text:p>0.0</text:p>
          </table:table-cell>
          <table:table-cell table:style-name="ce23" table:formula="of:=[.B41]/[.G41]" office:value-type="percentage" office:value="0" calcext:value-type="percentage">
            <text:p>0.0%</text:p>
          </table:table-cell>
          <table:table-cell table:style-name="ce23" table:formula="of:=[.I41]/[.F41]" office:value-type="string" office:string-value="" calcext:value-type="error">
            <text:p>#DIV/0!</text:p>
          </table:table-cell>
          <table:table-cell/>
          <table:table-cell table:style-name="ce5"/>
          <table:table-cell table:style-name="ce23" table:formula="of:=[.L41]/[.K41]" office:value-type="string" office:string-value="#DIV/0!" calcext:value-type="string">
            <text:p>#DIV/0!</text:p>
          </table:table-cell>
          <table:table-cell table:style-name="ce27" table:formula="of:=[.M41]/[.I41]" office:value-type="string" office:string-value="#DIV/0!" calcext:value-type="string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33]" office:value-type="string" office:string-value="0.0" calcext:value-type="string">
            <text:p>0.0</text:p>
          </table:table-cell>
          <table:table-cell table:style-name="ce10" table:formula="of:=[$3p0FF.D33]" office:value-type="string" office:string-value="0.0" calcext:value-type="string">
            <text:p>0.0</text:p>
          </table:table-cell>
          <table:table-cell table:style-name="ce13" table:formula="of:=[$3p0FF.F33]" office:value-type="float" office:value="0" calcext:value-type="float">
            <text:p>0</text:p>
          </table:table-cell>
          <table:table-cell table:style-name="ce10" table:formula="of:=[$3p0FF.G33]" office:value-type="string" office:string-value="1.5" calcext:value-type="string">
            <text:p>1.5</text:p>
          </table:table-cell>
          <table:table-cell table:style-name="ce21" table:formula="of:=[.D42]/3600/[.E42]" office:value-type="percentage" office:value="0" calcext:value-type="percentage">
            <text:p>0.0%</text:p>
          </table:table-cell>
          <table:table-cell table:style-name="ce12" table:formula="of:=[.E42]*3600*0.00007*1000" office:value-type="float" office:value="378" calcext:value-type="float">
            <text:p>378</text:p>
          </table:table-cell>
          <table:table-cell table:style-name="ce10" table:formula="of:=[$3p0FF.C33]" office:value-type="string" office:string-value="0.0" calcext:value-type="string">
            <text:p>0.0</text:p>
          </table:table-cell>
          <table:table-cell table:style-name="ce23" table:formula="of:=[.B42]/[.G42]" office:value-type="percentage" office:value="0" calcext:value-type="percentage">
            <text:p>0.0%</text:p>
          </table:table-cell>
          <table:table-cell table:style-name="ce23" table:formula="of:=[.I42]/[.F42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44]" office:value-type="string" office:string-value="0.0" calcext:value-type="string">
            <text:p>0.0</text:p>
          </table:table-cell>
          <table:table-cell table:style-name="ce10" table:formula="of:=[$3p0FF.D44]" office:value-type="string" office:string-value="0.0" calcext:value-type="string">
            <text:p>0.0</text:p>
          </table:table-cell>
          <table:table-cell table:style-name="ce13" table:formula="of:=[$3p0FF.F44]" office:value-type="float" office:value="0" calcext:value-type="float">
            <text:p>0</text:p>
          </table:table-cell>
          <table:table-cell table:style-name="ce10" table:formula="of:=[$3p0FF.G44]" office:value-type="string" office:string-value="21.8" calcext:value-type="string">
            <text:p>21.8</text:p>
          </table:table-cell>
          <table:table-cell table:style-name="ce21" table:formula="of:=[.D44]/3600/[.E44]" office:value-type="percentage" office:value="0" calcext:value-type="percentage">
            <text:p>0.0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44]" office:value-type="string" office:string-value="0.0" calcext:value-type="string">
            <text:p>0.0</text:p>
          </table:table-cell>
          <table:table-cell table:style-name="ce23" table:formula="of:=[.B44]/[.G44]" office:value-type="percentage" office:value="0" calcext:value-type="percentage">
            <text:p>0.0%</text:p>
          </table:table-cell>
          <table:table-cell table:style-name="ce23" table:formula="of:=[.I44]/[.F44]" office:value-type="string" office:string-value="" calcext:value-type="error">
            <text:p>#DIV/0!</text:p>
          </table:table-cell>
          <table:table-cell table:number-columns-repeated="2"/>
          <table:table-cell table:style-name="ce23" table:formula="of:=[.L44]/[.K44]" office:value-type="string" office:string-value="#DIV/0!" calcext:value-type="string">
            <text:p>#DIV/0!</text:p>
          </table:table-cell>
          <table:table-cell table:style-name="ce27" table:formula="of:=[.M44]/[.I44]" office:value-type="string" office:string-value="#DIV/0!" calcext:value-type="string">
            <text:p>#DIV/0!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47]" office:value-type="string" office:string-value="0.0" calcext:value-type="string">
            <text:p>0.0</text:p>
          </table:table-cell>
          <table:table-cell table:style-name="ce10" table:formula="of:=[$3p0FF.D47]" office:value-type="string" office:string-value="0.0" calcext:value-type="string">
            <text:p>0.0</text:p>
          </table:table-cell>
          <table:table-cell table:style-name="ce13" table:formula="of:=[$3p0FF.F47]" office:value-type="float" office:value="0" calcext:value-type="float">
            <text:p>0</text:p>
          </table:table-cell>
          <table:table-cell table:style-name="ce10" table:formula="of:=[$3p0FF.G47]" office:value-type="string" office:string-value="1.5" calcext:value-type="string">
            <text:p>1.5</text:p>
          </table:table-cell>
          <table:table-cell table:style-name="ce21" table:formula="of:=[.D45]/3600/[.E45]" office:value-type="percentage" office:value="0" calcext:value-type="percentage">
            <text:p>0.0%</text:p>
          </table:table-cell>
          <table:table-cell table:style-name="ce12" table:formula="of:=[.E45]*3600*0.00007*1000" office:value-type="float" office:value="378" calcext:value-type="float">
            <text:p>378</text:p>
          </table:table-cell>
          <table:table-cell table:style-name="ce10" table:formula="of:=[$3p0FF.C63]" office:value-type="float" office:value="0" calcext:value-type="float">
            <text:p>0.0</text:p>
          </table:table-cell>
          <table:table-cell table:style-name="ce23" table:formula="of:=[.B45]/[.G45]" office:value-type="percentage" office:value="0" calcext:value-type="percentage">
            <text:p>0.0%</text:p>
          </table:table-cell>
          <table:table-cell table:style-name="ce23" table:formula="of:=[.I45]/[.F45]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9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8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30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30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30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30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:.C8])" office:value-type="float" office:value="352.31" calcext:value-type="float">
            <text:p>352.31</text:p>
          </table:table-cell>
          <table:table-cell table:style-name="ce34" table:formula="of:=SUM([.D5:.D8])" office:value-type="float" office:value="13705" calcext:value-type="float">
            <text:p>13705</text:p>
          </table:table-cell>
          <table:table-cell table:style-name="ce36" table:formula="of:=SUM([.E5:.E8])" office:value-type="float" office:value="7389.62" calcext:value-type="float">
            <text:p>7390</text:p>
          </table:table-cell>
          <table:table-cell table:style-name="ce38" office:value-type="float" office:value="23601" calcext:value-type="float">
            <text:p>23601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9]/3600/[.G9]" office:value-type="string" office:string-value="273.2%" calcext:value-type="string">
            <text:p>273.2%</text:p>
          </table:table-cell>
          <table:table-cell table:style-name="ce31" table:formula="of:=[.G9]*3600*0.00007*1000" office:value-type="string" office:string-value="604.8" calcext:value-type="string">
            <text:p>604.8</text:p>
          </table:table-cell>
          <table:table-cell table:style-name="ce43" table:formula="of:=[.C9]/[.I9]" office:value-type="string" office:string-value="58.3%" calcext:value-type="string">
            <text:p>58.3%</text:p>
          </table:table-cell>
          <table:table-cell table:style-name="ce43" table:formula="of:=[.J9]/[.H9]" office:value-type="string" office:string-value="21.3%" calcext:value-type="string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4" office:value-type="float" office:value="956" calcext:value-type="float">
            <text:p>956</text:p>
          </table:table-cell>
          <table:table-cell table:style-name="ce36" office:value-type="float" office:value="853.67" calcext:value-type="float">
            <text:p>854</text:p>
          </table:table-cell>
          <table:table-cell table:style-name="ce38" office:value-type="float" office:value="2340" calcext:value-type="float">
            <text:p>234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11]/3600/[.G11]" office:value-type="string" office:string-value="325.0%" calcext:value-type="string">
            <text:p>325.0%</text:p>
          </table:table-cell>
          <table:table-cell table:style-name="ce31" table:formula="of:=[.G11]*3600*0.00007*1000" office:value-type="string" office:string-value="50.4" calcext:value-type="string">
            <text:p>50.4</text:p>
          </table:table-cell>
          <table:table-cell table:style-name="ce43" table:formula="of:=[.C11]/[.I11]" office:value-type="string" office:string-value="63.3%" calcext:value-type="string">
            <text:p>63.3%</text:p>
          </table:table-cell>
          <table:table-cell table:style-name="ce43" table:formula="of:=[.J11]/[.H11]" office:value-type="string" office:string-value="19.5%" calcext:value-type="string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30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30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30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30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30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30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30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13:.C20])" office:value-type="float" office:value="847.34" calcext:value-type="float">
            <text:p>847.34</text:p>
          </table:table-cell>
          <table:table-cell table:style-name="ce34" table:formula="of:=SUM([.D13:.D20])" office:value-type="float" office:value="22064" calcext:value-type="float">
            <text:p>22064</text:p>
          </table:table-cell>
          <table:table-cell table:style-name="ce36" table:formula="of:=SUM([.E13:.E20])" office:value-type="float" office:value="13593.95" calcext:value-type="float">
            <text:p>13594</text:p>
          </table:table-cell>
          <table:table-cell table:style-name="ce38" office:value-type="float" office:value="30420" calcext:value-type="float">
            <text:p>30420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21]/3600/[.G21]" office:value-type="string" office:string-value="352.1%" calcext:value-type="string">
            <text:p>352.1%</text:p>
          </table:table-cell>
          <table:table-cell table:style-name="ce31" table:formula="of:=[.G21]*3600*0.00007*1000" office:value-type="string" office:string-value="604.8" calcext:value-type="string">
            <text:p>604.8</text:p>
          </table:table-cell>
          <table:table-cell table:style-name="ce43" table:formula="of:=[.C21]/[.I21]" office:value-type="string" office:string-value="140.1%" calcext:value-type="string">
            <text:p>140.1%</text:p>
          </table:table-cell>
          <table:table-cell table:style-name="ce43" table:formula="of:=[.J21]/[.H21]" office:value-type="string" office:string-value="39.8%" calcext:value-type="string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4" office:value-type="float" office:value="1096" calcext:value-type="float">
            <text:p>1096</text:p>
          </table:table-cell>
          <table:table-cell table:style-name="ce17"/>
          <table:table-cell table:style-name="ce38" office:value-type="float" office:value="1200" calcext:value-type="float">
            <text:p>1200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3]/3600/[.G23]" office:value-type="string" office:string-value="166.7%" calcext:value-type="string">
            <text:p>166.7%</text:p>
          </table:table-cell>
          <table:table-cell table:style-name="ce31" table:formula="of:=[.G23]*3600*0.00007*1000" office:value-type="string" office:string-value="50.4" calcext:value-type="string">
            <text:p>50.4</text:p>
          </table:table-cell>
          <table:table-cell table:style-name="ce43" table:formula="of:=[.C23]/[.I23]" office:value-type="string" office:string-value="86.6%" calcext:value-type="string">
            <text:p>86.6%</text:p>
          </table:table-cell>
          <table:table-cell table:style-name="ce43" table:formula="of:=[.J23]/[.H23]" office:value-type="string" office:string-value="52.0%" calcext:value-type="string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4" office:value-type="float" office:value="1041" calcext:value-type="float">
            <text:p>1041</text:p>
          </table:table-cell>
          <table:table-cell table:style-name="ce36" office:value-type="float" office:value="991.02" calcext:value-type="float">
            <text:p>991</text:p>
          </table:table-cell>
          <table:table-cell table:style-name="ce38" office:value-type="float" office:value="1041" calcext:value-type="float">
            <text:p>1041</text:p>
          </table:table-cell>
          <table:table-cell table:style-name="ce39" office:value-type="float" office:value="0.2" calcext:value-type="float">
            <text:p>0.2</text:p>
          </table:table-cell>
          <table:table-cell table:style-name="ce41" table:formula="of:=[.F25]/3600/[.G25]" office:value-type="string" office:string-value="144.6%" calcext:value-type="string">
            <text:p>144.6%</text:p>
          </table:table-cell>
          <table:table-cell table:style-name="ce31" table:formula="of:=[.G25]*3600*0.00007*1000" office:value-type="string" office:string-value="50.4" calcext:value-type="string">
            <text:p>50.4</text:p>
          </table:table-cell>
          <table:table-cell table:style-name="ce43" table:formula="of:=[.C25]/[.I25]" office:value-type="string" office:string-value="77.1%" calcext:value-type="string">
            <text:p>77.1%</text:p>
          </table:table-cell>
          <table:table-cell table:style-name="ce43" table:formula="of:=[.J25]/[.H25]" office:value-type="string" office:string-value="53.3%" calcext:value-type="string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30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30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30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30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30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30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30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27:.C33])" office:value-type="float" office:value="546.57" calcext:value-type="float">
            <text:p>546.57</text:p>
          </table:table-cell>
          <table:table-cell table:style-name="ce34" table:formula="of:=SUM([.D27:.D33])" office:value-type="float" office:value="14790" calcext:value-type="float">
            <text:p>14790</text:p>
          </table:table-cell>
          <table:table-cell table:style-name="ce36" table:formula="of:=SUM([.E27:.E33])" office:value-type="float" office:value="12814.99" calcext:value-type="float">
            <text:p>12815</text:p>
          </table:table-cell>
          <table:table-cell table:style-name="ce38" office:value-type="float" office:value="19299" calcext:value-type="float">
            <text:p>19299</text:p>
          </table:table-cell>
          <table:table-cell table:style-name="ce39" office:value-type="float" office:value="2.4" calcext:value-type="float">
            <text:p>2.4</text:p>
          </table:table-cell>
          <table:table-cell table:style-name="ce41" table:formula="of:=[.F34]/3600/[.G34]" office:value-type="string" office:string-value="223.4%" calcext:value-type="string">
            <text:p>223.4%</text:p>
          </table:table-cell>
          <table:table-cell table:style-name="ce31" table:formula="of:=[.G34]*3600*0.00007*1000" office:value-type="string" office:string-value="604.8" calcext:value-type="string">
            <text:p>604.8</text:p>
          </table:table-cell>
          <table:table-cell table:style-name="ce43" table:formula="of:=[.C34]/[.I34]" office:value-type="string" office:string-value="90.4%" calcext:value-type="string">
            <text:p>90.4%</text:p>
          </table:table-cell>
          <table:table-cell table:style-name="ce43" table:formula="of:=[.J34]/[.H34]" office:value-type="string" office:string-value="40.5%" calcext:value-type="string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30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30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30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30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30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30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30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30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30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30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30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30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30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30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30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30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37:.C52])" office:value-type="float" office:value="947.86" calcext:value-type="float">
            <text:p>947.86</text:p>
          </table:table-cell>
          <table:table-cell table:style-name="ce34" table:formula="of:=SUM([.D37:.D52])" office:value-type="float" office:value="35023" calcext:value-type="float">
            <text:p>35023</text:p>
          </table:table-cell>
          <table:table-cell table:style-name="ce37" table:formula="of:=SUM([.E37:.E52])" office:value-type="float" office:value="20371.86" calcext:value-type="float">
            <text:p>20372</text:p>
          </table:table-cell>
          <table:table-cell table:style-name="ce38" office:value-type="float" office:value="62385" calcext:value-type="float">
            <text:p>62385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53]/3600/[.G53]" office:value-type="string" office:string-value="175.0%" calcext:value-type="string">
            <text:p>175.0%</text:p>
          </table:table-cell>
          <table:table-cell table:style-name="ce31" table:formula="of:=[.G53]*3600*0.00007*1000" office:value-type="string" office:string-value="2494.8" calcext:value-type="string">
            <text:p>2494.8</text:p>
          </table:table-cell>
          <table:table-cell table:style-name="ce43" table:formula="of:=[.C53]/[.I53]" office:value-type="string" office:string-value="38.0%" calcext:value-type="string">
            <text:p>38.0%</text:p>
          </table:table-cell>
          <table:table-cell table:style-name="ce43" table:formula="of:=[.J53]/[.H53]" office:value-type="string" office:string-value="21.7%" calcext:value-type="string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30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30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30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55:.C57])" office:value-type="float" office:value="158.91" calcext:value-type="float">
            <text:p>158.91</text:p>
          </table:table-cell>
          <table:table-cell table:style-name="ce34" table:formula="of:=SUM([.D55:.D57])" office:value-type="float" office:value="7458" calcext:value-type="float">
            <text:p>7458</text:p>
          </table:table-cell>
          <table:table-cell table:style-name="ce36" table:formula="of:=SUM([.E55:.E57])" office:value-type="float" office:value="4981.15" calcext:value-type="float">
            <text:p>4981</text:p>
          </table:table-cell>
          <table:table-cell table:style-name="ce38" office:value-type="float" office:value="7629" calcext:value-type="float">
            <text:p>7629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58]/3600/[.G58]" office:value-type="string" office:string-value="302.7%" calcext:value-type="string">
            <text:p>302.7%</text:p>
          </table:table-cell>
          <table:table-cell table:style-name="ce31" table:formula="of:=[.G58]*3600*0.00007*1000" office:value-type="string" office:string-value="176.4" calcext:value-type="string">
            <text:p>176.4</text:p>
          </table:table-cell>
          <table:table-cell table:style-name="ce43" table:formula="of:=[.C58]/[.I58]" office:value-type="string" office:string-value="90.1%" calcext:value-type="string">
            <text:p>90.1%</text:p>
          </table:table-cell>
          <table:table-cell table:style-name="ce43" table:formula="of:=[.J58]/[.H58]" office:value-type="string" office:string-value="29.8%" calcext:value-type="string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4" office:value-type="float" office:value="2609" calcext:value-type="float">
            <text:p>2609</text:p>
          </table:table-cell>
          <table:table-cell table:style-name="ce36" office:value-type="float" office:value="2430.86" calcext:value-type="float">
            <text:p>2431</text:p>
          </table:table-cell>
          <table:table-cell table:style-name="ce38" office:value-type="float" office:value="2820" calcext:value-type="float">
            <text:p>2820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60]/3600/[.G60]" office:value-type="string" office:string-value="111.9%" calcext:value-type="string">
            <text:p>111.9%</text:p>
          </table:table-cell>
          <table:table-cell table:style-name="ce31" table:formula="of:=[.G60]*3600*0.00007*1000" office:value-type="string" office:string-value="176.4" calcext:value-type="string">
            <text:p>176.4</text:p>
          </table:table-cell>
          <table:table-cell table:style-name="ce43" table:formula="of:=[.C60]/[.I60]" office:value-type="string" office:string-value="52.1%" calcext:value-type="string">
            <text:p>52.1%</text:p>
          </table:table-cell>
          <table:table-cell table:style-name="ce43" table:formula="of:=[.J60]/[.H60]" office:value-type="string" office:string-value="46.6%" calcext:value-type="string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30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30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30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30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30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30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30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30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30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30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1" table:formula="of:=SUM([.C62:.C71])" office:value-type="string" office:string-value="1008.47" calcext:value-type="string">
            <text:p>1008.47</text:p>
          </table:table-cell>
          <table:table-cell table:style-name="ce34" table:formula="of:=SUM([.D63:.D71])" office:value-type="string" office:string-value="31724" calcext:value-type="string">
            <text:p>31724</text:p>
          </table:table-cell>
          <table:table-cell table:style-name="ce36" table:formula="of:=SUM([.E62:.E71])" office:value-type="string" office:string-value="21495" calcext:value-type="string">
            <text:p>21495</text:p>
          </table:table-cell>
          <table:table-cell table:style-name="ce38" office:value-type="float" office:value="50104" calcext:value-type="float">
            <text:p>50104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72]/3600/[.G72]" office:value-type="string" office:string-value="140.6%" calcext:value-type="string">
            <text:p>140.6%</text:p>
          </table:table-cell>
          <table:table-cell table:style-name="ce31" table:formula="of:=[.G72]*3600*0.00007*1000" office:value-type="string" office:string-value="2494.8" calcext:value-type="string">
            <text:p>2494.8</text:p>
          </table:table-cell>
          <table:table-cell table:style-name="ce43" table:formula="of:=[.C72]/[.I72]" office:value-type="string" office:string-value="40.4%" calcext:value-type="string">
            <text:p>40.4%</text:p>
          </table:table-cell>
          <table:table-cell table:style-name="ce43" table:formula="of:=[.J72]/[.H72]" office:value-type="string" office:string-value="28.8%" calcext:value-type="string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30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30" office:value-type="float" office:value="4925" calcext:value-type="float">
            <text:p>4925</text:p>
          </table:table-cell>
          <table:table-cell table:style-name="ce32" office:value-type="float" office:value="78.9" calcext:value-type="float">
            <text:p>78.90</text:p>
          </table:table-cell>
          <table:table-cell table:style-name="ce30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6" calcext:value-type="float">
            <text:p>4926</text:p>
          </table:table-cell>
          <table:table-cell table:style-name="ce32" office:value-type="float" office:value="99.26" calcext:value-type="float">
            <text:p>99.26</text:p>
          </table:table-cell>
          <table:table-cell table:style-name="ce30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7" calcext:value-type="float">
            <text:p>4927</text:p>
          </table:table-cell>
          <table:table-cell table:style-name="ce32" office:value-type="float" office:value="101.38" calcext:value-type="float">
            <text:p>101.38</text:p>
          </table:table-cell>
          <table:table-cell table:style-name="ce30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8" calcext:value-type="float">
            <text:p>4928</text:p>
          </table:table-cell>
          <table:table-cell table:style-name="ce32" office:value-type="float" office:value="83.295" calcext:value-type="float">
            <text:p>83.30</text:p>
          </table:table-cell>
          <table:table-cell table:style-name="ce30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29" calcext:value-type="float">
            <text:p>4929</text:p>
          </table:table-cell>
          <table:table-cell table:style-name="ce32" office:value-type="float" office:value="108.63" calcext:value-type="float">
            <text:p>108.63</text:p>
          </table:table-cell>
          <table:table-cell table:style-name="ce30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0" calcext:value-type="float">
            <text:p>4930</text:p>
          </table:table-cell>
          <table:table-cell table:style-name="ce32" office:value-type="float" office:value="81.06" calcext:value-type="float">
            <text:p>81.06</text:p>
          </table:table-cell>
          <table:table-cell table:style-name="ce30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1" calcext:value-type="float">
            <text:p>4931</text:p>
          </table:table-cell>
          <table:table-cell table:style-name="ce32" office:value-type="float" office:value="70.53" calcext:value-type="float">
            <text:p>70.53</text:p>
          </table:table-cell>
          <table:table-cell table:style-name="ce30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2" calcext:value-type="float">
            <text:p>4932</text:p>
          </table:table-cell>
          <table:table-cell table:style-name="ce32" office:value-type="float" office:value="70.21" calcext:value-type="float">
            <text:p>70.21</text:p>
          </table:table-cell>
          <table:table-cell table:style-name="ce30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3" calcext:value-type="float">
            <text:p>4933</text:p>
          </table:table-cell>
          <table:table-cell table:style-name="ce32" office:value-type="float" office:value="73.6" calcext:value-type="float">
            <text:p>73.60</text:p>
          </table:table-cell>
          <table:table-cell table:style-name="ce30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4" calcext:value-type="float">
            <text:p>4934</text:p>
          </table:table-cell>
          <table:table-cell table:style-name="ce32" office:value-type="float" office:value="79.41" calcext:value-type="float">
            <text:p>79.41</text:p>
          </table:table-cell>
          <table:table-cell table:style-name="ce30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5" calcext:value-type="float">
            <text:p>4935</text:p>
          </table:table-cell>
          <table:table-cell table:style-name="ce32" office:value-type="float" office:value="5.32" calcext:value-type="float">
            <text:p>5.32</text:p>
          </table:table-cell>
          <table:table-cell table:style-name="ce30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6" calcext:value-type="float">
            <text:p>4936</text:p>
          </table:table-cell>
          <table:table-cell table:style-name="ce32" office:value-type="float" office:value="74.93" calcext:value-type="float">
            <text:p>74.93</text:p>
          </table:table-cell>
          <table:table-cell table:style-name="ce30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7" calcext:value-type="float">
            <text:p>4937</text:p>
          </table:table-cell>
          <table:table-cell table:style-name="ce32" office:value-type="float" office:value="58.61" calcext:value-type="float">
            <text:p>58.61</text:p>
          </table:table-cell>
          <table:table-cell table:style-name="ce30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8" calcext:value-type="float">
            <text:p>4938</text:p>
          </table:table-cell>
          <table:table-cell table:style-name="ce32" office:value-type="float" office:value="81.834" calcext:value-type="float">
            <text:p>81.83</text:p>
          </table:table-cell>
          <table:table-cell table:style-name="ce30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39" calcext:value-type="float">
            <text:p>4939</text:p>
          </table:table-cell>
          <table:table-cell table:style-name="ce32" office:value-type="float" office:value="76.363" calcext:value-type="float">
            <text:p>76.36</text:p>
          </table:table-cell>
          <table:table-cell table:style-name="ce30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33" table:formula="of:=SUM([.C74:.C88])" office:value-type="float" office:value="1143.332" calcext:value-type="float">
            <text:p>1143.33</text:p>
          </table:table-cell>
          <table:table-cell table:style-name="ce34" table:formula="of:=SUM([.D74:.D88])" office:value-type="float" office:value="43664" calcext:value-type="float">
            <text:p>43664</text:p>
          </table:table-cell>
          <table:table-cell table:style-name="ce17"/>
          <table:table-cell table:style-name="ce36" office:value-type="float" office:value="46312" calcext:value-type="float">
            <text:p>46312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89]/3600/[.G89]" office:value-type="string" office:string-value="1837.8%" calcext:value-type="string">
            <text:p>1837.8%</text:p>
          </table:table-cell>
          <table:table-cell table:style-name="ce31" table:formula="of:=[.G89]*3600*0.00007*1000" office:value-type="string" office:string-value="176.4" calcext:value-type="string">
            <text:p>176.4</text:p>
          </table:table-cell>
          <table:table-cell table:style-name="ce43" table:formula="of:=[.C89]/[.I89]" office:value-type="string" office:string-value="648.1%" calcext:value-type="string">
            <text:p>648.1%</text:p>
          </table:table-cell>
          <table:table-cell table:style-name="ce43" table:formula="of:=[.J89]/[.H89]" office:value-type="string" office:string-value="35.3%" calcext:value-type="string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30" office:value-type="float" office:value="4940" calcext:value-type="float">
            <text:p>4940</text:p>
          </table:table-cell>
          <table:table-cell table:style-name="ce30" office:value-type="float" office:value="34.19" calcext:value-type="float">
            <text:p>34.19</text:p>
          </table:table-cell>
          <table:table-cell table:style-name="ce30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1" calcext:value-type="float">
            <text:p>4941</text:p>
          </table:table-cell>
          <table:table-cell table:style-name="ce30" office:value-type="float" office:value="39.36" calcext:value-type="float">
            <text:p>39.36</text:p>
          </table:table-cell>
          <table:table-cell table:style-name="ce30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30" office:value-type="float" office:value="4942" calcext:value-type="float">
            <text:p>4942</text:p>
          </table:table-cell>
          <table:table-cell table:style-name="ce30" office:value-type="float" office:value="48.05" calcext:value-type="float">
            <text:p>48.05</text:p>
          </table:table-cell>
          <table:table-cell table:style-name="ce30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6"/>
          <table:table-cell table:style-name="ce34" table:formula="of:=SUM([.C91:.C93])" office:value-type="float" office:value="121.6" calcext:value-type="float">
            <text:p>121.6</text:p>
          </table:table-cell>
          <table:table-cell table:style-name="ce34" table:formula="of:=SUM([.D91:.D93])" office:value-type="float" office:value="5987" calcext:value-type="float">
            <text:p>5987</text:p>
          </table:table-cell>
          <table:table-cell table:style-name="ce17"/>
          <table:table-cell table:style-name="ce36" office:value-type="float" office:value="7237" calcext:value-type="float">
            <text:p>7237</text:p>
          </table:table-cell>
          <table:table-cell table:style-name="ce39" office:value-type="float" office:value="0.7" calcext:value-type="float">
            <text:p>0.7</text:p>
          </table:table-cell>
          <table:table-cell table:style-name="ce41" table:formula="of:=[.F94]/3600/[.G94]" office:value-type="string" office:string-value="287.2%" calcext:value-type="string">
            <text:p>287.2%</text:p>
          </table:table-cell>
          <table:table-cell table:style-name="ce31" table:formula="of:=[.G94]*3600*0.00007*1000" office:value-type="string" office:string-value="176.4" calcext:value-type="string">
            <text:p>176.4</text:p>
          </table:table-cell>
          <table:table-cell table:style-name="ce43" table:formula="of:=[.C94]/[.I94]" office:value-type="string" office:string-value="68.9%" calcext:value-type="string">
            <text:p>68.9%</text:p>
          </table:table-cell>
          <table:table-cell table:style-name="ce43" table:formula="of:=[.J94]/[.H94]" office:value-type="string" office:string-value="24.0%" calcext:value-type="string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6:.C97])" office:value-type="float" office:value="83.367" calcext:value-type="float">
            <text:p>83.367</text:p>
          </table:table-cell>
          <table:table-cell table:style-name="ce29" table:formula="of:=SUM([.D96:.D97])" office:value-type="float" office:value="7268" calcext:value-type="float">
            <text:p>7268</text:p>
          </table:table-cell>
          <table:table-cell table:style-name="ce29"/>
          <table:table-cell table:style-name="ce36" office:value-type="float" office:value="7885" calcext:value-type="float">
            <text:p>788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2])" office:value-type="float" office:value="250.83" calcext:value-type="float">
            <text:p>250.83</text:p>
          </table:table-cell>
          <table:table-cell table:style-name="ce29" table:formula="of:=SUM([.D100:.D102])" office:value-type="float" office:value="11829" calcext:value-type="float">
            <text:p>11829</text:p>
          </table:table-cell>
          <table:table-cell table:style-name="ce29"/>
          <table:table-cell table:style-name="ce36" office:value-type="float" office:value="8568" calcext:value-type="float">
            <text:p>8568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10.74deg)</text:p>
          </table:table-cell>
          <table:table-cell table:style-name="ce29"/>
          <table:table-cell table:style-name="ce29" table:formula="of:=[.C72]+[.C103]" office:value-type="float" office:value="1259.3" calcext:value-type="float">
            <text:p>1259.3</text:p>
          </table:table-cell>
          <table:table-cell table:style-name="ce29" table:formula="of:=[.D72]+[.D103]" office:value-type="float" office:value="43553" calcext:value-type="float">
            <text:p>43553</text:p>
          </table:table-cell>
          <table:table-cell table:style-name="ce29"/>
          <table:table-cell table:style-name="ce36" table:formula="of:=[.F72]+[.F103]" office:value-type="string" office:string-value="58672" calcext:value-type="string">
            <text:p>58672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04]/3600/[.G104]" office:value-type="string" office:string-value="164.6%" calcext:value-type="string">
            <text:p>164.6%</text:p>
          </table:table-cell>
          <table:table-cell table:style-name="ce31" table:formula="of:=[.G104]*3600*0.00007*1000" office:value-type="string" office:string-value="2494.8" calcext:value-type="string">
            <text:p>2494.8</text:p>
          </table:table-cell>
          <table:table-cell table:style-name="ce43" table:formula="of:=[.C104]/[.I104]" office:value-type="string" office:string-value="50.5%" calcext:value-type="string">
            <text:p>50.5%</text:p>
          </table:table-cell>
          <table:table-cell table:style-name="ce43" table:formula="of:=[.J104]/[.H104]" office:value-type="string" office:string-value="30.7%" calcext:value-type="string">
            <text:p>30.7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table:number-columns-repeated="5"/>
          <table:table-cell table:style-name="ce36"/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6:.C117])" office:value-type="float" office:value="1051.2" calcext:value-type="float">
            <text:p>1051.2</text:p>
          </table:table-cell>
          <table:table-cell table:style-name="ce29" table:formula="of:=SUM([.D106:.D117])" office:value-type="float" office:value="39109" calcext:value-type="float">
            <text:p>39109</text:p>
          </table:table-cell>
          <table:table-cell table:style-name="ce29"/>
          <table:table-cell table:style-name="ce36" office:value-type="float" office:value="40125" calcext:value-type="float">
            <text:p>40125</text:p>
          </table:table-cell>
          <table:table-cell table:style-name="ce40"/>
          <table:table-cell table:style-name="ce42"/>
          <table:table-cell table:style-name="ce29" table:number-columns-repeated="2"/>
          <table:table-cell table:style-name="ce42"/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>
          <table:table-cell table:style-name="ce29" office:value-type="string" calcext:value-type="string">
            <text:p>Grand Total (7.74deg)</text:p>
          </table:table-cell>
          <table:table-cell table:style-name="ce29"/>
          <table:table-cell table:style-name="ce35" table:formula="of:=[.C89]+[.C118]+[.C104]" office:value-type="float" office:value="3453.832" calcext:value-type="float">
            <text:p>3453.83</text:p>
          </table:table-cell>
          <table:table-cell table:style-name="ce36" table:formula="of:=[.D89]+[.D118]+[.D104]" office:value-type="float" office:value="126326" calcext:value-type="float">
            <text:p>126326</text:p>
          </table:table-cell>
          <table:table-cell table:style-name="ce29"/>
          <table:table-cell table:style-name="ce36" table:formula="of:=[.F89]+[.F118]+[.F104]" office:value-type="string" office:string-value="145109" calcext:value-type="string">
            <text:p>145109</text:p>
          </table:table-cell>
          <table:table-cell table:style-name="ce39" office:value-type="float" office:value="9.9" calcext:value-type="float">
            <text:p>9.9</text:p>
          </table:table-cell>
          <table:table-cell table:style-name="ce41" table:formula="of:=[.F119]/3600/[.G119]" office:value-type="string" office:string-value="407.2%" calcext:value-type="string">
            <text:p>407.2%</text:p>
          </table:table-cell>
          <table:table-cell table:style-name="ce31" table:formula="of:=[.G119]*3600*0.00007*1000" office:value-type="string" office:string-value="2494.8" calcext:value-type="string">
            <text:p>2494.8</text:p>
          </table:table-cell>
          <table:table-cell table:style-name="ce43" table:formula="of:=[.C119]/[.I119]" office:value-type="string" office:string-value="138.4%" calcext:value-type="string">
            <text:p>138.4%</text:p>
          </table:table-cell>
          <table:table-cell table:style-name="ce43" table:formula="of:=[.J119]/[.H119]" office:value-type="string" office:string-value="34.0%" calcext:value-type="string">
            <text:p>34.0%</text:p>
          </table:table-cell>
          <table:table-cell table:style-name="ce29"/>
          <table:table-cell table:style-name="ce44" table:number-columns-repeated="19"/>
          <table:table-cell table:number-columns-repeated="993"/>
        </table:table-row>
        <table:table-row table:style-name="ro3" table:number-rows-repeated="881">
          <table:table-cell table:style-name="ce5" table:number-columns-repeated="31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3</text:p>
          </table:table-cell>
          <table:table-cell table:style-name="ce2"/>
          <table:table-cell table:style-name="ce45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7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6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6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8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8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8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8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8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8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8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8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8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8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7:.C17])" office:value-type="float" office:value="1368.311" calcext:value-type="float">
            <text:p>1368.31</text:p>
          </table:table-cell>
          <table:table-cell table:style-name="ce38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8" office:value-type="float" office:value="117252" calcext:value-type="float">
            <text:p>117252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18]/3600/[.G18]" office:value-type="string" office:string-value="374.4%" calcext:value-type="string">
            <text:p>374.4%</text:p>
          </table:table-cell>
          <table:table-cell table:style-name="ce31" table:formula="of:=[.G18]*3600*0.00007*1000" office:value-type="string" office:string-value="2192.4" calcext:value-type="string">
            <text:p>2192.4</text:p>
          </table:table-cell>
          <table:table-cell table:style-name="ce43" table:formula="of:=[.C18]/[.I18]" office:value-type="string" office:string-value="62.4%" calcext:value-type="string">
            <text:p>62.4%</text:p>
          </table:table-cell>
          <table:table-cell table:style-name="ce43" table:formula="of:=[.J18]/[.H18]" office:value-type="string" office:string-value="16.7%" calcext:value-type="string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1"/>
          <table:table-cell table:style-name="ce34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8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8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0:.C21])" office:value-type="float" office:value="80.175" calcext:value-type="float">
            <text:p>80.18</text:p>
          </table:table-cell>
          <table:table-cell table:style-name="ce38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8" office:value-type="float" office:value="4895" calcext:value-type="float">
            <text:p>4895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2]/3600/[.G22]" office:value-type="string" office:string-value="226.6%" calcext:value-type="string">
            <text:p>226.6%</text:p>
          </table:table-cell>
          <table:table-cell table:style-name="ce31" table:formula="of:=[.G22]*3600*0.00007*1000" office:value-type="string" office:string-value="151.2" calcext:value-type="string">
            <text:p>151.2</text:p>
          </table:table-cell>
          <table:table-cell table:style-name="ce43" table:formula="of:=[.C22]/[.I22]" office:value-type="string" office:string-value="53.0%" calcext:value-type="string">
            <text:p>53.0%</text:p>
          </table:table-cell>
          <table:table-cell table:style-name="ce43" table:formula="of:=[.J22]/[.H22]" office:value-type="string" office:string-value="23.4%" calcext:value-type="string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8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9" office:value-type="float" office:value="89.246" calcext:value-type="float">
            <text:p>89.25</text:p>
          </table:table-cell>
          <table:table-cell table:style-name="ce50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24]/3600/[.G24]" office:value-type="string" office:string-value="112.2%" calcext:value-type="string">
            <text:p>112.2%</text:p>
          </table:table-cell>
          <table:table-cell table:style-name="ce31" table:formula="of:=[.G24]*3600*0.00007*1000" office:value-type="string" office:string-value="151.2" calcext:value-type="string">
            <text:p>151.2</text:p>
          </table:table-cell>
          <table:table-cell table:style-name="ce43" table:formula="of:=[.C24]/[.I24]" office:value-type="string" office:string-value="59.0%" calcext:value-type="string">
            <text:p>59.0%</text:p>
          </table:table-cell>
          <table:table-cell table:style-name="ce43" table:formula="of:=[.J24]/[.H24]" office:value-type="string" office:string-value="52.6%" calcext:value-type="string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8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8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8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8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8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8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8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8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8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8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8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8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26:.C37])" office:value-type="float" office:value="1089.391" calcext:value-type="float">
            <text:p>1089.39</text:p>
          </table:table-cell>
          <table:table-cell table:style-name="ce38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9" office:value-type="float" office:value="183598" calcext:value-type="float">
            <text:p>183598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38]/3600/[.G38]" office:value-type="string" office:string-value="586.2%" calcext:value-type="string">
            <text:p>586.2%</text:p>
          </table:table-cell>
          <table:table-cell table:style-name="ce31" table:formula="of:=[.G38]*3600*0.00007*1000" office:value-type="string" office:string-value="2192.4" calcext:value-type="string">
            <text:p>2192.4</text:p>
          </table:table-cell>
          <table:table-cell table:style-name="ce43" table:formula="of:=[.C38]/[.I38]" office:value-type="string" office:string-value="49.7%" calcext:value-type="string">
            <text:p>49.7%</text:p>
          </table:table-cell>
          <table:table-cell table:style-name="ce43" table:formula="of:=[.J38]/[.H38]" office:value-type="string" office:string-value="8.5%" calcext:value-type="string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8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8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8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8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8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8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8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8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8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8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8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3" table:formula="of:=SUM([.C40:.C50])" office:value-type="float" office:value="969.2" calcext:value-type="float">
            <text:p>969.20</text:p>
          </table:table-cell>
          <table:table-cell table:style-name="ce38" table:formula="of:=SUM([.D40:.D50])" office:value-type="float" office:value="27196" calcext:value-type="float">
            <text:p>27196</text:p>
          </table:table-cell>
          <table:table-cell table:style-name="ce37"/>
          <table:table-cell table:style-name="ce38" office:value-type="float" office:value="27584" calcext:value-type="float">
            <text:p>27584</text:p>
          </table:table-cell>
          <table:table-cell table:style-name="ce39" office:value-type="float" office:value="8.7" calcext:value-type="float">
            <text:p>8.7</text:p>
          </table:table-cell>
          <table:table-cell table:style-name="ce41" table:formula="of:=[.F51]/3600/[.G51]" office:value-type="string" office:string-value="88.1%" calcext:value-type="string">
            <text:p>88.1%</text:p>
          </table:table-cell>
          <table:table-cell table:style-name="ce31" table:formula="of:=[.G51]*3600*0.00007*1000" office:value-type="string" office:string-value="2192.4" calcext:value-type="string">
            <text:p>2192.4</text:p>
          </table:table-cell>
          <table:table-cell table:style-name="ce43" table:formula="of:=[.C51]/[.I51]" office:value-type="string" office:string-value="44.2%" calcext:value-type="string">
            <text:p>44.2%</text:p>
          </table:table-cell>
          <table:table-cell table:style-name="ce43" table:formula="of:=[.J51]/[.H51]" office:value-type="string" office:string-value="50.2%" calcext:value-type="string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8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8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9" table:formula="of:=SUM([.C53:.C54])" office:value-type="float" office:value="81.53" calcext:value-type="float">
            <text:p>81.53</text:p>
          </table:table-cell>
          <table:table-cell table:style-name="ce50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9" office:value-type="float" office:value="0.6" calcext:value-type="float">
            <text:p>0.6</text:p>
          </table:table-cell>
          <table:table-cell table:style-name="ce41" table:formula="of:=[.F55]/3600/[.G55]" office:value-type="string" office:string-value="135.6%" calcext:value-type="string">
            <text:p>135.6%</text:p>
          </table:table-cell>
          <table:table-cell table:style-name="ce31" table:formula="of:=[.G55]*3600*0.00007*1000" office:value-type="string" office:string-value="151.2" calcext:value-type="string">
            <text:p>151.2</text:p>
          </table:table-cell>
          <table:table-cell table:style-name="ce43" table:formula="of:=[.C53]/[.I55]" office:value-type="string" office:string-value="25.6%" calcext:value-type="string">
            <text:p>25.6%</text:p>
          </table:table-cell>
          <table:table-cell table:style-name="ce43" table:formula="of:=[.J55]/[.H55]" office:value-type="string" office:string-value="18.9%" calcext:value-type="string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style-name="ce5" table:number-columns-repeated="31"/>
          <table:table-cell table:number-columns-repeated="993"/>
        </table:table-row>
        <table:table-row table:style-name="ro3" table:number-rows-repeated="748">
          <table:table-cell table:style-name="ce5" table:number-columns-repeated="31"/>
          <table:table-cell table:number-columns-repeated="993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4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25" office:value-type="float" office:value="5013" calcext:value-type="float">
            <text:p>5013</text:p>
          </table:table-cell>
          <table:table-cell table:style-name="ce25" office:value-type="float" office:value="125.22" calcext:value-type="float">
            <text:p>125.22</text:p>
          </table:table-cell>
          <table:table-cell office:value-type="float" office:value="3353" calcext:value-type="float">
            <text:p>3353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float" office:value="5014" calcext:value-type="float">
            <text:p>5014</text:p>
          </table:table-cell>
          <table:table-cell table:style-name="ce25" office:value-type="float" office:value="127.32" calcext:value-type="float">
            <text:p>127.32</text:p>
          </table:table-cell>
          <table:table-cell office:value-type="float" office:value="3435" calcext:value-type="float">
            <text:p>3435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float" office:value="5015" calcext:value-type="float">
            <text:p>5015</text:p>
          </table:table-cell>
          <table:table-cell table:style-name="ce25" office:value-type="float" office:value="133.53" calcext:value-type="float">
            <text:p>133.53</text:p>
          </table:table-cell>
          <table:table-cell office:value-type="float" office:value="3637" calcext:value-type="float">
            <text:p>3637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float" office:value="5017" calcext:value-type="float">
            <text:p>5017</text:p>
          </table:table-cell>
          <table:table-cell table:style-name="ce25" office:value-type="float" office:value="104.85" calcext:value-type="float">
            <text:p>104.85</text:p>
          </table:table-cell>
          <table:table-cell office:value-type="float" office:value="3120" calcext:value-type="float">
            <text:p>3120</text:p>
          </table:table-cell>
          <table:table-cell table:number-columns-repeated="1020"/>
        </table:table-row>
        <table:table-row table:style-name="ro1">
          <table:table-cell/>
          <table:table-cell table:style-name="ce25" office:value-type="float" office:value="5018" calcext:value-type="float">
            <text:p>5018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2" table:formula="of:=SUM([.C7:.C15])" office:value-type="float" office:value="490.92" calcext:value-type="float">
            <text:p>490.92</text:p>
          </table:table-cell>
          <table:table-cell table:style-name="ce52" table:formula="of:=SUM([.D7:.D15])" office:value-type="float" office:value="13545" calcext:value-type="float">
            <text:p>13545</text:p>
          </table:table-cell>
          <table:table-cell table:style-name="ce52" table:number-columns-repeated="2"/>
          <table:table-cell table:style-name="ce51" office:value-type="float" office:value="21.8" calcext:value-type="float">
            <text:p>21.8</text:p>
          </table:table-cell>
          <table:table-cell table:style-name="ce41" table:formula="of:=[.F16]/3600/[.G16]" office:value-type="string" office:string-value="0.0%" calcext:value-type="string">
            <text:p>0.0%</text:p>
          </table:table-cell>
          <table:table-cell table:style-name="ce31" table:formula="of:=[.G16]*3600*0.00007*1000" office:value-type="string" office:string-value="5493.6" calcext:value-type="string">
            <text:p>5493.6</text:p>
          </table:table-cell>
          <table:table-cell table:style-name="ce43" table:formula="of:=[.C16]/[.I16]" office:value-type="string" office:string-value="8.9%" calcext:value-type="string">
            <text:p>8.9%</text:p>
          </table:table-cell>
          <table:table-cell table:style-name="ce43" table:formula="of:=[.J16]/[.H16]" office:value-type="string" office:string-value="#DIV/0!" calcext:value-type="string">
            <text:p>#DIV/0!</text:p>
          </table:table-cell>
          <table:table-cell table:style-name="ce52" table:number-columns-repeated="20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1" table:formula="of:=SUM([.C18])" office:value-type="float" office:value="0" calcext:value-type="float">
            <text:p>0</text:p>
          </table:table-cell>
          <table:table-cell table:style-name="ce51" table:formula="of:=SUM([.D18])" office:value-type="float" office:value="0" calcext:value-type="float">
            <text:p>0</text:p>
          </table:table-cell>
          <table:table-cell table:style-name="ce52" table:number-columns-repeated="2"/>
          <table:table-cell table:style-name="ce51" office:value-type="float" office:value="1.5" calcext:value-type="float">
            <text:p>1.5</text:p>
          </table:table-cell>
          <table:table-cell table:style-name="ce41" table:formula="of:=[.F19]/3600/[.G19]" office:value-type="string" office:string-value="0.0%" calcext:value-type="string">
            <text:p>0.0%</text:p>
          </table:table-cell>
          <table:table-cell table:style-name="ce31" table:formula="of:=[.G19]*3600*0.00007*1000" office:value-type="string" office:string-value="378" calcext:value-type="string">
            <text:p>378</text:p>
          </table:table-cell>
          <table:table-cell table:style-name="ce43" table:formula="of:=[.C19]/[.I19]" office:value-type="string" office:string-value="0.0%" calcext:value-type="string">
            <text:p>0.0%</text:p>
          </table:table-cell>
          <table:table-cell table:style-name="ce43" table:formula="of:=[.J19]/[.H19]" office:value-type="string" office:string-value="#DIV/0!" calcext:value-type="string">
            <text:p>#DIV/0!</text:p>
          </table:table-cell>
          <table:table-cell table:style-name="ce52" table:number-columns-repeated="20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2" table:formula="of:=SUM([.C21:.C29])" office:value-type="float" office:value="0" calcext:value-type="float">
            <text:p>0</text:p>
          </table:table-cell>
          <table:table-cell table:style-name="ce52" table:formula="of:=SUM([.D21:.D29])" office:value-type="float" office:value="0" calcext:value-type="float">
            <text:p>0</text:p>
          </table:table-cell>
          <table:table-cell table:style-name="ce52" table:number-columns-repeated="2"/>
          <table:table-cell table:style-name="ce51" office:value-type="float" office:value="21.8" calcext:value-type="float">
            <text:p>21.8</text:p>
          </table:table-cell>
          <table:table-cell table:style-name="ce41" table:formula="of:=[.F30]/3600/[.G30]" office:value-type="string" office:string-value="0.0%" calcext:value-type="string">
            <text:p>0.0%</text:p>
          </table:table-cell>
          <table:table-cell table:style-name="ce31" table:formula="of:=[.G30]*3600*0.00007*1000" office:value-type="string" office:string-value="5493.6" calcext:value-type="string">
            <text:p>5493.6</text:p>
          </table:table-cell>
          <table:table-cell table:style-name="ce43" table:formula="of:=[.C30]/[.I30]" office:value-type="string" office:string-value="0.0%" calcext:value-type="string">
            <text:p>0.0%</text:p>
          </table:table-cell>
          <table:table-cell table:style-name="ce43" table:formula="of:=[.J30]/[.H30]" office:value-type="string" office:string-value="#DIV/0!" calcext:value-type="string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1" table:formula="of:=SUM([.C32])" office:value-type="float" office:value="0" calcext:value-type="float">
            <text:p>0</text:p>
          </table:table-cell>
          <table:table-cell table:style-name="ce51" table:formula="of:=SUM([.D32])" office:value-type="float" office:value="0" calcext:value-type="float">
            <text:p>0</text:p>
          </table:table-cell>
          <table:table-cell table:style-name="ce52" table:number-columns-repeated="2"/>
          <table:table-cell table:style-name="ce51" office:value-type="float" office:value="1.5" calcext:value-type="float">
            <text:p>1.5</text:p>
          </table:table-cell>
          <table:table-cell table:style-name="ce41" table:formula="of:=[.F33]/3600/[.G33]" office:value-type="string" office:string-value="0.0%" calcext:value-type="string">
            <text:p>0.0%</text:p>
          </table:table-cell>
          <table:table-cell table:style-name="ce31" table:formula="of:=[.G33]*3600*0.00007*1000" office:value-type="string" office:string-value="378" calcext:value-type="string">
            <text:p>378</text:p>
          </table:table-cell>
          <table:table-cell table:style-name="ce43" table:formula="of:=[.C33]/[.I33]" office:value-type="string" office:string-value="0.0%" calcext:value-type="string">
            <text:p>0.0%</text:p>
          </table:table-cell>
          <table:table-cell table:style-name="ce43" table:formula="of:=[.J33]/[.H33]" office:value-type="string" office:string-value="#DIV/0!" calcext:value-type="string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2" table:formula="of:=SUM([.C35:.C43])" office:value-type="float" office:value="0" calcext:value-type="float">
            <text:p>0</text:p>
          </table:table-cell>
          <table:table-cell table:style-name="ce52" table:formula="of:=SUM([.D35:.D43])" office:value-type="float" office:value="0" calcext:value-type="float">
            <text:p>0</text:p>
          </table:table-cell>
          <table:table-cell table:style-name="ce52" table:number-columns-repeated="2"/>
          <table:table-cell table:style-name="ce51" office:value-type="float" office:value="21.8" calcext:value-type="float">
            <text:p>21.8</text:p>
          </table:table-cell>
          <table:table-cell table:style-name="ce41" table:formula="of:=[.F44]/3600/[.G44]" office:value-type="string" office:string-value="0.0%" calcext:value-type="string">
            <text:p>0.0%</text:p>
          </table:table-cell>
          <table:table-cell table:style-name="ce31" table:formula="of:=[.G44]*3600*0.00007*1000" office:value-type="string" office:string-value="5493.6" calcext:value-type="string">
            <text:p>5493.6</text:p>
          </table:table-cell>
          <table:table-cell table:style-name="ce43" table:formula="of:=[.C44]/[.I44]" office:value-type="string" office:string-value="0.0%" calcext:value-type="string">
            <text:p>0.0%</text:p>
          </table:table-cell>
          <table:table-cell table:style-name="ce43" table:formula="of:=[.J44]/[.H44]" office:value-type="string" office:string-value="#DIV/0!" calcext:value-type="string">
            <text:p>#DIV/0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Total</text:p>
          </table:table-cell>
          <table:table-cell table:style-name="ce52"/>
          <table:table-cell table:style-name="ce51" table:formula="of:=SUM([.C46])" office:value-type="float" office:value="0" calcext:value-type="float">
            <text:p>0</text:p>
          </table:table-cell>
          <table:table-cell table:style-name="ce51" table:formula="of:=SUM([.D46])" office:value-type="float" office:value="0" calcext:value-type="float">
            <text:p>0</text:p>
          </table:table-cell>
          <table:table-cell table:style-name="ce52" table:number-columns-repeated="2"/>
          <table:table-cell table:style-name="ce51" office:value-type="float" office:value="1.5" calcext:value-type="float">
            <text:p>1.5</text:p>
          </table:table-cell>
          <table:table-cell table:style-name="ce41" table:formula="of:=[.F47]/3600/[.G47]" office:value-type="string" office:string-value="0.0%" calcext:value-type="string">
            <text:p>0.0%</text:p>
          </table:table-cell>
          <table:table-cell table:style-name="ce31" table:formula="of:=[.G47]*3600*0.00007*1000" office:value-type="string" office:string-value="378" calcext:value-type="string">
            <text:p>378</text:p>
          </table:table-cell>
          <table:table-cell table:style-name="ce43" table:formula="of:=[.C47]/[.I47]" office:value-type="string" office:string-value="0.0%" calcext:value-type="string">
            <text:p>0.0%</text:p>
          </table:table-cell>
          <table:table-cell table:style-name="ce43" table:formula="of:=[.J47]/[.H47]" office:value-type="string" office:string-value="#DIV/0!" calcext:value-type="string">
            <text:p>#DIV/0!</text:p>
          </table:table-cell>
          <table:table-cell table:number-columns-repeated="1013"/>
        </table:table-row>
        <table:table-row table:style-name="ro1" table:number-rows-repeated="173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8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7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217">
          <table:table-cell table:style-name="ce5" table:number-columns-repeated="31"/>
          <table:table-cell table:number-columns-repeated="993"/>
        </table:table-row>
        <table:table-row table:style-name="ro3" table:number-rows-repeated="780">
          <table:table-cell table:style-name="ce5" table:number-columns-repeated="31"/>
          <table:table-cell table:number-columns-repeated="993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3" table:number-columns-repeated="1024" table:default-cell-style-name="Default"/>
        <table:table-row table:style-name="ro8">
          <table:table-cell table:style-name="ce2" table:number-columns-repeated="29"/>
          <table:table-cell table:number-columns-repeated="995"/>
        </table:table-row>
        <table:table-row table:style-name="ro8">
          <table:table-cell table:style-name="ce2"/>
          <table:table-cell table:style-name="ce44" office:value-type="string" calcext:value-type="string">
            <text:p>Run Number</text:p>
          </table:table-cell>
          <table:table-cell table:style-name="ce44" office:value-type="string" calcext:value-type="string">
            <text:p>Start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End time</text:p>
          </table:table-cell>
          <table:table-cell table:style-name="ce44" office:value-type="string" calcext:value-type="string">
            <text:p>(hr)</text:p>
          </table:table-cell>
          <table:table-cell table:style-name="ce44" office:value-type="string" calcext:value-type="string">
            <text:p>(min)</text:p>
          </table:table-cell>
          <table:table-cell table:style-name="ce44" office:value-type="string" calcext:value-type="string">
            <text:p>(sec)</text:p>
          </table:table-cell>
          <table:table-cell table:style-name="ce44" office:value-type="string" calcext:value-type="string">
            <text:p>Start time (sec)</text:p>
          </table:table-cell>
          <table:table-cell table:style-name="ce44" office:value-type="string" calcext:value-type="string">
            <text:p>End time (sec)</text:p>
          </table:table-cell>
          <table:table-cell table:style-name="ce44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8">
          <table:table-cell table:style-name="ce53" office:value-type="float" office:value="15.18" calcext:value-type="float">
            <text:p>15.18</text:p>
          </table:table-cell>
          <table:table-cell table:style-name="ce70"/>
          <table:table-cell table:style-name="ce54"/>
          <table:table-cell table:style-name="ce77" table:number-columns-repeated="3"/>
          <table:table-cell table:style-name="ce54"/>
          <table:table-cell table:style-name="ce77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54"/>
            <table:table-cell table:style-name="ce70" office:value-type="float" office:value="4865" calcext:value-type="float">
              <text:p>4865</text:p>
            </table:table-cell>
            <table:table-cell table:style-name="ce54"/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35" calcext:value-type="float">
              <text:p>35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54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77" table:formula="of:=(([.D4]*60*60)+([.E4]*60)+[.F4])" office:value-type="float" office:value="41721" calcext:value-type="float">
              <text:p>41721</text:p>
            </table:table-cell>
            <table:table-cell table:style-name="ce77" table:formula="of:=(([.H4]*60*60)+([.I4]*60)+[.J4])" office:value-type="float" office:value="44858" calcext:value-type="float">
              <text:p>44858</text:p>
            </table:table-cell>
            <table:table-cell table:style-name="ce77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0" office:value-type="float" office:value="4866" calcext:value-type="float">
              <text:p>4866</text:p>
            </table:table-cell>
            <table:table-cell table:style-name="ce54"/>
            <table:table-cell table:style-name="ce77" office:value-type="float" office:value="12" calcext:value-type="float">
              <text:p>12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41" calcext:value-type="float">
              <text:p>41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77" table:formula="of:=(([.D5]*60*60)+([.E5]*60)+[.F5])" office:value-type="float" office:value="44921" calcext:value-type="float">
              <text:p>44921</text:p>
            </table:table-cell>
            <table:table-cell table:style-name="ce77" table:formula="of:=(([.H5]*60*60)+([.I5]*60)+[.J5])" office:value-type="float" office:value="48350" calcext:value-type="float">
              <text:p>48350</text:p>
            </table:table-cell>
            <table:table-cell table:style-name="ce77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0" office:value-type="float" office:value="4867" calcext:value-type="float">
              <text:p>4867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number-columns-repeated="2" table:style-name="ce77" office:value-type="float" office:value="26" calcext:value-type="float">
              <text:p>26</text:p>
            </table:table-cell>
            <table:table-cell table:style-name="ce54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43" calcext:value-type="float">
              <text:p>43</text:p>
            </table:table-cell>
            <table:table-cell table:style-name="ce77" table:formula="of:=(([.D6]*60*60)+([.E6]*60)+[.F6])" office:value-type="float" office:value="48386" calcext:value-type="float">
              <text:p>48386</text:p>
            </table:table-cell>
            <table:table-cell table:style-name="ce77" table:formula="of:=(([.H6]*60*60)+([.I6]*60)+[.J6])" office:value-type="float" office:value="52003" calcext:value-type="float">
              <text:p>52003</text:p>
            </table:table-cell>
            <table:table-cell table:style-name="ce77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0" office:value-type="float" office:value="4868" calcext:value-type="float">
              <text:p>4868</text:p>
            </table:table-cell>
            <table:table-cell table:style-name="ce54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54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56" calcext:value-type="float">
              <text:p>56</text:p>
            </table:table-cell>
            <table:table-cell table:style-name="ce77" table:formula="of:=(([.D7]*60*60)+([.E7]*60)+[.F7])" office:value-type="float" office:value="52154" calcext:value-type="float">
              <text:p>52154</text:p>
            </table:table-cell>
            <table:table-cell table:style-name="ce77" table:formula="of:=(([.H7]*60*60)+([.I7]*60)+[.J7])" office:value-type="float" office:value="55676" calcext:value-type="float">
              <text:p>55676</text:p>
            </table:table-cell>
            <table:table-cell table:style-name="ce77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0" office:value-type="float" office:value="4870" calcext:value-type="float">
              <text:p>4870</text:p>
            </table:table-cell>
            <table:table-cell table:style-name="ce54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54"/>
            <table:table-cell table:style-name="ce77" office:value-type="float" office:value="16" calcext:value-type="float">
              <text:p>16</text:p>
            </table:table-cell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8]*60*60)+([.E8]*60)+[.F8])" office:value-type="float" office:value="57904" calcext:value-type="float">
              <text:p>57904</text:p>
            </table:table-cell>
            <table:table-cell table:style-name="ce77" table:formula="of:=(([.H8]*60*60)+([.I8]*60)+[.J8])" office:value-type="float" office:value="58860" calcext:value-type="float">
              <text:p>58860</text:p>
            </table:table-cell>
            <table:table-cell table:style-name="ce77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54" office:value-type="string" calcext:value-type="string">
              <text:p>Setup</text:p>
            </table:table-cell>
            <table:table-cell table:style-name="ce54"/>
            <table:table-cell table:style-name="ce77" office:value-type="float" office:value="10" calcext:value-type="float">
              <text:p>10</text:p>
            </table:table-cell>
            <table:table-cell table:style-name="ce95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 table:number-columns-repeated="4"/>
            <table:table-cell table:style-name="ce77" table:formula="of:=(([.D9]*60*60)+([.E9]*60)+[.F9])" office:value-type="float" office:value="37320" calcext:value-type="float">
              <text:p>37320</text:p>
            </table:table-cell>
            <table:table-cell table:style-name="ce54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54" office:value-type="string" calcext:value-type="string">
              <text:p>Target change</text:p>
            </table:table-cell>
            <table:table-cell table:style-name="ce54"/>
            <table:table-cell table:style-name="ce77" office:value-type="float" office:value="15" calcext:value-type="float">
              <text:p>15</text:p>
            </table:table-cell>
            <table:table-cell table:style-name="ce95" office:value-type="float" office:value="42" calcext:value-type="float">
              <text:p>4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 table:number-columns-repeated="4"/>
            <table:table-cell table:style-name="ce77" table:formula="of:=(([.D10]*60*60)+([.E10]*60)+[.F10])" office:value-type="float" office:value="56520" calcext:value-type="float">
              <text:p>56520</text:p>
            </table:table-cell>
            <table:table-cell table:style-name="ce77" table:formula="of:=[.K8]" office:value-type="string" office:string-value="57904" calcext:value-type="string">
              <text:p>57904</text:p>
            </table:table-cell>
            <table:table-cell table:style-name="ce54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54" office:value-type="string" calcext:value-type="string">
              <text:p>Magnets</text:p>
            </table:table-cell>
            <table:table-cell table:style-name="ce54"/>
            <table:table-cell table:style-name="ce77" office:value-type="float" office:value="10" calcext:value-type="float">
              <text:p>10</text:p>
            </table:table-cell>
            <table:table-cell table:style-name="ce95" office:value-type="float" office:value="22" calcext:value-type="float">
              <text:p>2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 table:number-columns-repeated="4"/>
            <table:table-cell table:style-name="ce77" table:formula="of:=(([.D11]*60*60)+([.E11]*60)+[.F11])" office:value-type="float" office:value="37320" calcext:value-type="float">
              <text:p>37320</text:p>
            </table:table-cell>
            <table:table-cell table:style-name="ce77" table:formula="of:=[.K4]" office:value-type="string" office:string-value="41721" calcext:value-type="string">
              <text:p>41721</text:p>
            </table:table-cell>
            <table:table-cell table:style-name="ce77" table:formula="of:=([.L11]-[.K11])" office:value-type="string" office:string-value="4401" calcext:value-type="string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3" office:value-type="float" office:value="15.18" calcext:value-type="float">
              <text:p>15.18</text:p>
            </table:table-cell>
            <table:table-cell table:style-name="ce71" office:value-type="string" calcext:value-type="string">
              <text:p>4865-4870</text:p>
            </table:table-cell>
            <table:table-cell table:style-name="ce82" office:value-type="string" calcext:value-type="string">
              <text:p>Total Time of runs</text:p>
            </table:table-cell>
            <table:table-cell table:style-name="ce53" table:formula="of:=([.L8]-[.K4])" office:value-type="string" office:string-value="17139" calcext:value-type="string">
              <text:p>17139</text:p>
            </table:table-cell>
            <table:table-cell table:style-name="ce82" office:value-type="string" calcext:value-type="string">
              <text:p>Total elasped time</text:p>
            </table:table-cell>
            <table:table-cell table:style-name="ce53" table:formula="of:=([.L8]-[.K9])+[.M11]" office:value-type="string" office:string-value="25941" calcext:value-type="string">
              <text:p>25941</text:p>
            </table:table-cell>
            <table:table-cell table:style-name="ce82" office:value-type="string" calcext:value-type="string">
              <text:p>Total dummy</text:p>
            </table:table-cell>
            <table:table-cell table:style-name="ce53" table:formula="of:=([.L10]-[.K10])+[.M8]" office:value-type="string" office:string-value="2340" calcext:value-type="string">
              <text:p>2340</text:p>
            </table:table-cell>
            <table:table-cell table:style-name="ce82" office:value-type="string" calcext:value-type="string">
              <text:p>Total elasped minus dummy</text:p>
            </table:table-cell>
            <table:table-cell table:style-name="ce53" table:formula="of:=([.F12]-[.H12])" office:value-type="string" office:string-value="23601" calcext:value-type="string">
              <text:p>23601</text:p>
            </table:table-cell>
            <table:table-cell table:style-name="ce5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55" office:value-type="float" office:value="18.18" calcext:value-type="float">
            <text:p>18.18</text:p>
          </table:table-cell>
          <table:table-cell table:style-name="ce72"/>
          <table:table-cell table:style-name="ce56"/>
          <table:table-cell table:style-name="ce78" table:number-columns-repeated="3"/>
          <table:table-cell table:style-name="ce56"/>
          <table:table-cell table:style-name="ce78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56"/>
            <table:table-cell table:style-name="ce72" office:value-type="float" office:value="4871" calcext:value-type="float">
              <text:p>4871</text:p>
            </table:table-cell>
            <table:table-cell table:style-name="ce56"/>
            <table:table-cell table:style-name="ce78" office:value-type="float" office:value="16" calcext:value-type="float">
              <text:p>16</text:p>
            </table:table-cell>
            <table:table-cell table:style-name="ce78" office:value-type="float" office:value="36" calcext:value-type="float">
              <text:p>36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/>
            <table:table-cell table:style-name="ce78" office:value-type="float" office:value="17" calcext:value-type="float">
              <text:p>17</text:p>
            </table:table-cell>
            <table:table-cell table:number-columns-repeated="2" table:style-name="ce78" office:value-type="float" office:value="20" calcext:value-type="float">
              <text:p>20</text:p>
            </table:table-cell>
            <table:table-cell table:style-name="ce78" table:formula="of:=(([.D14]*60*60)+([.E14]*60)+[.F14])" office:value-type="float" office:value="59760" calcext:value-type="float">
              <text:p>59760</text:p>
            </table:table-cell>
            <table:table-cell table:style-name="ce78" table:formula="of:=(([.H14]*60*60)+([.I14]*60)+[.J14])" office:value-type="float" office:value="62420" calcext:value-type="float">
              <text:p>62420</text:p>
            </table:table-cell>
            <table:table-cell table:style-name="ce78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3" calcext:value-type="float">
              <text:p>4873</text:p>
            </table:table-cell>
            <table:table-cell table:style-name="ce56"/>
            <table:table-cell table:style-name="ce78" office:value-type="float" office:value="18" calcext:value-type="float">
              <text:p>18</text:p>
            </table:table-cell>
            <table:table-cell table:style-name="ce78" office:value-type="float" office:value="12" calcext:value-type="float">
              <text:p>12</text:p>
            </table:table-cell>
            <table:table-cell table:style-name="ce78" office:value-type="float" office:value="14" calcext:value-type="float">
              <text:p>14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4" calcext:value-type="float">
              <text:p>4</text:p>
            </table:table-cell>
            <table:table-cell table:style-name="ce78" office:value-type="float" office:value="39" calcext:value-type="float">
              <text:p>39</text:p>
            </table:table-cell>
            <table:table-cell table:style-name="ce78" table:formula="of:=(([.D15]*60*60)+([.E15]*60)+[.F15])" office:value-type="float" office:value="65534" calcext:value-type="float">
              <text:p>65534</text:p>
            </table:table-cell>
            <table:table-cell table:style-name="ce78" table:formula="of:=(([.H15]*60*60)+([.I15]*60)+[.J15])" office:value-type="float" office:value="68679" calcext:value-type="float">
              <text:p>68679</text:p>
            </table:table-cell>
            <table:table-cell table:style-name="ce78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 office:value-type="string" calcext:value-type="string">
              <text:p>*</text:p>
            </table:table-cell>
            <table:table-cell table:style-name="ce72" office:value-type="float" office:value="4874" calcext:value-type="float">
              <text:p>4874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5" calcext:value-type="float">
              <text:p>5</text:p>
            </table:table-cell>
            <table:table-cell table:style-name="ce78" office:value-type="float" office:value="18" calcext:value-type="float">
              <text:p>18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30" calcext:value-type="float">
              <text:p>30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78" table:formula="of:=(([.D16]*60*60)+([.E16]*60)+[.F16])" office:value-type="float" office:value="68718" calcext:value-type="float">
              <text:p>68718</text:p>
            </table:table-cell>
            <table:table-cell table:style-name="ce78" table:formula="of:=(([.H16]*60*60)+([.I16]*60)+[.J16])" office:value-type="float" office:value="70200" calcext:value-type="float">
              <text:p>70200</text:p>
            </table:table-cell>
            <table:table-cell table:style-name="ce78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5" calcext:value-type="float">
              <text:p>4875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31" calcext:value-type="float">
              <text:p>31</text:p>
            </table:table-cell>
            <table:table-cell table:style-name="ce78" office:value-type="float" office:value="29" calcext:value-type="float">
              <text:p>29</text:p>
            </table:table-cell>
            <table:table-cell table:style-name="ce56"/>
            <table:table-cell table:style-name="ce78" office:value-type="float" office:value="20" calcext:value-type="float">
              <text:p>20</text:p>
            </table:table-cell>
            <table:table-cell table:style-name="ce78" office:value-type="float" office:value="33" calcext:value-type="float">
              <text:p>33</text:p>
            </table:table-cell>
            <table:table-cell table:style-name="ce78" office:value-type="float" office:value="31" calcext:value-type="float">
              <text:p>31</text:p>
            </table:table-cell>
            <table:table-cell table:style-name="ce78" table:formula="of:=(([.D17]*60*60)+([.E17]*60)+[.F17])" office:value-type="float" office:value="70289" calcext:value-type="float">
              <text:p>70289</text:p>
            </table:table-cell>
            <table:table-cell table:style-name="ce78" table:formula="of:=(([.H17]*60*60)+([.I17]*60)+[.J17])" office:value-type="float" office:value="74011" calcext:value-type="float">
              <text:p>74011</text:p>
            </table:table-cell>
            <table:table-cell table:style-name="ce78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6" calcext:value-type="float">
              <text:p>4876</text:p>
            </table:table-cell>
            <table:table-cell table:style-name="ce56"/>
            <table:table-cell table:style-name="ce78" office:value-type="float" office:value="20" calcext:value-type="float">
              <text:p>20</text:p>
            </table:table-cell>
            <table:table-cell table:style-name="ce78" office:value-type="float" office:value="34" calcext:value-type="float">
              <text:p>34</text:p>
            </table:table-cell>
            <table:table-cell table:style-name="ce78" office:value-type="float" office:value="59" calcext:value-type="float">
              <text:p>59</text:p>
            </table:table-cell>
            <table:table-cell table:style-name="ce56"/>
            <table:table-cell table:style-name="ce78" office:value-type="float" office:value="21" calcext:value-type="float">
              <text:p>21</text:p>
            </table:table-cell>
            <table:table-cell table:style-name="ce78" office:value-type="float" office:value="34" calcext:value-type="float">
              <text:p>34</text:p>
            </table:table-cell>
            <table:table-cell table:style-name="ce78" office:value-type="float" office:value="16" calcext:value-type="float">
              <text:p>16</text:p>
            </table:table-cell>
            <table:table-cell table:style-name="ce78" table:formula="of:=(([.D18]*60*60)+([.E18]*60)+[.F18])" office:value-type="float" office:value="74099" calcext:value-type="float">
              <text:p>74099</text:p>
            </table:table-cell>
            <table:table-cell table:style-name="ce78" table:formula="of:=(([.H18]*60*60)+([.I18]*60)+[.J18])" office:value-type="float" office:value="77656" calcext:value-type="float">
              <text:p>77656</text:p>
            </table:table-cell>
            <table:table-cell table:style-name="ce78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7" calcext:value-type="float">
              <text:p>4877</text:p>
            </table:table-cell>
            <table:table-cell table:style-name="ce56"/>
            <table:table-cell table:style-name="ce78" office:value-type="float" office:value="21" calcext:value-type="float">
              <text:p>21</text:p>
            </table:table-cell>
            <table:table-cell table:style-name="ce78" office:value-type="float" office:value="35" calcext:value-type="float">
              <text:p>35</text:p>
            </table:table-cell>
            <table:table-cell table:style-name="ce78" office:value-type="float" office:value="19" calcext:value-type="float">
              <text:p>19</text:p>
            </table:table-cell>
            <table:table-cell table:style-name="ce56"/>
            <table:table-cell table:style-name="ce78" office:value-type="float" office:value="22" calcext:value-type="float">
              <text:p>22</text:p>
            </table:table-cell>
            <table:table-cell table:style-name="ce78" office:value-type="float" office:value="34" calcext:value-type="float">
              <text:p>34</text:p>
            </table:table-cell>
            <table:table-cell table:style-name="ce78" office:value-type="float" office:value="5" calcext:value-type="float">
              <text:p>5</text:p>
            </table:table-cell>
            <table:table-cell table:style-name="ce78" table:formula="of:=(([.D19]*60*60)+([.E19]*60)+[.F19])" office:value-type="float" office:value="77719" calcext:value-type="float">
              <text:p>77719</text:p>
            </table:table-cell>
            <table:table-cell table:style-name="ce78" table:formula="of:=(([.H19]*60*60)+([.I19]*60)+[.J19])" office:value-type="float" office:value="81245" calcext:value-type="float">
              <text:p>81245</text:p>
            </table:table-cell>
            <table:table-cell table:style-name="ce78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8" calcext:value-type="float">
              <text:p>4878</text:p>
            </table:table-cell>
            <table:table-cell table:style-name="ce56"/>
            <table:table-cell table:style-name="ce78" office:value-type="float" office:value="22" calcext:value-type="float">
              <text:p>22</text:p>
            </table:table-cell>
            <table:table-cell table:style-name="ce78" office:value-type="float" office:value="34" calcext:value-type="float">
              <text:p>34</text:p>
            </table:table-cell>
            <table:table-cell table:style-name="ce78" office:value-type="float" office:value="53" calcext:value-type="float">
              <text:p>53</text:p>
            </table:table-cell>
            <table:table-cell table:style-name="ce56"/>
            <table:table-cell table:style-name="ce78" office:value-type="float" office:value="22" calcext:value-type="float">
              <text:p>22</text:p>
            </table:table-cell>
            <table:table-cell table:style-name="ce78" office:value-type="float" office:value="37" calcext:value-type="float">
              <text:p>37</text:p>
            </table:table-cell>
            <table:table-cell table:style-name="ce78" office:value-type="float" office:value="18" calcext:value-type="float">
              <text:p>18</text:p>
            </table:table-cell>
            <table:table-cell table:style-name="ce78" table:formula="of:=(([.D20]*60*60)+([.E20]*60)+[.F20])" office:value-type="float" office:value="81293" calcext:value-type="float">
              <text:p>81293</text:p>
            </table:table-cell>
            <table:table-cell table:style-name="ce78" table:formula="of:=(([.H20]*60*60)+([.I20]*60)+[.J20])" office:value-type="float" office:value="81438" calcext:value-type="float">
              <text:p>81438</text:p>
            </table:table-cell>
            <table:table-cell table:style-name="ce78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float" office:value="4879" calcext:value-type="float">
              <text:p>4879</text:p>
            </table:table-cell>
            <table:table-cell table:style-name="ce56"/>
            <table:table-cell table:style-name="ce78" office:value-type="float" office:value="23" calcext:value-type="float">
              <text:p>23</text:p>
            </table:table-cell>
            <table:table-cell table:style-name="ce78" office:value-type="float" office:value="38" calcext:value-type="float">
              <text:p>38</text:p>
            </table:table-cell>
            <table:table-cell table:style-name="ce78" office:value-type="float" office:value="47" calcext:value-type="float">
              <text:p>47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42" calcext:value-type="float">
              <text:p>42</text:p>
            </table:table-cell>
            <table:table-cell table:style-name="ce78" office:value-type="float" office:value="34" calcext:value-type="float">
              <text:p>34</text:p>
            </table:table-cell>
            <table:table-cell table:style-name="ce78" table:formula="of:=(([.D21]*60*60)+([.E21]*60)+[.F21])" office:value-type="float" office:value="85127" calcext:value-type="float">
              <text:p>85127</text:p>
            </table:table-cell>
            <table:table-cell table:style-name="ce78" table:formula="of:=(([.H21]*60*60)+([.I21]*60)+[.J21])" office:value-type="float" office:value="88954" calcext:value-type="float">
              <text:p>88954</text:p>
            </table:table-cell>
            <table:table-cell table:style-name="ce78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 office:value-type="string" calcext:value-type="string">
              <text:p>*</text:p>
            </table:table-cell>
            <table:table-cell table:style-name="ce72" office:value-type="float" office:value="4880" calcext:value-type="float">
              <text:p>4880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54" calcext:value-type="float">
              <text:p>54</text:p>
            </table:table-cell>
            <table:table-cell table:style-name="ce78" office:value-type="float" office:value="44" calcext:value-type="float">
              <text:p>44</text:p>
            </table:table-cell>
            <table:table-cell table:style-name="ce56"/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13" calcext:value-type="float">
              <text:p>13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78" table:formula="of:=(([.D22]*60*60)+([.E22]*60)+[.F22])" office:value-type="float" office:value="89684" calcext:value-type="float">
              <text:p>89684</text:p>
            </table:table-cell>
            <table:table-cell table:style-name="ce78" table:formula="of:=(([.H22]*60*60)+([.I22]*60)+[.J22])" office:value-type="float" office:value="90780" calcext:value-type="float">
              <text:p>90780</text:p>
            </table:table-cell>
            <table:table-cell table:style-name="ce78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string" calcext:value-type="string">
              <text:p>Setup</text:p>
            </table:table-cell>
            <table:table-cell table:style-name="ce56"/>
            <table:table-cell table:style-name="ce78" office:value-type="float" office:value="16" calcext:value-type="float">
              <text:p>16</text:p>
            </table:table-cell>
            <table:table-cell table:style-name="ce78" office:value-type="float" office:value="26" calcext:value-type="float">
              <text:p>26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 table:number-columns-repeated="4"/>
            <table:table-cell table:style-name="ce78" table:formula="of:=(([.D23]*60*60)+([.E23]*60)+[.F23])" office:value-type="float" office:value="59160" calcext:value-type="float">
              <text:p>59160</text:p>
            </table:table-cell>
            <table:table-cell table:style-name="ce56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2" office:value-type="string" calcext:value-type="string">
              <text:p>Target change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53" calcext:value-type="float">
              <text:p>53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 table:number-columns-repeated="4"/>
            <table:table-cell table:style-name="ce78" table:formula="of:=(([.D24]*60*60)+([.E24]*60)+[.F24])" office:value-type="float" office:value="89580" calcext:value-type="float">
              <text:p>89580</text:p>
            </table:table-cell>
            <table:table-cell table:style-name="ce78" table:formula="of:=[.K22]" office:value-type="string" office:string-value="89684" calcext:value-type="string">
              <text:p>89684</text:p>
            </table:table-cell>
            <table:table-cell table:style-name="ce56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5" office:value-type="float" office:value="18.18" calcext:value-type="float">
              <text:p>18.18</text:p>
            </table:table-cell>
            <table:table-cell table:style-name="ce64" office:value-type="string" calcext:value-type="string">
              <text:p>4871-4880</text:p>
            </table:table-cell>
            <table:table-cell table:style-name="ce83" office:value-type="string" calcext:value-type="string">
              <text:p>Total Time of runs</text:p>
            </table:table-cell>
            <table:table-cell table:style-name="ce55" table:formula="of:=([.L22]-[.K14])" office:value-type="string" office:string-value="31020" calcext:value-type="string">
              <text:p>31020</text:p>
            </table:table-cell>
            <table:table-cell table:style-name="ce96" office:value-type="string" calcext:value-type="string">
              <text:p>Total elasped time</text:p>
            </table:table-cell>
            <table:table-cell table:style-name="ce55" table:formula="of:=([.L22]-[.K23])" office:value-type="string" office:string-value="31620" calcext:value-type="string">
              <text:p>31620</text:p>
            </table:table-cell>
            <table:table-cell table:style-name="ce83" office:value-type="string" calcext:value-type="string">
              <text:p>Total dummy</text:p>
            </table:table-cell>
            <table:table-cell table:style-name="ce55" table:formula="of:=([.L24]-[.K24])+[.M22]" office:value-type="string" office:string-value="1200" calcext:value-type="string">
              <text:p>1200</text:p>
            </table:table-cell>
            <table:table-cell table:style-name="ce83" office:value-type="string" calcext:value-type="string">
              <text:p>Total elasped minus dummy</text:p>
            </table:table-cell>
            <table:table-cell table:style-name="ce55" table:formula="of:=([.F25]-[.H25])" office:value-type="string" office:string-value="30420" calcext:value-type="string">
              <text:p>30420</text:p>
            </table:table-cell>
            <table:table-cell table:style-name="ce56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57" office:value-type="float" office:value="21.18" calcext:value-type="float">
            <text:p>21.18</text:p>
          </table:table-cell>
          <table:table-cell table:style-name="ce73"/>
          <table:table-cell table:style-name="ce58"/>
          <table:table-cell table:style-name="ce81" table:number-columns-repeated="3"/>
          <table:table-cell table:style-name="ce58"/>
          <table:table-cell table:style-name="ce81" table:number-columns-repeated="6"/>
          <table:table-cell table:style-name="ce2" table:number-columns-repeated="16"/>
          <table:table-cell table:number-columns-repeated="995"/>
        </table:table-row>
        <table:table-row-group>
          <table:table-row table:style-name="ro8" table:visibility="collapse">
            <table:table-cell table:style-name="ce58"/>
            <table:table-cell table:style-name="ce73" office:value-type="float" office:value="4881" calcext:value-type="float">
              <text:p>4881</text:p>
            </table:table-cell>
            <table:table-cell table:style-name="ce58"/>
            <table:table-cell table:style-name="ce81" office:value-type="float" office:value="1" calcext:value-type="float">
              <text:p>1</text:p>
            </table:table-cell>
            <table:table-cell table:style-name="ce81" office:value-type="float" office:value="20" calcext:value-type="float">
              <text:p>20</text:p>
            </table:table-cell>
            <table:table-cell table:style-name="ce81" office:value-type="float" office:value="55" calcext:value-type="float">
              <text:p>55</text:p>
            </table:table-cell>
            <table:table-cell table:style-name="ce58"/>
            <table:table-cell table:style-name="ce81" office:value-type="float" office:value="1" calcext:value-type="float">
              <text:p>1</text:p>
            </table:table-cell>
            <table:table-cell table:style-name="ce81" office:value-type="float" office:value="38" calcext:value-type="float">
              <text:p>38</text:p>
            </table:table-cell>
            <table:table-cell table:style-name="ce81" office:value-type="float" office:value="16" calcext:value-type="float">
              <text:p>16</text:p>
            </table:table-cell>
            <table:table-cell table:style-name="ce81" table:formula="of:=(([.D27]*60*60)+([.E27]*60)+[.F27])" office:value-type="float" office:value="4855" calcext:value-type="float">
              <text:p>4855</text:p>
            </table:table-cell>
            <table:table-cell table:style-name="ce81" table:formula="of:=(([.H27]*60*60)+([.I27]*60)+[.J27])" office:value-type="float" office:value="5896" calcext:value-type="float">
              <text:p>5896</text:p>
            </table:table-cell>
            <table:table-cell table:style-name="ce81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73" office:value-type="float" office:value="4882" calcext:value-type="float">
              <text:p>4882</text:p>
            </table:table-cell>
            <table:table-cell table:style-name="ce58"/>
            <table:table-cell table:style-name="ce81" office:value-type="float" office:value="1" calcext:value-type="float">
              <text:p>1</text:p>
            </table:table-cell>
            <table:table-cell table:style-name="ce81" office:value-type="float" office:value="49" calcext:value-type="float">
              <text:p>49</text:p>
            </table:table-cell>
            <table:table-cell table:style-name="ce81" office:value-type="float" office:value="14" calcext:value-type="float">
              <text:p>14</text:p>
            </table:table-cell>
            <table:table-cell table:style-name="ce58"/>
            <table:table-cell table:style-name="ce81" office:value-type="float" office:value="2" calcext:value-type="float">
              <text:p>2</text:p>
            </table:table-cell>
            <table:table-cell table:style-name="ce81" office:value-type="float" office:value="33" calcext:value-type="float">
              <text:p>33</text:p>
            </table:table-cell>
            <table:table-cell table:style-name="ce81" office:value-type="float" office:value="17" calcext:value-type="float">
              <text:p>17</text:p>
            </table:table-cell>
            <table:table-cell table:style-name="ce81" table:formula="of:=(([.D28]*60*60)+([.E28]*60)+[.F28])" office:value-type="float" office:value="6554" calcext:value-type="float">
              <text:p>6554</text:p>
            </table:table-cell>
            <table:table-cell table:style-name="ce81" table:formula="of:=(([.H28]*60*60)+([.I28]*60)+[.J28])" office:value-type="float" office:value="9197" calcext:value-type="float">
              <text:p>9197</text:p>
            </table:table-cell>
            <table:table-cell table:style-name="ce81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84" calcext:value-type="float">
              <text:p>4884</text:p>
            </table:table-cell>
            <table:table-cell table:style-name="ce58"/>
            <table:table-cell table:style-name="ce81" office:value-type="float" office:value="2" calcext:value-type="float">
              <text:p>2</text:p>
            </table:table-cell>
            <table:table-cell table:style-name="ce81" office:value-type="float" office:value="39" calcext:value-type="float">
              <text:p>39</text:p>
            </table:table-cell>
            <table:table-cell table:style-name="ce81" office:value-type="float" office:value="51" calcext:value-type="float">
              <text:p>51</text:p>
            </table:table-cell>
            <table:table-cell table:style-name="ce58"/>
            <table:table-cell table:style-name="ce81" office:value-type="float" office:value="3" calcext:value-type="float">
              <text:p>3</text:p>
            </table:table-cell>
            <table:table-cell table:number-columns-repeated="2" table:style-name="ce81" office:value-type="float" office:value="0" calcext:value-type="float">
              <text:p>0</text:p>
            </table:table-cell>
            <table:table-cell table:style-name="ce81" table:formula="of:=(([.D29]*60*60)+([.E29]*60)+[.F29])" office:value-type="float" office:value="9591" calcext:value-type="float">
              <text:p>9591</text:p>
            </table:table-cell>
            <table:table-cell table:style-name="ce81" table:formula="of:=(([.H29]*60*60)+([.I29]*60)+[.J29])" office:value-type="float" office:value="10800" calcext:value-type="float">
              <text:p>10800</text:p>
            </table:table-cell>
            <table:table-cell table:style-name="ce81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85" calcext:value-type="float">
              <text:p>4885</text:p>
            </table:table-cell>
            <table:table-cell table:style-name="ce58"/>
            <table:table-cell table:style-name="ce81" office:value-type="float" office:value="3" calcext:value-type="float">
              <text:p>3</text:p>
            </table:table-cell>
            <table:table-cell table:style-name="ce81" office:value-type="float" office:value="4" calcext:value-type="float">
              <text:p>4</text:p>
            </table:table-cell>
            <table:table-cell table:style-name="ce81" office:value-type="float" office:value="31" calcext:value-type="float">
              <text:p>31</text:p>
            </table:table-cell>
            <table:table-cell table:style-name="ce58"/>
            <table:table-cell table:style-name="ce81" office:value-type="float" office:value="3" calcext:value-type="float">
              <text:p>3</text:p>
            </table:table-cell>
            <table:table-cell table:style-name="ce81" office:value-type="float" office:value="43" calcext:value-type="float">
              <text:p>43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30]*60*60)+([.E30]*60)+[.F30])" office:value-type="float" office:value="11071" calcext:value-type="float">
              <text:p>11071</text:p>
            </table:table-cell>
            <table:table-cell table:style-name="ce81" table:formula="of:=(([.H30]*60*60)+([.I30]*60)+[.J30])" office:value-type="float" office:value="13380" calcext:value-type="float">
              <text:p>13380</text:p>
            </table:table-cell>
            <table:table-cell table:style-name="ce81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87" calcext:value-type="float">
              <text:p>4887</text:p>
            </table:table-cell>
            <table:table-cell table:style-name="ce58"/>
            <table:table-cell table:style-name="ce81" office:value-type="float" office:value="4" calcext:value-type="float">
              <text:p>4</text:p>
            </table:table-cell>
            <table:table-cell table:style-name="ce81" office:value-type="float" office:value="24" calcext:value-type="float">
              <text:p>24</text:p>
            </table:table-cell>
            <table:table-cell table:style-name="ce81" office:value-type="float" office:value="40" calcext:value-type="float">
              <text:p>40</text:p>
            </table:table-cell>
            <table:table-cell table:style-name="ce58"/>
            <table:table-cell table:style-name="ce81" office:value-type="float" office:value="5" calcext:value-type="float">
              <text:p>5</text:p>
            </table:table-cell>
            <table:table-cell table:style-name="ce81" office:value-type="float" office:value="9" calcext:value-type="float">
              <text:p>9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31]*60*60)+([.E31]*60)+[.F31])" office:value-type="float" office:value="15880" calcext:value-type="float">
              <text:p>15880</text:p>
            </table:table-cell>
            <table:table-cell table:style-name="ce81" table:formula="of:=(([.H31]*60*60)+([.I31]*60)+[.J31])" office:value-type="float" office:value="18540" calcext:value-type="float">
              <text:p>18540</text:p>
            </table:table-cell>
            <table:table-cell table:style-name="ce81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88" calcext:value-type="float">
              <text:p>4888</text:p>
            </table:table-cell>
            <table:table-cell table:style-name="ce58"/>
            <table:table-cell table:style-name="ce81" office:value-type="float" office:value="5" calcext:value-type="float">
              <text:p>5</text:p>
            </table:table-cell>
            <table:table-cell table:style-name="ce81" office:value-type="float" office:value="10" calcext:value-type="float">
              <text:p>10</text:p>
            </table:table-cell>
            <table:table-cell table:style-name="ce81" office:value-type="float" office:value="41" calcext:value-type="float">
              <text:p>41</text:p>
            </table:table-cell>
            <table:table-cell table:style-name="ce58"/>
            <table:table-cell table:style-name="ce81" office:value-type="float" office:value="5" calcext:value-type="float">
              <text:p>5</text:p>
            </table:table-cell>
            <table:table-cell table:style-name="ce81" office:value-type="float" office:value="48" calcext:value-type="float">
              <text:p>48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32]*60*60)+([.E32]*60)+[.F32])" office:value-type="float" office:value="18641" calcext:value-type="float">
              <text:p>18641</text:p>
            </table:table-cell>
            <table:table-cell table:style-name="ce81" table:formula="of:=(([.H32]*60*60)+([.I32]*60)+[.J32])" office:value-type="float" office:value="20880" calcext:value-type="float">
              <text:p>20880</text:p>
            </table:table-cell>
            <table:table-cell table:style-name="ce81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89" calcext:value-type="float">
              <text:p>4889</text:p>
            </table:table-cell>
            <table:table-cell table:style-name="ce58"/>
            <table:table-cell table:style-name="ce81" office:value-type="float" office:value="5" calcext:value-type="float">
              <text:p>5</text:p>
            </table:table-cell>
            <table:table-cell table:style-name="ce81" office:value-type="float" office:value="53" calcext:value-type="float">
              <text:p>53</text:p>
            </table:table-cell>
            <table:table-cell table:style-name="ce81" office:value-type="float" office:value="40" calcext:value-type="float">
              <text:p>40</text:p>
            </table:table-cell>
            <table:table-cell table:style-name="ce58"/>
            <table:table-cell table:style-name="ce81" office:value-type="float" office:value="6" calcext:value-type="float">
              <text:p>6</text:p>
            </table:table-cell>
            <table:table-cell table:style-name="ce81" office:value-type="float" office:value="25" calcext:value-type="float">
              <text:p>25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33]*60*60)+([.E33]*60)+[.F33])" office:value-type="float" office:value="21220" calcext:value-type="float">
              <text:p>21220</text:p>
            </table:table-cell>
            <table:table-cell table:style-name="ce81" table:formula="of:=(([.H33]*60*60)+([.I33]*60)+[.J33])" office:value-type="float" office:value="23100" calcext:value-type="float">
              <text:p>23100</text:p>
            </table:table-cell>
            <table:table-cell table:style-name="ce81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73" office:value-type="float" office:value="4890" calcext:value-type="float">
              <text:p>4890</text:p>
            </table:table-cell>
            <table:table-cell table:style-name="ce58"/>
            <table:table-cell table:style-name="ce81" office:value-type="float" office:value="6" calcext:value-type="float">
              <text:p>6</text:p>
            </table:table-cell>
            <table:table-cell table:style-name="ce81" office:value-type="float" office:value="27" calcext:value-type="float">
              <text:p>27</text:p>
            </table:table-cell>
            <table:table-cell table:style-name="ce81" office:value-type="float" office:value="10" calcext:value-type="float">
              <text:p>10</text:p>
            </table:table-cell>
            <table:table-cell table:style-name="ce58"/>
            <table:table-cell table:style-name="ce81" office:value-type="float" office:value="6" calcext:value-type="float">
              <text:p>6</text:p>
            </table:table-cell>
            <table:table-cell table:style-name="ce81" office:value-type="float" office:value="58" calcext:value-type="float">
              <text:p>58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34]*60*60)+([.E34]*60)+[.F34])" office:value-type="float" office:value="23230" calcext:value-type="float">
              <text:p>23230</text:p>
            </table:table-cell>
            <table:table-cell table:style-name="ce81" table:formula="of:=(([.H34]*60*60)+([.I34]*60)+[.J34])" office:value-type="float" office:value="25080" calcext:value-type="float">
              <text:p>25080</text:p>
            </table:table-cell>
            <table:table-cell table:style-name="ce81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73" office:value-type="string" calcext:value-type="string">
              <text:p>Setup</text:p>
            </table:table-cell>
            <table:table-cell table:style-name="ce58"/>
            <table:table-cell table:style-name="ce81" office:value-type="float" office:value="1" calcext:value-type="float">
              <text:p>1</text:p>
            </table:table-cell>
            <table:table-cell table:style-name="ce81" office:value-type="float" office:value="19" calcext:value-type="float">
              <text:p>19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58" table:number-columns-repeated="4"/>
            <table:table-cell table:style-name="ce81" table:formula="of:=(([.D35]*60*60)+([.E35]*60)+[.F35])" office:value-type="float" office:value="4740" calcext:value-type="float">
              <text:p>4740</text:p>
            </table:table-cell>
            <table:table-cell table:style-name="ce58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73" office:value-type="string" calcext:value-type="string">
              <text:p>Target change</text:p>
            </table:table-cell>
            <table:table-cell table:style-name="ce58"/>
            <table:table-cell table:style-name="ce81" office:value-type="float" office:value="1" calcext:value-type="float">
              <text:p>1</text:p>
            </table:table-cell>
            <table:table-cell table:style-name="ce81" office:value-type="float" office:value="20" calcext:value-type="float">
              <text:p>20</text:p>
            </table:table-cell>
            <table:table-cell table:style-name="ce81" office:value-type="float" office:value="55" calcext:value-type="float">
              <text:p>55</text:p>
            </table:table-cell>
            <table:table-cell table:style-name="ce58" table:number-columns-repeated="4"/>
            <table:table-cell table:style-name="ce81" table:formula="of:=(([.D36]*60*60)+([.E36]*60)+[.F36])" office:value-type="float" office:value="4855" calcext:value-type="float">
              <text:p>4855</text:p>
            </table:table-cell>
            <table:table-cell table:style-name="ce81" table:formula="of:=[.K27]" office:value-type="string" office:string-value="4855" calcext:value-type="string">
              <text:p>4855</text:p>
            </table:table-cell>
            <table:table-cell table:style-name="ce58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7" office:value-type="float" office:value="21.18" calcext:value-type="float">
              <text:p>21.18</text:p>
            </table:table-cell>
            <table:table-cell table:style-name="ce69" office:value-type="string" calcext:value-type="string">
              <text:p>4881-4890</text:p>
            </table:table-cell>
            <table:table-cell table:style-name="ce84" office:value-type="string" calcext:value-type="string">
              <text:p>Total Time of runs</text:p>
            </table:table-cell>
            <table:table-cell table:style-name="ce57" table:formula="of:=([.L34]-[.K27])" office:value-type="string" office:string-value="20225" calcext:value-type="string">
              <text:p>20225</text:p>
            </table:table-cell>
            <table:table-cell table:style-name="ce97" office:value-type="string" calcext:value-type="string">
              <text:p>Total elasped time</text:p>
            </table:table-cell>
            <table:table-cell table:style-name="ce57" table:formula="of:=([.L34]-[.K35])" office:value-type="string" office:string-value="20340" calcext:value-type="string">
              <text:p>20340</text:p>
            </table:table-cell>
            <table:table-cell table:style-name="ce84" office:value-type="string" calcext:value-type="string">
              <text:p>Total dummy</text:p>
            </table:table-cell>
            <table:table-cell table:style-name="ce57" table:formula="of:=([.L36]-[.K36])+[.M27]" office:value-type="string" office:string-value="1041" calcext:value-type="string">
              <text:p>1041</text:p>
            </table:table-cell>
            <table:table-cell table:style-name="ce84" office:value-type="string" calcext:value-type="string">
              <text:p>Total elasped minus dummy</text:p>
            </table:table-cell>
            <table:table-cell table:style-name="ce57" table:formula="of:=([.F37]-[.H37])" office:value-type="string" office:string-value="19299" calcext:value-type="string">
              <text:p>19299</text:p>
            </table:table-cell>
            <table:table-cell table:style-name="ce58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59"/>
          <table:table-cell table:style-name="ce74"/>
          <table:table-cell table:style-name="ce85"/>
          <table:table-cell table:style-name="ce59"/>
          <table:table-cell table:style-name="ce98"/>
          <table:table-cell table:style-name="ce59"/>
          <table:table-cell table:style-name="ce85"/>
          <table:table-cell table:style-name="ce59"/>
          <table:table-cell table:style-name="ce85"/>
          <table:table-cell table:style-name="ce59"/>
          <table:table-cell table:style-name="ce89" table:number-columns-repeated="19"/>
          <table:table-cell table:number-columns-repeated="995"/>
        </table:table-row>
        <table:table-row table:style-name="ro8">
          <table:table-cell table:style-name="ce60" office:value-type="float" office:value="13.74" calcext:value-type="float">
            <text:p>13.74</text:p>
          </table:table-cell>
          <table:table-cell table:style-name="ce75"/>
          <table:table-cell table:style-name="ce61"/>
          <table:table-cell table:style-name="ce92" table:number-columns-repeated="3"/>
          <table:table-cell table:style-name="ce61"/>
          <table:table-cell table:style-name="ce92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61"/>
            <table:table-cell table:style-name="ce75" office:value-type="float" office:value="4892" calcext:value-type="float">
              <text:p>4892</text:p>
            </table:table-cell>
            <table:table-cell table:style-name="ce61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24" calcext:value-type="float">
              <text:p>24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61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55" calcext:value-type="float">
              <text:p>55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 table:formula="of:=(([.D40]*60*60)+([.E40]*60)+[.F40])" office:value-type="float" office:value="33894" calcext:value-type="float">
              <text:p>33894</text:p>
            </table:table-cell>
            <table:table-cell table:style-name="ce92" table:formula="of:=(([.H40]*60*60)+([.I40]*60)+[.J40])" office:value-type="float" office:value="35750" calcext:value-type="float">
              <text:p>35750</text:p>
            </table:table-cell>
            <table:table-cell table:style-name="ce92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893" calcext:value-type="float">
              <text:p>4893</text:p>
            </table:table-cell>
            <table:table-cell table:style-name="ce61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57" calcext:value-type="float">
              <text:p>57</text:p>
            </table:table-cell>
            <table:table-cell table:style-name="ce92" office:value-type="float" office:value="40" calcext:value-type="float">
              <text:p>40</text:p>
            </table:table-cell>
            <table:table-cell table:style-name="ce61"/>
            <table:table-cell table:style-name="ce92" office:value-type="float" office:value="10" calcext:value-type="float">
              <text:p>10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 office:value-type="float" office:value="14" calcext:value-type="float">
              <text:p>14</text:p>
            </table:table-cell>
            <table:table-cell table:style-name="ce92" table:formula="of:=(([.D41]*60*60)+([.E41]*60)+[.F41])" office:value-type="float" office:value="35860" calcext:value-type="float">
              <text:p>35860</text:p>
            </table:table-cell>
            <table:table-cell table:style-name="ce92" table:formula="of:=(([.H41]*60*60)+([.I41]*60)+[.J41])" office:value-type="float" office:value="38714" calcext:value-type="float">
              <text:p>38714</text:p>
            </table:table-cell>
            <table:table-cell table:style-name="ce92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894" calcext:value-type="float">
              <text:p>4894</text:p>
            </table:table-cell>
            <table:table-cell table:style-name="ce61"/>
            <table:table-cell table:style-name="ce92" office:value-type="float" office:value="10" calcext:value-type="float">
              <text:p>10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 office:value-type="float" office:value="32" calcext:value-type="float">
              <text:p>32</text:p>
            </table:table-cell>
            <table:table-cell table:style-name="ce61"/>
            <table:table-cell table:style-name="ce92" office:value-type="float" office:value="11" calcext:value-type="float">
              <text:p>11</text:p>
            </table:table-cell>
            <table:table-cell table:style-name="ce92" office:value-type="float" office:value="35" calcext:value-type="float">
              <text:p>3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42]*60*60)+([.E42]*60)+[.F42])" office:value-type="float" office:value="39032" calcext:value-type="float">
              <text:p>39032</text:p>
            </table:table-cell>
            <table:table-cell table:style-name="ce92" table:formula="of:=(([.H42]*60*60)+([.I42]*60)+[.J42])" office:value-type="float" office:value="41700" calcext:value-type="float">
              <text:p>41700</text:p>
            </table:table-cell>
            <table:table-cell table:style-name="ce92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895" calcext:value-type="float">
              <text:p>4895</text:p>
            </table:table-cell>
            <table:table-cell table:style-name="ce61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14" calcext:value-type="float">
              <text:p>14</text:p>
            </table:table-cell>
            <table:table-cell table:style-name="ce92" office:value-type="float" office:value="11" calcext:value-type="float">
              <text:p>11</text:p>
            </table:table-cell>
            <table:table-cell table:style-name="ce61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24" calcext:value-type="float">
              <text:p>24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43]*60*60)+([.E43]*60)+[.F43])" office:value-type="float" office:value="44051" calcext:value-type="float">
              <text:p>44051</text:p>
            </table:table-cell>
            <table:table-cell table:style-name="ce92" table:formula="of:=(([.H43]*60*60)+([.I43]*60)+[.J43])" office:value-type="float" office:value="44640" calcext:value-type="float">
              <text:p>44640</text:p>
            </table:table-cell>
            <table:table-cell table:style-name="ce92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896" calcext:value-type="float">
              <text:p>4896</text:p>
            </table:table-cell>
            <table:table-cell table:style-name="ce61"/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 office:value-type="float" office:value="38" calcext:value-type="float">
              <text:p>38</text:p>
            </table:table-cell>
            <table:table-cell table:style-name="ce61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39" calcext:value-type="float">
              <text:p>39</text:p>
            </table:table-cell>
            <table:table-cell table:style-name="ce92" table:formula="of:=(([.D44]*60*60)+([.E44]*60)+[.F44])" office:value-type="float" office:value="44738" calcext:value-type="float">
              <text:p>44738</text:p>
            </table:table-cell>
            <table:table-cell table:style-name="ce92" table:formula="of:=(([.H44]*60*60)+([.I44]*60)+[.J44])" office:value-type="float" office:value="47139" calcext:value-type="float">
              <text:p>47139</text:p>
            </table:table-cell>
            <table:table-cell table:style-name="ce92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897" calcext:value-type="float">
              <text:p>4897</text:p>
            </table:table-cell>
            <table:table-cell table:style-name="ce61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4" calcext:value-type="float">
              <text:p>4</text:p>
            </table:table-cell>
            <table:table-cell table:style-name="ce61"/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44" calcext:value-type="float">
              <text:p>44</text:p>
            </table:table-cell>
            <table:table-cell table:style-name="ce92" office:value-type="float" office:value="57" calcext:value-type="float">
              <text:p>57</text:p>
            </table:table-cell>
            <table:table-cell table:style-name="ce92" table:formula="of:=(([.D45]*60*60)+([.E45]*60)+[.F45])" office:value-type="float" office:value="47224" calcext:value-type="float">
              <text:p>47224</text:p>
            </table:table-cell>
            <table:table-cell table:style-name="ce92" table:formula="of:=(([.H45]*60*60)+([.I45]*60)+[.J45])" office:value-type="float" office:value="49497" calcext:value-type="float">
              <text:p>49497</text:p>
            </table:table-cell>
            <table:table-cell table:style-name="ce92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898" calcext:value-type="float">
              <text:p>4898</text:p>
            </table:table-cell>
            <table:table-cell table:style-name="ce61"/>
            <table:table-cell table:style-name="ce92" office:value-type="float" office:value="13" calcext:value-type="float">
              <text:p>13</text:p>
            </table:table-cell>
            <table:table-cell table:number-columns-repeated="2" table:style-name="ce92" office:value-type="float" office:value="45" calcext:value-type="float">
              <text:p>45</text:p>
            </table:table-cell>
            <table:table-cell table:style-name="ce61"/>
            <table:table-cell table:style-name="ce92" office:value-type="float" office:value="14" calcext:value-type="float">
              <text:p>14</text:p>
            </table:table-cell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46]*60*60)+([.E46]*60)+[.F46])" office:value-type="float" office:value="49545" calcext:value-type="float">
              <text:p>49545</text:p>
            </table:table-cell>
            <table:table-cell table:style-name="ce92" table:formula="of:=(([.H46]*60*60)+([.I46]*60)+[.J46])" office:value-type="float" office:value="51540" calcext:value-type="float">
              <text:p>51540</text:p>
            </table:table-cell>
            <table:table-cell table:style-name="ce92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899" calcext:value-type="float">
              <text:p>4899</text:p>
            </table:table-cell>
            <table:table-cell table:style-name="ce61"/>
            <table:table-cell table:style-name="ce92" office:value-type="float" office:value="14" calcext:value-type="float">
              <text:p>14</text:p>
            </table:table-cell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39" calcext:value-type="float">
              <text:p>39</text:p>
            </table:table-cell>
            <table:table-cell table:style-name="ce61"/>
            <table:table-cell table:style-name="ce92" office:value-type="float" office:value="15" calcext:value-type="float">
              <text:p>15</text:p>
            </table:table-cell>
            <table:table-cell table:style-name="ce92" office:value-type="float" office:value="6" calcext:value-type="float">
              <text:p>6</text:p>
            </table:table-cell>
            <table:table-cell table:style-name="ce92" office:value-type="float" office:value="19" calcext:value-type="float">
              <text:p>19</text:p>
            </table:table-cell>
            <table:table-cell table:style-name="ce92" table:formula="of:=(([.D47]*60*60)+([.E47]*60)+[.F47])" office:value-type="float" office:value="51639" calcext:value-type="float">
              <text:p>51639</text:p>
            </table:table-cell>
            <table:table-cell table:style-name="ce92" table:formula="of:=(([.H47]*60*60)+([.I47]*60)+[.J47])" office:value-type="float" office:value="54379" calcext:value-type="float">
              <text:p>54379</text:p>
            </table:table-cell>
            <table:table-cell table:style-name="ce92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900" calcext:value-type="float">
              <text:p>4900</text:p>
            </table:table-cell>
            <table:table-cell table:style-name="ce61"/>
            <table:table-cell table:style-name="ce92" office:value-type="float" office:value="15" calcext:value-type="float">
              <text:p>15</text:p>
            </table:table-cell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4" calcext:value-type="float">
              <text:p>4</text:p>
            </table:table-cell>
            <table:table-cell table:style-name="ce61"/>
            <table:table-cell table:style-name="ce92" office:value-type="float" office:value="16" calcext:value-type="float">
              <text:p>16</text:p>
            </table:table-cell>
            <table:table-cell table:style-name="ce92" office:value-type="float" office:value="1" calcext:value-type="float">
              <text:p>1</text:p>
            </table:table-cell>
            <table:table-cell table:style-name="ce92" office:value-type="float" office:value="46" calcext:value-type="float">
              <text:p>46</text:p>
            </table:table-cell>
            <table:table-cell table:style-name="ce92" table:formula="of:=(([.D48]*60*60)+([.E48]*60)+[.F48])" office:value-type="float" office:value="54424" calcext:value-type="float">
              <text:p>54424</text:p>
            </table:table-cell>
            <table:table-cell table:style-name="ce92" table:formula="of:=(([.H48]*60*60)+([.I48]*60)+[.J48])" office:value-type="float" office:value="57706" calcext:value-type="float">
              <text:p>57706</text:p>
            </table:table-cell>
            <table:table-cell table:style-name="ce92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01" calcext:value-type="float">
              <text:p>4901</text:p>
            </table:table-cell>
            <table:table-cell table:style-name="ce61"/>
            <table:table-cell table:style-name="ce92" office:value-type="float" office:value="16" calcext:value-type="float">
              <text:p>16</text:p>
            </table:table-cell>
            <table:table-cell table:style-name="ce92" office:value-type="float" office:value="3" calcext:value-type="float">
              <text:p>3</text:p>
            </table:table-cell>
            <table:table-cell table:style-name="ce92" office:value-type="float" office:value="32" calcext:value-type="float">
              <text:p>32</text:p>
            </table:table-cell>
            <table:table-cell table:style-name="ce61"/>
            <table:table-cell table:style-name="ce92" office:value-type="float" office:value="16" calcext:value-type="float">
              <text:p>16</text:p>
            </table:table-cell>
            <table:table-cell table:style-name="ce92" office:value-type="float" office:value="29" calcext:value-type="float">
              <text:p>29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49]*60*60)+([.E49]*60)+[.F49])" office:value-type="float" office:value="57812" calcext:value-type="float">
              <text:p>57812</text:p>
            </table:table-cell>
            <table:table-cell table:style-name="ce92" table:formula="of:=(([.H49]*60*60)+([.I49]*60)+[.J49])" office:value-type="float" office:value="59340" calcext:value-type="float">
              <text:p>59340</text:p>
            </table:table-cell>
            <table:table-cell table:style-name="ce92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04" calcext:value-type="float">
              <text:p>4904</text:p>
            </table:table-cell>
            <table:table-cell table:style-name="ce61"/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92" office:value-type="float" office:value="21" calcext:value-type="float">
              <text:p>21</text:p>
            </table:table-cell>
            <table:table-cell table:style-name="ce61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50]*60*60)+([.E50]*60)+[.F50])" office:value-type="float" office:value="68061" calcext:value-type="float">
              <text:p>68061</text:p>
            </table:table-cell>
            <table:table-cell table:style-name="ce92" table:formula="of:=(([.H50]*60*60)+([.I50]*60)+[.J50])" office:value-type="float" office:value="69480" calcext:value-type="float">
              <text:p>69480</text:p>
            </table:table-cell>
            <table:table-cell table:style-name="ce92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905" calcext:value-type="float">
              <text:p>4905</text:p>
            </table:table-cell>
            <table:table-cell table:style-name="ce61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15" calcext:value-type="float">
              <text:p>15</text:p>
            </table:table-cell>
            <table:table-cell table:style-name="ce61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50" calcext:value-type="float">
              <text:p>50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 table:formula="of:=(([.D51]*60*60)+([.E51]*60)+[.F51])" office:value-type="float" office:value="69795" calcext:value-type="float">
              <text:p>69795</text:p>
            </table:table-cell>
            <table:table-cell table:style-name="ce92" table:formula="of:=(([.H51]*60*60)+([.I51]*60)+[.J51])" office:value-type="float" office:value="71405" calcext:value-type="float">
              <text:p>71405</text:p>
            </table:table-cell>
            <table:table-cell table:style-name="ce92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906" calcext:value-type="float">
              <text:p>4906</text:p>
            </table:table-cell>
            <table:table-cell table:style-name="ce61"/>
            <table:table-cell table:style-name="ce92" office:value-type="float" office:value="19" calcext:value-type="float">
              <text:p>19</text:p>
            </table:table-cell>
            <table:table-cell table:style-name="ce92" office:value-type="float" office:value="58" calcext:value-type="float">
              <text:p>58</text:p>
            </table:table-cell>
            <table:table-cell table:style-name="ce92" office:value-type="float" office:value="8" calcext:value-type="float">
              <text:p>8</text:p>
            </table:table-cell>
            <table:table-cell table:style-name="ce61"/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41" calcext:value-type="float">
              <text:p>41</text:p>
            </table:table-cell>
            <table:table-cell table:style-name="ce92" office:value-type="float" office:value="34" calcext:value-type="float">
              <text:p>34</text:p>
            </table:table-cell>
            <table:table-cell table:style-name="ce92" table:formula="of:=(([.D52]*60*60)+([.E52]*60)+[.F52])" office:value-type="float" office:value="71888" calcext:value-type="float">
              <text:p>71888</text:p>
            </table:table-cell>
            <table:table-cell table:style-name="ce92" table:formula="of:=(([.H52]*60*60)+([.I52]*60)+[.J52])" office:value-type="float" office:value="74494" calcext:value-type="float">
              <text:p>74494</text:p>
            </table:table-cell>
            <table:table-cell table:style-name="ce92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907" calcext:value-type="float">
              <text:p>4907</text:p>
            </table:table-cell>
            <table:table-cell table:style-name="ce61"/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42" calcext:value-type="float">
              <text:p>42</text:p>
            </table:table-cell>
            <table:table-cell table:style-name="ce92" office:value-type="float" office:value="9" calcext:value-type="float">
              <text:p>9</text:p>
            </table:table-cell>
            <table:table-cell table:style-name="ce61"/>
            <table:table-cell table:style-name="ce92" office:value-type="float" office:value="21" calcext:value-type="float">
              <text:p>21</text:p>
            </table:table-cell>
            <table:table-cell table:style-name="ce92" office:value-type="float" office:value="17" calcext:value-type="float">
              <text:p>17</text:p>
            </table:table-cell>
            <table:table-cell table:style-name="ce92" office:value-type="float" office:value="51" calcext:value-type="float">
              <text:p>51</text:p>
            </table:table-cell>
            <table:table-cell table:style-name="ce92" table:formula="of:=(([.D53]*60*60)+([.E53]*60)+[.F53])" office:value-type="float" office:value="74529" calcext:value-type="float">
              <text:p>74529</text:p>
            </table:table-cell>
            <table:table-cell table:style-name="ce92" table:formula="of:=(([.H53]*60*60)+([.I53]*60)+[.J53])" office:value-type="float" office:value="76671" calcext:value-type="float">
              <text:p>76671</text:p>
            </table:table-cell>
            <table:table-cell table:style-name="ce92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float" office:value="4908" calcext:value-type="float">
              <text:p>4908</text:p>
            </table:table-cell>
            <table:table-cell table:style-name="ce61"/>
            <table:table-cell table:style-name="ce92" office:value-type="float" office:value="21" calcext:value-type="float">
              <text:p>21</text:p>
            </table:table-cell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9" calcext:value-type="float">
              <text:p>9</text:p>
            </table:table-cell>
            <table:table-cell table:style-name="ce61"/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12" calcext:value-type="float">
              <text:p>12</text:p>
            </table:table-cell>
            <table:table-cell table:style-name="ce92" office:value-type="float" office:value="34" calcext:value-type="float">
              <text:p>34</text:p>
            </table:table-cell>
            <table:table-cell table:style-name="ce92" table:formula="of:=(([.D54]*60*60)+([.E54]*60)+[.F54])" office:value-type="float" office:value="76989" calcext:value-type="float">
              <text:p>76989</text:p>
            </table:table-cell>
            <table:table-cell table:style-name="ce92" table:formula="of:=(([.H54]*60*60)+([.I54]*60)+[.J54])" office:value-type="float" office:value="79954" calcext:value-type="float">
              <text:p>79954</text:p>
            </table:table-cell>
            <table:table-cell table:style-name="ce92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09" calcext:value-type="float">
              <text:p>4909</text:p>
            </table:table-cell>
            <table:table-cell table:style-name="ce61"/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13" calcext:value-type="float">
              <text:p>13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61"/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48" calcext:value-type="float">
              <text:p>4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55]*60*60)+([.E55]*60)+[.F55])" office:value-type="float" office:value="79985" calcext:value-type="float">
              <text:p>79985</text:p>
            </table:table-cell>
            <table:table-cell table:style-name="ce92" table:formula="of:=(([.H55]*60*60)+([.I55]*60)+[.J55])" office:value-type="float" office:value="82080" calcext:value-type="float">
              <text:p>82080</text:p>
            </table:table-cell>
            <table:table-cell table:style-name="ce92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10" calcext:value-type="float">
              <text:p>4910</text:p>
            </table:table-cell>
            <table:table-cell table:style-name="ce61"/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54" calcext:value-type="float">
              <text:p>54</text:p>
            </table:table-cell>
            <table:table-cell table:style-name="ce92" office:value-type="float" office:value="51" calcext:value-type="float">
              <text:p>51</text:p>
            </table:table-cell>
            <table:table-cell table:style-name="ce61"/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20" calcext:value-type="float">
              <text:p>20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56]*60*60)+([.E56]*60)+[.F56])" office:value-type="float" office:value="82491" calcext:value-type="float">
              <text:p>82491</text:p>
            </table:table-cell>
            <table:table-cell table:style-name="ce92" table:formula="of:=(([.H56]*60*60)+([.I56]*60)+[.J56])" office:value-type="float" office:value="84000" calcext:value-type="float">
              <text:p>84000</text:p>
            </table:table-cell>
            <table:table-cell table:style-name="ce92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11" calcext:value-type="float">
              <text:p>4911</text:p>
            </table:table-cell>
            <table:table-cell table:style-name="ce61"/>
            <table:table-cell table:style-name="ce92" office:value-type="float" office:value="23" calcext:value-type="float">
              <text:p>23</text:p>
            </table:table-cell>
            <table:table-cell table:style-name="ce92" office:value-type="float" office:value="45" calcext:value-type="float">
              <text:p>45</text:p>
            </table:table-cell>
            <table:table-cell table:style-name="ce92" office:value-type="float" office:value="30" calcext:value-type="float">
              <text:p>30</text:p>
            </table:table-cell>
            <table:table-cell table:style-name="ce61"/>
            <table:table-cell table:style-name="ce92" office:value-type="float" office:value="24" calcext:value-type="float">
              <text:p>24</text:p>
            </table:table-cell>
            <table:table-cell table:style-name="ce92" office:value-type="float" office:value="41" calcext:value-type="float">
              <text:p>41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57]*60*60)+([.E57]*60)+[.F57])" office:value-type="float" office:value="85530" calcext:value-type="float">
              <text:p>85530</text:p>
            </table:table-cell>
            <table:table-cell table:style-name="ce92" table:formula="of:=(([.H57]*60*60)+([.I57]*60)+[.J57])" office:value-type="float" office:value="88860" calcext:value-type="float">
              <text:p>88860</text:p>
            </table:table-cell>
            <table:table-cell table:style-name="ce92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75" office:value-type="float" office:value="4912" calcext:value-type="float">
              <text:p>4912</text:p>
            </table:table-cell>
            <table:table-cell table:style-name="ce61"/>
            <table:table-cell table:style-name="ce92" office:value-type="float" office:value="25" calcext:value-type="float">
              <text:p>25</text:p>
            </table:table-cell>
            <table:table-cell table:style-name="ce92" office:value-type="float" office:value="41" calcext:value-type="float">
              <text:p>41</text:p>
            </table:table-cell>
            <table:table-cell table:style-name="ce92" office:value-type="float" office:value="21" calcext:value-type="float">
              <text:p>21</text:p>
            </table:table-cell>
            <table:table-cell table:style-name="ce61"/>
            <table:table-cell table:style-name="ce92" office:value-type="float" office:value="26" calcext:value-type="float">
              <text:p>26</text:p>
            </table:table-cell>
            <table:table-cell table:style-name="ce92" office:value-type="float" office:value="25" calcext:value-type="float">
              <text:p>2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92" table:formula="of:=(([.D58]*60*60)+([.E58]*60)+[.F58])" office:value-type="float" office:value="92481" calcext:value-type="float">
              <text:p>92481</text:p>
            </table:table-cell>
            <table:table-cell table:style-name="ce92" table:formula="of:=(([.H58]*60*60)+([.I58]*60)+[.J58])" office:value-type="float" office:value="95100" calcext:value-type="float">
              <text:p>95100</text:p>
            </table:table-cell>
            <table:table-cell table:style-name="ce92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string" calcext:value-type="string">
              <text:p>Setup</text:p>
            </table:table-cell>
            <table:table-cell table:style-name="ce61"/>
            <table:table-cell table:style-name="ce92" office:value-type="float" office:value="9" calcext:value-type="float">
              <text:p>9</text:p>
            </table:table-cell>
            <table:table-cell table:style-name="ce92" office:value-type="float" office:value="5" calcext:value-type="float">
              <text:p>5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61" table:number-columns-repeated="4"/>
            <table:table-cell table:style-name="ce92" table:formula="of:=(([.D59]*60*60)+([.E59]*60)+[.F59])" office:value-type="float" office:value="32700" calcext:value-type="float">
              <text:p>32700</text:p>
            </table:table-cell>
            <table:table-cell table:style-name="ce61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string" calcext:value-type="string">
              <text:p>Target change</text:p>
            </table:table-cell>
            <table:table-cell table:style-name="ce61"/>
            <table:table-cell table:style-name="ce92" office:value-type="float" office:value="22" calcext:value-type="float">
              <text:p>22</text:p>
            </table:table-cell>
            <table:table-cell table:style-name="ce92" office:value-type="float" office:value="52" calcext:value-type="float">
              <text:p>52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61" table:number-columns-repeated="4"/>
            <table:table-cell table:style-name="ce92" table:formula="of:=(([.D60]*60*60)+([.E60]*60)+[.F60])" office:value-type="float" office:value="82320" calcext:value-type="float">
              <text:p>82320</text:p>
            </table:table-cell>
            <table:table-cell table:style-name="ce92" table:formula="of:=[.K56]" office:value-type="string" office:string-value="82491" calcext:value-type="string">
              <text:p>82491</text:p>
            </table:table-cell>
            <table:table-cell table:style-name="ce61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75" office:value-type="string" calcext:value-type="string">
              <text:p>Magnets</text:p>
            </table:table-cell>
            <table:table-cell table:style-name="ce61"/>
            <table:table-cell table:style-name="ce92" office:value-type="float" office:value="7" calcext:value-type="float">
              <text:p>7</text:p>
            </table:table-cell>
            <table:table-cell table:style-name="ce92" office:value-type="float" office:value="18" calcext:value-type="float">
              <text:p>18</text:p>
            </table:table-cell>
            <table:table-cell table:style-name="ce92" office:value-type="float" office:value="0" calcext:value-type="float">
              <text:p>0</text:p>
            </table:table-cell>
            <table:table-cell table:style-name="ce61" table:number-columns-repeated="4"/>
            <table:table-cell table:style-name="ce92" table:formula="of:=(([.D61]*60*60)+([.E61]*60)+[.F61])" office:value-type="float" office:value="26280" calcext:value-type="float">
              <text:p>26280</text:p>
            </table:table-cell>
            <table:table-cell table:style-name="ce92" table:formula="of:=[.K40]" office:value-type="string" office:string-value="33894" calcext:value-type="string">
              <text:p>33894</text:p>
            </table:table-cell>
            <table:table-cell table:style-name="ce92" table:formula="of:=([.L61]-[.K61])" office:value-type="string" office:string-value="7614" calcext:value-type="string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0" office:value-type="float" office:value="13.74" calcext:value-type="float">
              <text:p>13.74</text:p>
            </table:table-cell>
            <table:table-cell table:style-name="ce67" office:value-type="string" calcext:value-type="string">
              <text:p>4892-4912</text:p>
            </table:table-cell>
            <table:table-cell table:style-name="ce86" office:value-type="string" calcext:value-type="string">
              <text:p>Total Time of runs</text:p>
            </table:table-cell>
            <table:table-cell table:style-name="ce60" table:formula="of:=([.L58]-[.K40])" office:value-type="string" office:string-value="61206" calcext:value-type="string">
              <text:p>61206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0" table:formula="of:=([.L58]-[.K59])+[.M61]" office:value-type="string" office:string-value="70014" calcext:value-type="string">
              <text:p>70014</text:p>
            </table:table-cell>
            <table:table-cell table:style-name="ce86" office:value-type="string" calcext:value-type="string">
              <text:p>Total dummy</text:p>
            </table:table-cell>
            <table:table-cell table:style-name="ce60" table:formula="of:=([.L60]-[.K60])+[.M56]+[.M57]+[.M58]" office:value-type="string" office:string-value="7629" calcext:value-type="string">
              <text:p>7629</text:p>
            </table:table-cell>
            <table:table-cell table:style-name="ce86" office:value-type="string" calcext:value-type="string">
              <text:p>Total elasped minus dummy</text:p>
            </table:table-cell>
            <table:table-cell table:style-name="ce60" table:formula="of:=([.F62]-[.H62])" office:value-type="string" office:string-value="62385" calcext:value-type="string">
              <text:p>62385</text:p>
            </table:table-cell>
            <table:table-cell table:style-name="ce61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2" office:value-type="float" office:value="10.74" calcext:value-type="float">
            <text:p>10.74</text:p>
          </table:table-cell>
          <table:table-cell table:style-name="ce76"/>
          <table:table-cell table:style-name="ce63"/>
          <table:table-cell table:style-name="ce93" table:number-columns-repeated="3"/>
          <table:table-cell table:style-name="ce63"/>
          <table:table-cell table:style-name="ce93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76" office:value-type="float" office:value="4913" calcext:value-type="float">
              <text:p>4913</text:p>
            </table:table-cell>
            <table:table-cell table:style-name="ce63"/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office:value-type="float" office:value="31" calcext:value-type="float">
              <text:p>31</text:p>
            </table:table-cell>
            <table:table-cell table:style-name="ce63"/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64]*60*60)+([.E64]*60)+[.F64])" office:value-type="float" office:value="9271" calcext:value-type="float">
              <text:p>9271</text:p>
            </table:table-cell>
            <table:table-cell table:style-name="ce93" table:formula="of:=(([.H64]*60*60)+([.I64]*60)+[.J64])" office:value-type="float" office:value="11880" calcext:value-type="float">
              <text:p>11880</text:p>
            </table:table-cell>
            <table:table-cell table:style-name="ce93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76" office:value-type="float" office:value="4914" calcext:value-type="float">
              <text:p>4914</text:p>
            </table:table-cell>
            <table:table-cell table:style-name="ce63"/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63"/>
            <table:table-cell table:style-name="ce93" office:value-type="float" office:value="3" calcext:value-type="float">
              <text:p>3</text:p>
            </table:table-cell>
            <table:table-cell table:style-name="ce93" office:value-type="float" office:value="55" calcext:value-type="float">
              <text:p>55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65]*60*60)+([.E65]*60)+[.F65])" office:value-type="float" office:value="12840" calcext:value-type="float">
              <text:p>12840</text:p>
            </table:table-cell>
            <table:table-cell table:style-name="ce93" table:formula="of:=(([.H65]*60*60)+([.I65]*60)+[.J65])" office:value-type="float" office:value="14100" calcext:value-type="float">
              <text:p>14100</text:p>
            </table:table-cell>
            <table:table-cell table:style-name="ce93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16" calcext:value-type="float">
              <text:p>4916</text:p>
            </table:table-cell>
            <table:table-cell table:style-name="ce63"/>
            <table:table-cell table:style-name="ce93" office:value-type="float" office:value="6" calcext:value-type="float">
              <text:p>6</text:p>
            </table:table-cell>
            <table:table-cell table:style-name="ce93" office:value-type="float" office:value="44" calcext:value-type="float">
              <text:p>44</text:p>
            </table:table-cell>
            <table:table-cell table:style-name="ce93" office:value-type="float" office:value="27" calcext:value-type="float">
              <text:p>27</text:p>
            </table:table-cell>
            <table:table-cell table:style-name="ce63"/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18" calcext:value-type="float">
              <text:p>18</text:p>
            </table:table-cell>
            <table:table-cell table:style-name="ce93" office:value-type="float" office:value="53" calcext:value-type="float">
              <text:p>53</text:p>
            </table:table-cell>
            <table:table-cell table:style-name="ce93" table:formula="of:=(([.D66]*60*60)+([.E66]*60)+[.F66])" office:value-type="float" office:value="24267" calcext:value-type="float">
              <text:p>24267</text:p>
            </table:table-cell>
            <table:table-cell table:style-name="ce93" table:formula="of:=(([.H66]*60*60)+([.I66]*60)+[.J66])" office:value-type="float" office:value="26333" calcext:value-type="float">
              <text:p>26333</text:p>
            </table:table-cell>
            <table:table-cell table:style-name="ce93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17" calcext:value-type="float">
              <text:p>4917</text:p>
            </table:table-cell>
            <table:table-cell table:style-name="ce63"/>
            <table:table-cell table:style-name="ce93" office:value-type="float" office:value="7" calcext:value-type="float">
              <text:p>7</text:p>
            </table:table-cell>
            <table:table-cell table:style-name="ce93" office:value-type="float" office:value="21" calcext:value-type="float">
              <text:p>21</text:p>
            </table:table-cell>
            <table:table-cell table:style-name="ce93" office:value-type="float" office:value="22" calcext:value-type="float">
              <text:p>22</text:p>
            </table:table-cell>
            <table:table-cell table:style-name="ce63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2" calcext:value-type="float">
              <text:p>2</text:p>
            </table:table-cell>
            <table:table-cell table:style-name="ce93" table:formula="of:=(([.D67]*60*60)+([.E67]*60)+[.F67])" office:value-type="float" office:value="26482" calcext:value-type="float">
              <text:p>26482</text:p>
            </table:table-cell>
            <table:table-cell table:style-name="ce93" table:formula="of:=(([.H67]*60*60)+([.I67]*60)+[.J67])" office:value-type="float" office:value="30182" calcext:value-type="float">
              <text:p>30182</text:p>
            </table:table-cell>
            <table:table-cell table:style-name="ce93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18" calcext:value-type="float">
              <text:p>4918</text:p>
            </table:table-cell>
            <table:table-cell table:style-name="ce63"/>
            <table:table-cell table:style-name="ce93" office:value-type="float" office:value="8" calcext:value-type="float">
              <text:p>8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43" calcext:value-type="float">
              <text:p>43</text:p>
            </table:table-cell>
            <table:table-cell table:style-name="ce63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23" calcext:value-type="float">
              <text:p>23</text:p>
            </table:table-cell>
            <table:table-cell table:style-name="ce93" office:value-type="float" office:value="43" calcext:value-type="float">
              <text:p>43</text:p>
            </table:table-cell>
            <table:table-cell table:style-name="ce93" table:formula="of:=(([.D68]*60*60)+([.E68]*60)+[.F68])" office:value-type="float" office:value="30223" calcext:value-type="float">
              <text:p>30223</text:p>
            </table:table-cell>
            <table:table-cell table:style-name="ce93" table:formula="of:=(([.H68]*60*60)+([.I68]*60)+[.J68])" office:value-type="float" office:value="33823" calcext:value-type="float">
              <text:p>33823</text:p>
            </table:table-cell>
            <table:table-cell table:style-name="ce93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76" office:value-type="float" office:value="4919" calcext:value-type="float">
              <text:p>4919</text:p>
            </table:table-cell>
            <table:table-cell table:style-name="ce63"/>
            <table:table-cell table:style-name="ce93" office:value-type="float" office:value="9" calcext:value-type="float">
              <text:p>9</text:p>
            </table:table-cell>
            <table:table-cell table:style-name="ce93" office:value-type="float" office:value="29" calcext:value-type="float">
              <text:p>29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63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31" calcext:value-type="float">
              <text:p>31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69]*60*60)+([.E69]*60)+[.F69])" office:value-type="float" office:value="34140" calcext:value-type="float">
              <text:p>34140</text:p>
            </table:table-cell>
            <table:table-cell table:style-name="ce93" table:formula="of:=(([.H69]*60*60)+([.I69]*60)+[.J69])" office:value-type="float" office:value="37860" calcext:value-type="float">
              <text:p>37860</text:p>
            </table:table-cell>
            <table:table-cell table:style-name="ce93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76" office:value-type="float" office:value="4920" calcext:value-type="float">
              <text:p>4920</text:p>
            </table:table-cell>
            <table:table-cell table:style-name="ce63"/>
            <table:table-cell table:style-name="ce93" office:value-type="float" office:value="10" calcext:value-type="float">
              <text:p>10</text:p>
            </table:table-cell>
            <table:table-cell table:style-name="ce93" office:value-type="float" office:value="31" calcext:value-type="float">
              <text:p>31</text:p>
            </table:table-cell>
            <table:table-cell table:style-name="ce93" office:value-type="float" office:value="55" calcext:value-type="float">
              <text:p>55</text:p>
            </table:table-cell>
            <table:table-cell table:style-name="ce63"/>
            <table:table-cell table:style-name="ce93" office:value-type="float" office:value="11" calcext:value-type="float">
              <text:p>11</text:p>
            </table:table-cell>
            <table:table-cell table:style-name="ce93" office:value-type="float" office:value="38" calcext:value-type="float">
              <text:p>38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93" table:formula="of:=(([.D70]*60*60)+([.E70]*60)+[.F70])" office:value-type="float" office:value="37915" calcext:value-type="float">
              <text:p>37915</text:p>
            </table:table-cell>
            <table:table-cell table:style-name="ce93" table:formula="of:=(([.H70]*60*60)+([.I70]*60)+[.J70])" office:value-type="float" office:value="41880" calcext:value-type="float">
              <text:p>41880</text:p>
            </table:table-cell>
            <table:table-cell table:style-name="ce93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21" calcext:value-type="float">
              <text:p>4921</text:p>
            </table:table-cell>
            <table:table-cell table:style-name="ce63"/>
            <table:table-cell table:style-name="ce93" office:value-type="float" office:value="11" calcext:value-type="float">
              <text:p>11</text:p>
            </table:table-cell>
            <table:table-cell table:style-name="ce93" office:value-type="float" office:value="39" calcext:value-type="float">
              <text:p>39</text:p>
            </table:table-cell>
            <table:table-cell table:style-name="ce93" office:value-type="float" office:value="10" calcext:value-type="float">
              <text:p>10</text:p>
            </table:table-cell>
            <table:table-cell table:style-name="ce63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47" calcext:value-type="float">
              <text:p>47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table:formula="of:=(([.D71]*60*60)+([.E71]*60)+[.F71])" office:value-type="float" office:value="41950" calcext:value-type="float">
              <text:p>41950</text:p>
            </table:table-cell>
            <table:table-cell table:style-name="ce93" table:formula="of:=(([.H71]*60*60)+([.I71]*60)+[.J71])" office:value-type="float" office:value="46035" calcext:value-type="float">
              <text:p>46035</text:p>
            </table:table-cell>
            <table:table-cell table:style-name="ce93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22" calcext:value-type="float">
              <text:p>4922</text:p>
            </table:table-cell>
            <table:table-cell table:style-name="ce63"/>
            <table:table-cell table:style-name="ce93" office:value-type="float" office:value="12" calcext:value-type="float">
              <text:p>12</text:p>
            </table:table-cell>
            <table:table-cell table:style-name="ce93" office:value-type="float" office:value="48" calcext:value-type="float">
              <text:p>48</text:p>
            </table:table-cell>
            <table:table-cell table:style-name="ce93" office:value-type="float" office:value="7" calcext:value-type="float">
              <text:p>7</text:p>
            </table:table-cell>
            <table:table-cell table:style-name="ce63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51" calcext:value-type="float">
              <text:p>51</text:p>
            </table:table-cell>
            <table:table-cell table:style-name="ce93" office:value-type="float" office:value="34" calcext:value-type="float">
              <text:p>34</text:p>
            </table:table-cell>
            <table:table-cell table:style-name="ce93" table:formula="of:=(([.D72]*60*60)+([.E72]*60)+[.F72])" office:value-type="float" office:value="46087" calcext:value-type="float">
              <text:p>46087</text:p>
            </table:table-cell>
            <table:table-cell table:style-name="ce93" table:formula="of:=(([.H72]*60*60)+([.I72]*60)+[.J72])" office:value-type="float" office:value="49894" calcext:value-type="float">
              <text:p>49894</text:p>
            </table:table-cell>
            <table:table-cell table:style-name="ce93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23" calcext:value-type="float">
              <text:p>4923</text:p>
            </table:table-cell>
            <table:table-cell table:style-name="ce63"/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53" calcext:value-type="float">
              <text:p>53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63"/>
            <table:table-cell table:style-name="ce93" office:value-type="float" office:value="14" calcext:value-type="float">
              <text:p>14</text:p>
            </table:table-cell>
            <table:table-cell table:style-name="ce93" office:value-type="float" office:value="54" calcext:value-type="float">
              <text:p>54</text:p>
            </table:table-cell>
            <table:table-cell table:style-name="ce93" office:value-type="float" office:value="15" calcext:value-type="float">
              <text:p>15</text:p>
            </table:table-cell>
            <table:table-cell table:style-name="ce93" table:formula="of:=(([.D73]*60*60)+([.E73]*60)+[.F73])" office:value-type="float" office:value="50034" calcext:value-type="float">
              <text:p>50034</text:p>
            </table:table-cell>
            <table:table-cell table:style-name="ce93" table:formula="of:=(([.H73]*60*60)+([.I73]*60)+[.J73])" office:value-type="float" office:value="53655" calcext:value-type="float">
              <text:p>53655</text:p>
            </table:table-cell>
            <table:table-cell table:style-name="ce93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float" office:value="4924" calcext:value-type="float">
              <text:p>4924</text:p>
            </table:table-cell>
            <table:table-cell table:style-name="ce63"/>
            <table:table-cell table:style-name="ce93" office:value-type="float" office:value="16" calcext:value-type="float">
              <text:p>16</text:p>
            </table:table-cell>
            <table:table-cell table:style-name="ce93" office:value-type="float" office:value="20" calcext:value-type="float">
              <text:p>20</text:p>
            </table:table-cell>
            <table:table-cell table:style-name="ce93" office:value-type="float" office:value="24" calcext:value-type="float">
              <text:p>24</text:p>
            </table:table-cell>
            <table:table-cell table:style-name="ce63"/>
            <table:table-cell table:style-name="ce93" office:value-type="float" office:value="17" calcext:value-type="float">
              <text:p>17</text:p>
            </table:table-cell>
            <table:table-cell table:style-name="ce93" office:value-type="float" office:value="13" calcext:value-type="float">
              <text:p>13</text:p>
            </table:table-cell>
            <table:table-cell table:style-name="ce93" office:value-type="float" office:value="4" calcext:value-type="float">
              <text:p>4</text:p>
            </table:table-cell>
            <table:table-cell table:style-name="ce93" table:formula="of:=(([.D74]*60*60)+([.E74]*60)+[.F74])" office:value-type="float" office:value="58824" calcext:value-type="float">
              <text:p>58824</text:p>
            </table:table-cell>
            <table:table-cell table:style-name="ce93" table:formula="of:=(([.H74]*60*60)+([.I74]*60)+[.J74])" office:value-type="float" office:value="61984" calcext:value-type="float">
              <text:p>61984</text:p>
            </table:table-cell>
            <table:table-cell table:style-name="ce93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string" calcext:value-type="string">
              <text:p>Setup</text:p>
            </table:table-cell>
            <table:table-cell table:style-name="ce63"/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31" calcext:value-type="float">
              <text:p>31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63" table:number-columns-repeated="4"/>
            <table:table-cell table:style-name="ce93" table:formula="of:=(([.D75]*60*60)+([.E75]*60)+[.F75])" office:value-type="float" office:value="9060" calcext:value-type="float">
              <text:p>906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76" office:value-type="string" calcext:value-type="string">
              <text:p>Target change</text:p>
            </table:table-cell>
            <table:table-cell table:style-name="ce63"/>
            <table:table-cell table:style-name="ce93" office:value-type="float" office:value="2" calcext:value-type="float">
              <text:p>2</text:p>
            </table:table-cell>
            <table:table-cell table:style-name="ce93" office:value-type="float" office:value="31" calcext:value-type="float">
              <text:p>31</text:p>
            </table:table-cell>
            <table:table-cell table:style-name="ce93" office:value-type="float" office:value="0" calcext:value-type="float">
              <text:p>0</text:p>
            </table:table-cell>
            <table:table-cell table:style-name="ce63" table:number-columns-repeated="4"/>
            <table:table-cell table:style-name="ce93" table:formula="of:=(([.D76]*60*60)+([.E76]*60)+[.F76])" office:value-type="float" office:value="9060" calcext:value-type="float">
              <text:p>9060</text:p>
            </table:table-cell>
            <table:table-cell table:style-name="ce93" table:formula="of:=[.K64]" office:value-type="string" office:string-value="9271" calcext:value-type="string">
              <text:p>9271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2" office:value-type="float" office:value="10.74" calcext:value-type="float">
              <text:p>10.74</text:p>
            </table:table-cell>
            <table:table-cell table:style-name="ce68" office:value-type="string" calcext:value-type="string">
              <text:p>4913-4924</text:p>
            </table:table-cell>
            <table:table-cell table:style-name="ce87" office:value-type="string" calcext:value-type="string">
              <text:p>Total Time of runs</text:p>
            </table:table-cell>
            <table:table-cell table:style-name="ce62" table:formula="of:=([.L74]-[.K64])" office:value-type="string" office:string-value="52713" calcext:value-type="string">
              <text:p>52713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2" table:formula="of:=([.L74]-[.K75])" office:value-type="string" office:string-value="52924" calcext:value-type="string">
              <text:p>52924</text:p>
            </table:table-cell>
            <table:table-cell table:style-name="ce87" office:value-type="string" calcext:value-type="string">
              <text:p>Total dummy</text:p>
            </table:table-cell>
            <table:table-cell table:style-name="ce62" table:formula="of:=([.L76]-[.K76])+[.M64]" office:value-type="string" office:string-value="2820" calcext:value-type="string">
              <text:p>2820</text:p>
            </table:table-cell>
            <table:table-cell table:style-name="ce87" office:value-type="string" calcext:value-type="string">
              <text:p>Total elasped minus dummy</text:p>
            </table:table-cell>
            <table:table-cell table:style-name="ce62" table:formula="of:=([.F77]-[.H77])" office:value-type="string" office:string-value="50104" calcext:value-type="string">
              <text:p>50104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53" office:value-type="float" office:value="7.74" calcext:value-type="float">
            <text:p>7.74</text:p>
          </table:table-cell>
          <table:table-cell table:style-name="ce77"/>
          <table:table-cell table:style-name="ce54"/>
          <table:table-cell table:style-name="ce77" table:number-columns-repeated="3"/>
          <table:table-cell table:style-name="ce54"/>
          <table:table-cell table:style-name="ce77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54"/>
            <table:table-cell table:style-name="ce77" office:value-type="float" office:value="4925" calcext:value-type="float">
              <text:p>4925</text:p>
            </table:table-cell>
            <table:table-cell table:style-name="ce54"/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54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table:formula="of:=(([.D79]*60*60)+([.E79]*60)+[.F79])" office:value-type="float" office:value="67779" calcext:value-type="float">
              <text:p>67779</text:p>
            </table:table-cell>
            <table:table-cell table:style-name="ce77" table:formula="of:=(([.H79]*60*60)+([.I79]*60)+[.J79])" office:value-type="float" office:value="71299" calcext:value-type="float">
              <text:p>71299</text:p>
            </table:table-cell>
            <table:table-cell table:style-name="ce77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26" calcext:value-type="float">
              <text:p>4926</text:p>
            </table:table-cell>
            <table:table-cell table:style-name="ce54"/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54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80]*60*60)+([.E80]*60)+[.F80])" office:value-type="float" office:value="71351" calcext:value-type="float">
              <text:p>71351</text:p>
            </table:table-cell>
            <table:table-cell table:style-name="ce77" table:formula="of:=(([.H80]*60*60)+([.I80]*60)+[.J80])" office:value-type="float" office:value="75120" calcext:value-type="float">
              <text:p>75120</text:p>
            </table:table-cell>
            <table:table-cell table:style-name="ce77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27" calcext:value-type="float">
              <text:p>4927</text:p>
            </table:table-cell>
            <table:table-cell table:style-name="ce54"/>
            <table:table-cell table:style-name="ce77" office:value-type="float" office:value="20" calcext:value-type="float">
              <text:p>20</text:p>
            </table:table-cell>
            <table:table-cell table:style-name="ce77" office:value-type="float" office:value="57" calcext:value-type="float">
              <text:p>57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54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53" calcext:value-type="float">
              <text:p>53</text:p>
            </table:table-cell>
            <table:table-cell table:style-name="ce77" office:value-type="float" office:value="59" calcext:value-type="float">
              <text:p>59</text:p>
            </table:table-cell>
            <table:table-cell table:style-name="ce77" table:formula="of:=(([.D81]*60*60)+([.E81]*60)+[.F81])" office:value-type="float" office:value="75434" calcext:value-type="float">
              <text:p>75434</text:p>
            </table:table-cell>
            <table:table-cell table:style-name="ce77" table:formula="of:=(([.H81]*60*60)+([.I81]*60)+[.J81])" office:value-type="float" office:value="78839" calcext:value-type="float">
              <text:p>78839</text:p>
            </table:table-cell>
            <table:table-cell table:style-name="ce77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28" calcext:value-type="float">
              <text:p>4928</text:p>
            </table:table-cell>
            <table:table-cell table:style-name="ce54"/>
            <table:table-cell table:style-name="ce77" office:value-type="float" office:value="21" calcext:value-type="float">
              <text:p>21</text:p>
            </table:table-cell>
            <table:table-cell table:style-name="ce77" office:value-type="float" office:value="54" calcext:value-type="float">
              <text:p>54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54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2" calcext:value-type="float">
              <text:p>2</text:p>
            </table:table-cell>
            <table:table-cell table:style-name="ce77" office:value-type="float" office:value="41" calcext:value-type="float">
              <text:p>41</text:p>
            </table:table-cell>
            <table:table-cell table:style-name="ce77" table:formula="of:=(([.D82]*60*60)+([.E82]*60)+[.F82])" office:value-type="float" office:value="78879" calcext:value-type="float">
              <text:p>78879</text:p>
            </table:table-cell>
            <table:table-cell table:style-name="ce77" table:formula="of:=(([.H82]*60*60)+([.I82]*60)+[.J82])" office:value-type="float" office:value="82961" calcext:value-type="float">
              <text:p>82961</text:p>
            </table:table-cell>
            <table:table-cell table:style-name="ce77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29" calcext:value-type="float">
              <text:p>4929</text:p>
            </table:table-cell>
            <table:table-cell table:style-name="ce54"/>
            <table:table-cell table:style-name="ce77" office:value-type="float" office:value="23" calcext:value-type="float">
              <text:p>23</text:p>
            </table:table-cell>
            <table:table-cell table:style-name="ce77" office:value-type="float" office:value="3" calcext:value-type="float">
              <text:p>3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54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office:value-type="float" office:value="52" calcext:value-type="float">
              <text:p>52</text:p>
            </table:table-cell>
            <table:table-cell table:style-name="ce77" table:formula="of:=(([.D83]*60*60)+([.E83]*60)+[.F83])" office:value-type="float" office:value="83004" calcext:value-type="float">
              <text:p>83004</text:p>
            </table:table-cell>
            <table:table-cell table:style-name="ce77" table:formula="of:=(([.H83]*60*60)+([.I83]*60)+[.J83])" office:value-type="float" office:value="86452" calcext:value-type="float">
              <text:p>86452</text:p>
            </table:table-cell>
            <table:table-cell table:style-name="ce77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30" calcext:value-type="float">
              <text:p>4930</text:p>
            </table:table-cell>
            <table:table-cell table:style-name="ce54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1" calcext:value-type="float">
              <text:p>1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54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44" calcext:value-type="float">
              <text:p>4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84]*60*60)+([.E84]*60)+[.F84])" office:value-type="float" office:value="86510" calcext:value-type="float">
              <text:p>86510</text:p>
            </table:table-cell>
            <table:table-cell table:style-name="ce77" table:formula="of:=(([.H84]*60*60)+([.I84]*60)+[.J84])" office:value-type="float" office:value="89040" calcext:value-type="float">
              <text:p>89040</text:p>
            </table:table-cell>
            <table:table-cell table:style-name="ce77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1" calcext:value-type="float">
              <text:p>4931</text:p>
            </table:table-cell>
            <table:table-cell table:style-name="ce54"/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54"/>
            <table:table-cell table:number-columns-repeated="2" table:style-name="ce77" office:value-type="float" office:value="25" calcext:value-type="float">
              <text:p>25</text:p>
            </table:table-cell>
            <table:table-cell table:style-name="ce77" office:value-type="float" office:value="16" calcext:value-type="float">
              <text:p>16</text:p>
            </table:table-cell>
            <table:table-cell table:style-name="ce77" table:formula="of:=(([.D85]*60*60)+([.E85]*60)+[.F85])" office:value-type="float" office:value="89125" calcext:value-type="float">
              <text:p>89125</text:p>
            </table:table-cell>
            <table:table-cell table:style-name="ce77" table:formula="of:=(([.H85]*60*60)+([.I85]*60)+[.J85])" office:value-type="float" office:value="91516" calcext:value-type="float">
              <text:p>91516</text:p>
            </table:table-cell>
            <table:table-cell table:style-name="ce77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2" calcext:value-type="float">
              <text:p>4932</text:p>
            </table:table-cell>
            <table:table-cell table:style-name="ce54"/>
            <table:table-cell table:number-columns-repeated="2" table:style-name="ce77" office:value-type="float" office:value="25" calcext:value-type="float">
              <text:p>25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54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7" calcext:value-type="float">
              <text:p>7</text:p>
            </table:table-cell>
            <table:table-cell table:style-name="ce77" office:value-type="float" office:value="46" calcext:value-type="float">
              <text:p>46</text:p>
            </table:table-cell>
            <table:table-cell table:style-name="ce77" table:formula="of:=(([.D86]*60*60)+([.E86]*60)+[.F86])" office:value-type="float" office:value="91551" calcext:value-type="float">
              <text:p>91551</text:p>
            </table:table-cell>
            <table:table-cell table:style-name="ce77" table:formula="of:=(([.H86]*60*60)+([.I86]*60)+[.J86])" office:value-type="float" office:value="94066" calcext:value-type="float">
              <text:p>94066</text:p>
            </table:table-cell>
            <table:table-cell table:style-name="ce77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3" calcext:value-type="float">
              <text:p>4933</text:p>
            </table:table-cell>
            <table:table-cell table:style-name="ce54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8" calcext:value-type="float">
              <text:p>8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54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47" calcext:value-type="float">
              <text:p>47</text:p>
            </table:table-cell>
            <table:table-cell table:style-name="ce77" office:value-type="float" office:value="34" calcext:value-type="float">
              <text:p>34</text:p>
            </table:table-cell>
            <table:table-cell table:style-name="ce77" table:formula="of:=(([.D87]*60*60)+([.E87]*60)+[.F87])" office:value-type="float" office:value="94108" calcext:value-type="float">
              <text:p>94108</text:p>
            </table:table-cell>
            <table:table-cell table:style-name="ce77" table:formula="of:=(([.H87]*60*60)+([.I87]*60)+[.J87])" office:value-type="float" office:value="96454" calcext:value-type="float">
              <text:p>96454</text:p>
            </table:table-cell>
            <table:table-cell table:style-name="ce77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4" calcext:value-type="float">
              <text:p>4934</text:p>
            </table:table-cell>
            <table:table-cell table:style-name="ce54"/>
            <table:table-cell table:style-name="ce77" office:value-type="float" office:value="26" calcext:value-type="float">
              <text:p>26</text:p>
            </table:table-cell>
            <table:table-cell table:style-name="ce77" office:value-type="float" office:value="48" calcext:value-type="float">
              <text:p>48</text:p>
            </table:table-cell>
            <table:table-cell table:style-name="ce77" office:value-type="float" office:value="12" calcext:value-type="float">
              <text:p>12</text:p>
            </table:table-cell>
            <table:table-cell table:style-name="ce54"/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46" calcext:value-type="float">
              <text:p>46</text:p>
            </table:table-cell>
            <table:table-cell table:style-name="ce77" table:formula="of:=(([.D88]*60*60)+([.E88]*60)+[.F88])" office:value-type="float" office:value="96492" calcext:value-type="float">
              <text:p>96492</text:p>
            </table:table-cell>
            <table:table-cell table:style-name="ce77" table:formula="of:=(([.H88]*60*60)+([.I88]*60)+[.J88])" office:value-type="float" office:value="98926" calcext:value-type="float">
              <text:p>98926</text:p>
            </table:table-cell>
            <table:table-cell table:style-name="ce77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35" calcext:value-type="float">
              <text:p>4935</text:p>
            </table:table-cell>
            <table:table-cell table:style-name="ce54"/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23" calcext:value-type="float">
              <text:p>23</text:p>
            </table:table-cell>
            <table:table-cell table:style-name="ce54"/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89]*60*60)+([.E89]*60)+[.F89])" office:value-type="float" office:value="98963" calcext:value-type="float">
              <text:p>98963</text:p>
            </table:table-cell>
            <table:table-cell table:style-name="ce77" table:formula="of:=(([.H89]*60*60)+([.I89]*60)+[.J89])" office:value-type="float" office:value="99120" calcext:value-type="float">
              <text:p>99120</text:p>
            </table:table-cell>
            <table:table-cell table:style-name="ce77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6" calcext:value-type="float">
              <text:p>4936</text:p>
            </table:table-cell>
            <table:table-cell table:style-name="ce54"/>
            <table:table-cell table:style-name="ce77" office:value-type="float" office:value="27" calcext:value-type="float">
              <text:p>27</text:p>
            </table:table-cell>
            <table:table-cell table:style-name="ce77" office:value-type="float" office:value="32" calcext:value-type="float">
              <text:p>32</text:p>
            </table:table-cell>
            <table:table-cell table:style-name="ce77" office:value-type="float" office:value="37" calcext:value-type="float">
              <text:p>37</text:p>
            </table:table-cell>
            <table:table-cell table:style-name="ce54"/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77" office:value-type="float" office:value="30" calcext:value-type="float">
              <text:p>30</text:p>
            </table:table-cell>
            <table:table-cell table:style-name="ce77" table:formula="of:=(([.D90]*60*60)+([.E90]*60)+[.F90])" office:value-type="float" office:value="99157" calcext:value-type="float">
              <text:p>99157</text:p>
            </table:table-cell>
            <table:table-cell table:style-name="ce77" table:formula="of:=(([.H90]*60*60)+([.I90]*60)+[.J90])" office:value-type="float" office:value="101910" calcext:value-type="float">
              <text:p>101910</text:p>
            </table:table-cell>
            <table:table-cell table:style-name="ce77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7" calcext:value-type="float">
              <text:p>4937</text:p>
            </table:table-cell>
            <table:table-cell table:style-name="ce54"/>
            <table:table-cell table:style-name="ce77" office:value-type="float" office:value="28" calcext:value-type="float">
              <text:p>28</text:p>
            </table:table-cell>
            <table:table-cell table:style-name="ce77" office:value-type="float" office:value="19" calcext:value-type="float">
              <text:p>1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/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10" calcext:value-type="float">
              <text:p>10</text:p>
            </table:table-cell>
            <table:table-cell table:style-name="ce77" office:value-type="float" office:value="5" calcext:value-type="float">
              <text:p>5</text:p>
            </table:table-cell>
            <table:table-cell table:style-name="ce77" table:formula="of:=(([.D91]*60*60)+([.E91]*60)+[.F91])" office:value-type="float" office:value="101940" calcext:value-type="float">
              <text:p>101940</text:p>
            </table:table-cell>
            <table:table-cell table:style-name="ce77" table:formula="of:=(([.H91]*60*60)+([.I91]*60)+[.J91])" office:value-type="float" office:value="105005" calcext:value-type="float">
              <text:p>105005</text:p>
            </table:table-cell>
            <table:table-cell table:style-name="ce77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8" calcext:value-type="float">
              <text:p>4938</text:p>
            </table:table-cell>
            <table:table-cell table:style-name="ce54"/>
            <table:table-cell table:style-name="ce77" office:value-type="float" office:value="29" calcext:value-type="float">
              <text:p>29</text:p>
            </table:table-cell>
            <table:table-cell table:style-name="ce77" office:value-type="float" office:value="44" calcext:value-type="float">
              <text:p>44</text:p>
            </table:table-cell>
            <table:table-cell table:style-name="ce77" office:value-type="float" office:value="40" calcext:value-type="float">
              <text:p>40</text:p>
            </table:table-cell>
            <table:table-cell table:style-name="ce54"/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44" calcext:value-type="float">
              <text:p>44</text:p>
            </table:table-cell>
            <table:table-cell table:style-name="ce77" office:value-type="float" office:value="33" calcext:value-type="float">
              <text:p>33</text:p>
            </table:table-cell>
            <table:table-cell table:style-name="ce77" table:formula="of:=(([.D92]*60*60)+([.E92]*60)+[.F92])" office:value-type="float" office:value="107080" calcext:value-type="float">
              <text:p>107080</text:p>
            </table:table-cell>
            <table:table-cell table:style-name="ce77" table:formula="of:=(([.H92]*60*60)+([.I92]*60)+[.J92])" office:value-type="float" office:value="110673" calcext:value-type="float">
              <text:p>110673</text:p>
            </table:table-cell>
            <table:table-cell table:style-name="ce77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77" office:value-type="float" office:value="4939" calcext:value-type="float">
              <text:p>4939</text:p>
            </table:table-cell>
            <table:table-cell table:style-name="ce54"/>
            <table:table-cell table:style-name="ce77" office:value-type="float" office:value="30" calcext:value-type="float">
              <text:p>30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77" office:value-type="float" office:value="18" calcext:value-type="float">
              <text:p>18</text:p>
            </table:table-cell>
            <table:table-cell table:style-name="ce54"/>
            <table:table-cell table:style-name="ce77" office:value-type="float" office:value="31" calcext:value-type="float">
              <text:p>31</text:p>
            </table:table-cell>
            <table:table-cell table:style-name="ce77" office:value-type="float" office:value="46" calcext:value-type="float">
              <text:p>46</text:p>
            </table:table-cell>
            <table:table-cell table:style-name="ce77" office:value-type="float" office:value="14" calcext:value-type="float">
              <text:p>14</text:p>
            </table:table-cell>
            <table:table-cell table:style-name="ce77" table:formula="of:=(([.D93]*60*60)+([.E93]*60)+[.F93])" office:value-type="float" office:value="110718" calcext:value-type="float">
              <text:p>110718</text:p>
            </table:table-cell>
            <table:table-cell table:style-name="ce77" table:formula="of:=(([.H93]*60*60)+([.I93]*60)+[.J93])" office:value-type="float" office:value="114374" calcext:value-type="float">
              <text:p>114374</text:p>
            </table:table-cell>
            <table:table-cell table:style-name="ce77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40" calcext:value-type="float">
              <text:p>4940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24" calcext:value-type="float">
              <text:p>24</text:p>
            </table:table-cell>
            <table:table-cell table:style-name="ce77" office:value-type="float" office:value="50" calcext:value-type="float">
              <text:p>50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49" calcext:value-type="float">
              <text:p>49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94]*60*60)+([.E94]*60)+[.F94])" office:value-type="float" office:value="48290" calcext:value-type="float">
              <text:p>48290</text:p>
            </table:table-cell>
            <table:table-cell table:style-name="ce77" table:formula="of:=(([.H94]*60*60)+([.I94]*60)+[.J94])" office:value-type="float" office:value="49740" calcext:value-type="float">
              <text:p>49740</text:p>
            </table:table-cell>
            <table:table-cell table:style-name="ce77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41" calcext:value-type="float">
              <text:p>4941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51" calcext:value-type="float">
              <text:p>51</text:p>
            </table:table-cell>
            <table:table-cell table:style-name="ce77" office:value-type="float" office:value="38" calcext:value-type="float">
              <text:p>38</text:p>
            </table:table-cell>
            <table:table-cell table:style-name="ce54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36" calcext:value-type="float">
              <text:p>36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95]*60*60)+([.E95]*60)+[.F95])" office:value-type="float" office:value="49898" calcext:value-type="float">
              <text:p>49898</text:p>
            </table:table-cell>
            <table:table-cell table:style-name="ce77" table:formula="of:=(([.H95]*60*60)+([.I95]*60)+[.J95])" office:value-type="float" office:value="52560" calcext:value-type="float">
              <text:p>52560</text:p>
            </table:table-cell>
            <table:table-cell table:style-name="ce77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 office:value-type="string" calcext:value-type="string">
              <text:p>*</text:p>
            </table:table-cell>
            <table:table-cell table:style-name="ce77" office:value-type="float" office:value="4942" calcext:value-type="float">
              <text:p>4942</text:p>
            </table:table-cell>
            <table:table-cell table:style-name="ce54"/>
            <table:table-cell table:style-name="ce77" office:value-type="float" office:value="14" calcext:value-type="float">
              <text:p>14</text:p>
            </table:table-cell>
            <table:table-cell table:style-name="ce77" office:value-type="float" office:value="39" calcext:value-type="float">
              <text:p>39</text:p>
            </table:table-cell>
            <table:table-cell table:style-name="ce77" office:value-type="float" office:value="45" calcext:value-type="float">
              <text:p>45</text:p>
            </table:table-cell>
            <table:table-cell table:style-name="ce54"/>
            <table:table-cell table:style-name="ce77" office:value-type="float" office:value="15" calcext:value-type="float">
              <text:p>15</text:p>
            </table:table-cell>
            <table:table-cell table:style-name="ce77" office:value-type="float" office:value="11" calcext:value-type="float">
              <text:p>11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77" table:formula="of:=(([.D96]*60*60)+([.E96]*60)+[.F96])" office:value-type="float" office:value="52785" calcext:value-type="float">
              <text:p>52785</text:p>
            </table:table-cell>
            <table:table-cell table:style-name="ce77" table:formula="of:=(([.H96]*60*60)+([.I96]*60)+[.J96])" office:value-type="float" office:value="54660" calcext:value-type="float">
              <text:p>54660</text:p>
            </table:table-cell>
            <table:table-cell table:style-name="ce77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54" office:value-type="string" calcext:value-type="string">
              <text:p>Setup</text:p>
            </table:table-cell>
            <table:table-cell table:style-name="ce54"/>
            <table:table-cell table:style-name="ce77" office:value-type="float" office:value="17" calcext:value-type="float">
              <text:p>17</text:p>
            </table:table-cell>
            <table:table-cell table:style-name="ce77" office:value-type="float" office:value="25" calcext:value-type="float">
              <text:p>25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 table:number-columns-repeated="4"/>
            <table:table-cell table:style-name="ce77" table:formula="of:=(([.D97]*60*60)+([.E97]*60)+[.F97])" office:value-type="float" office:value="62700" calcext:value-type="float">
              <text:p>62700</text:p>
            </table:table-cell>
            <table:table-cell table:style-name="ce54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4"/>
            <table:table-cell table:style-name="ce54" office:value-type="string" calcext:value-type="string">
              <text:p>Target change</text:p>
            </table:table-cell>
            <table:table-cell table:style-name="ce54"/>
            <table:table-cell table:style-name="ce77" office:value-type="float" office:value="13" calcext:value-type="float">
              <text:p>13</text:p>
            </table:table-cell>
            <table:table-cell table:style-name="ce77" office:value-type="float" office:value="4" calcext:value-type="float">
              <text:p>4</text:p>
            </table:table-cell>
            <table:table-cell table:style-name="ce77" office:value-type="float" office:value="0" calcext:value-type="float">
              <text:p>0</text:p>
            </table:table-cell>
            <table:table-cell table:style-name="ce54" table:number-columns-repeated="4"/>
            <table:table-cell table:style-name="ce77" table:formula="of:=(([.D98]*60*60)+([.E98]*60)+[.F98])" office:value-type="float" office:value="47040" calcext:value-type="float">
              <text:p>47040</text:p>
            </table:table-cell>
            <table:table-cell table:style-name="ce77" table:formula="of:=[.K94]" office:value-type="string" office:string-value="48290" calcext:value-type="string">
              <text:p>48290</text:p>
            </table:table-cell>
            <table:table-cell table:style-name="ce54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3" office:value-type="float" office:value="7.74" calcext:value-type="float">
              <text:p>7.74</text:p>
            </table:table-cell>
            <table:table-cell table:style-name="ce71" office:value-type="string" calcext:value-type="string">
              <text:p>4925-4939</text:p>
            </table:table-cell>
            <table:table-cell table:style-name="ce82" office:value-type="string" calcext:value-type="string">
              <text:p>Total Time of runs</text:p>
            </table:table-cell>
            <table:table-cell table:style-name="ce53" table:formula="of:=([.L93]-[.K79])" office:value-type="string" office:string-value="46595" calcext:value-type="string">
              <text:p>4659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53" table:formula="of:=([.L93]-[.K97])" office:value-type="string" office:string-value="51674" calcext:value-type="string">
              <text:p>51674</text:p>
            </table:table-cell>
            <table:table-cell table:style-name="ce82" office:value-type="string" calcext:value-type="string">
              <text:p>Total dummy</text:p>
            </table:table-cell>
            <table:table-cell table:style-name="ce53" table:formula="of:=([.L98]-[.K98])+[.M94]+[.M95]+[.M96]" office:value-type="string" office:string-value="7237" calcext:value-type="string">
              <text:p>7237</text:p>
            </table:table-cell>
            <table:table-cell table:style-name="ce82" office:value-type="string" calcext:value-type="string">
              <text:p>Total elasped minus dummy</text:p>
            </table:table-cell>
            <table:table-cell table:style-name="ce53" table:formula="of:=([.F99]-[.H99])" office:value-type="string" office:string-value="44437" calcext:value-type="string">
              <text:p>44437</text:p>
            </table:table-cell>
            <table:table-cell table:style-name="ce54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4" office:value-type="string" calcext:value-type="string">
            <text:p>7.74 (2)</text:p>
          </table:table-cell>
          <table:table-cell table:style-name="ce78"/>
          <table:table-cell table:style-name="ce56"/>
          <table:table-cell table:style-name="ce78" table:number-columns-repeated="3"/>
          <table:table-cell table:style-name="ce56"/>
          <table:table-cell table:style-name="ce78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56"/>
            <table:table-cell table:style-name="ce78" office:value-type="float" office:value="4943" calcext:value-type="float">
              <text:p>4943</text:p>
            </table:table-cell>
            <table:table-cell table:style-name="ce56"/>
            <table:table-cell table:style-name="ce78" office:value-type="float" office:value="15" calcext:value-type="float">
              <text:p>15</text:p>
            </table:table-cell>
            <table:table-cell table:style-name="ce78" office:value-type="float" office:value="26" calcext:value-type="float">
              <text:p>26</text:p>
            </table:table-cell>
            <table:table-cell table:style-name="ce78" office:value-type="float" office:value="39" calcext:value-type="float">
              <text:p>39</text:p>
            </table:table-cell>
            <table:table-cell table:style-name="ce56"/>
            <table:table-cell table:style-name="ce78" office:value-type="float" office:value="16" calcext:value-type="float">
              <text:p>16</text:p>
            </table:table-cell>
            <table:table-cell table:style-name="ce78" office:value-type="float" office:value="26" calcext:value-type="float">
              <text:p>26</text:p>
            </table:table-cell>
            <table:table-cell table:style-name="ce78" office:value-type="float" office:value="30" calcext:value-type="float">
              <text:p>30</text:p>
            </table:table-cell>
            <table:table-cell table:style-name="ce78" table:formula="of:=(([.D101]*60*60)+([.E101]*60)+[.F101])" office:value-type="float" office:value="55599" calcext:value-type="float">
              <text:p>55599</text:p>
            </table:table-cell>
            <table:table-cell table:style-name="ce78" table:formula="of:=(([.H101]*60*60)+([.I101]*60)+[.J101])" office:value-type="float" office:value="59190" calcext:value-type="float">
              <text:p>59190</text:p>
            </table:table-cell>
            <table:table-cell table:style-name="ce78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44" calcext:value-type="float">
              <text:p>4944</text:p>
            </table:table-cell>
            <table:table-cell table:style-name="ce56"/>
            <table:table-cell table:style-name="ce78" office:value-type="float" office:value="16" calcext:value-type="float">
              <text:p>16</text:p>
            </table:table-cell>
            <table:table-cell table:style-name="ce78" office:value-type="float" office:value="27" calcext:value-type="float">
              <text:p>27</text:p>
            </table:table-cell>
            <table:table-cell table:style-name="ce78" office:value-type="float" office:value="8" calcext:value-type="float">
              <text:p>8</text:p>
            </table:table-cell>
            <table:table-cell table:style-name="ce56"/>
            <table:table-cell table:style-name="ce78" office:value-type="float" office:value="17" calcext:value-type="float">
              <text:p>17</text:p>
            </table:table-cell>
            <table:table-cell table:style-name="ce78" office:value-type="float" office:value="28" calcext:value-type="float">
              <text:p>28</text:p>
            </table:table-cell>
            <table:table-cell table:style-name="ce78" office:value-type="float" office:value="25" calcext:value-type="float">
              <text:p>25</text:p>
            </table:table-cell>
            <table:table-cell table:style-name="ce78" table:formula="of:=(([.D102]*60*60)+([.E102]*60)+[.F102])" office:value-type="float" office:value="59228" calcext:value-type="float">
              <text:p>59228</text:p>
            </table:table-cell>
            <table:table-cell table:style-name="ce78" table:formula="of:=(([.H102]*60*60)+([.I102]*60)+[.J102])" office:value-type="float" office:value="62905" calcext:value-type="float">
              <text:p>62905</text:p>
            </table:table-cell>
            <table:table-cell table:style-name="ce78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56" office:value-type="string" calcext:value-type="string">
              <text:p>Setup</text:p>
            </table:table-cell>
            <table:table-cell table:style-name="ce56"/>
            <table:table-cell table:style-name="ce78" office:value-type="float" office:value="15" calcext:value-type="float">
              <text:p>15</text:p>
            </table:table-cell>
            <table:table-cell table:style-name="ce78" office:value-type="float" office:value="17" calcext:value-type="float">
              <text:p>17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 table:number-columns-repeated="4"/>
            <table:table-cell table:style-name="ce78" table:formula="of:=(([.D103]*60*60)+([.E103]*60)+[.F103])" office:value-type="float" office:value="55020" calcext:value-type="float">
              <text:p>55020</text:p>
            </table:table-cell>
            <table:table-cell table:style-name="ce56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4" office:value-type="string" calcext:value-type="string">
              <text:p>7.74 (2)</text:p>
            </table:table-cell>
            <table:table-cell table:style-name="ce64" office:value-type="string" calcext:value-type="string">
              <text:p>4943-4944</text:p>
            </table:table-cell>
            <table:table-cell table:style-name="ce83" office:value-type="string" calcext:value-type="string">
              <text:p>Total Time of runs</text:p>
            </table:table-cell>
            <table:table-cell table:style-name="ce55" table:formula="of:=([.L102]-[.K101])" office:value-type="string" office:string-value="7306" calcext:value-type="string">
              <text:p>7306</text:p>
            </table:table-cell>
            <table:table-cell table:style-name="ce96" office:value-type="string" calcext:value-type="string">
              <text:p>Total elasped time</text:p>
            </table:table-cell>
            <table:table-cell table:style-name="ce55" table:formula="of:=([.L102]-[.K103])" office:value-type="string" office:string-value="7885" calcext:value-type="string">
              <text:p>7885</text:p>
            </table:table-cell>
            <table:table-cell table:style-name="ce83"/>
            <table:table-cell table:style-name="ce64"/>
            <table:table-cell table:style-name="ce83"/>
            <table:table-cell table:style-name="ce56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5" office:value-type="string" calcext:value-type="string">
            <text:p>10.74 (2)</text:p>
          </table:table-cell>
          <table:table-cell table:style-name="ce79"/>
          <table:table-cell table:style-name="ce66"/>
          <table:table-cell table:style-name="ce79" table:number-columns-repeated="3"/>
          <table:table-cell table:style-name="ce66"/>
          <table:table-cell table:style-name="ce79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66"/>
            <table:table-cell table:style-name="ce79" office:value-type="float" office:value="4945" calcext:value-type="float">
              <text:p>4945</text:p>
            </table:table-cell>
            <table:table-cell table:style-name="ce66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39" calcext:value-type="float">
              <text:p>39</text:p>
            </table:table-cell>
            <table:table-cell table:style-name="ce79" office:value-type="float" office:value="54" calcext:value-type="float">
              <text:p>54</text:p>
            </table:table-cell>
            <table:table-cell table:style-name="ce66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36" calcext:value-type="float">
              <text:p>36</text:p>
            </table:table-cell>
            <table:table-cell table:style-name="ce79" office:value-type="float" office:value="30" calcext:value-type="float">
              <text:p>30</text:p>
            </table:table-cell>
            <table:table-cell table:style-name="ce79" table:formula="of:=(([.D106]*60*60)+([.E106]*60)+[.F106])" office:value-type="float" office:value="63594" calcext:value-type="float">
              <text:p>63594</text:p>
            </table:table-cell>
            <table:table-cell table:style-name="ce79" table:formula="of:=(([.H106]*60*60)+([.I106]*60)+[.J106])" office:value-type="float" office:value="66990" calcext:value-type="float">
              <text:p>66990</text:p>
            </table:table-cell>
            <table:table-cell table:style-name="ce79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6"/>
            <table:table-cell table:style-name="ce79" office:value-type="float" office:value="4946" calcext:value-type="float">
              <text:p>4946</text:p>
            </table:table-cell>
            <table:table-cell table:style-name="ce66"/>
            <table:table-cell table:style-name="ce79" office:value-type="float" office:value="18" calcext:value-type="float">
              <text:p>18</text:p>
            </table:table-cell>
            <table:table-cell table:style-name="ce79" office:value-type="float" office:value="37" calcext:value-type="float">
              <text:p>37</text:p>
            </table:table-cell>
            <table:table-cell table:style-name="ce79" office:value-type="float" office:value="4" calcext:value-type="float">
              <text:p>4</text:p>
            </table:table-cell>
            <table:table-cell table:style-name="ce66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0" calcext:value-type="float">
              <text:p>20</text:p>
            </table:table-cell>
            <table:table-cell table:style-name="ce79" office:value-type="float" office:value="51" calcext:value-type="float">
              <text:p>51</text:p>
            </table:table-cell>
            <table:table-cell table:style-name="ce79" table:formula="of:=(([.D107]*60*60)+([.E107]*60)+[.F107])" office:value-type="float" office:value="67024" calcext:value-type="float">
              <text:p>67024</text:p>
            </table:table-cell>
            <table:table-cell table:style-name="ce79" table:formula="of:=(([.H107]*60*60)+([.I107]*60)+[.J107])" office:value-type="float" office:value="69651" calcext:value-type="float">
              <text:p>69651</text:p>
            </table:table-cell>
            <table:table-cell table:style-name="ce79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6"/>
            <table:table-cell table:style-name="ce79" office:value-type="float" office:value="4947" calcext:value-type="float">
              <text:p>4947</text:p>
            </table:table-cell>
            <table:table-cell table:style-name="ce66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21" calcext:value-type="float">
              <text:p>21</text:p>
            </table:table-cell>
            <table:table-cell table:style-name="ce79" office:value-type="float" office:value="31" calcext:value-type="float">
              <text:p>31</text:p>
            </table:table-cell>
            <table:table-cell table:style-name="ce66"/>
            <table:table-cell table:style-name="ce79" office:value-type="float" office:value="19" calcext:value-type="float">
              <text:p>19</text:p>
            </table:table-cell>
            <table:table-cell table:style-name="ce79" office:value-type="float" office:value="50" calcext:value-type="float">
              <text:p>50</text:p>
            </table:table-cell>
            <table:table-cell table:style-name="ce79" office:value-type="float" office:value="48" calcext:value-type="float">
              <text:p>48</text:p>
            </table:table-cell>
            <table:table-cell table:style-name="ce79" table:formula="of:=(([.D108]*60*60)+([.E108]*60)+[.F108])" office:value-type="float" office:value="69691" calcext:value-type="float">
              <text:p>69691</text:p>
            </table:table-cell>
            <table:table-cell table:style-name="ce79" table:formula="of:=(([.H108]*60*60)+([.I108]*60)+[.J108])" office:value-type="float" office:value="71448" calcext:value-type="float">
              <text:p>71448</text:p>
            </table:table-cell>
            <table:table-cell table:style-name="ce79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6"/>
            <table:table-cell table:style-name="ce66" office:value-type="string" calcext:value-type="string">
              <text:p>Setup</text:p>
            </table:table-cell>
            <table:table-cell table:style-name="ce66"/>
            <table:table-cell table:style-name="ce79" office:value-type="float" office:value="17" calcext:value-type="float">
              <text:p>17</text:p>
            </table:table-cell>
            <table:table-cell table:style-name="ce79" office:value-type="float" office:value="28" calcext:value-type="float">
              <text:p>28</text:p>
            </table:table-cell>
            <table:table-cell table:style-name="ce79" office:value-type="float" office:value="0" calcext:value-type="float">
              <text:p>0</text:p>
            </table:table-cell>
            <table:table-cell table:style-name="ce66" table:number-columns-repeated="4"/>
            <table:table-cell table:style-name="ce79" table:formula="of:=(([.D109]*60*60)+([.E109]*60)+[.F109])" office:value-type="float" office:value="62880" calcext:value-type="float">
              <text:p>62880</text:p>
            </table:table-cell>
            <table:table-cell table:style-name="ce66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5" office:value-type="string" calcext:value-type="string">
              <text:p>10.74 (2)</text:p>
            </table:table-cell>
            <table:table-cell table:style-name="ce65" office:value-type="string" calcext:value-type="string">
              <text:p>4945-4947</text:p>
            </table:table-cell>
            <table:table-cell table:style-name="ce88" office:value-type="string" calcext:value-type="string">
              <text:p>Total Time of runs</text:p>
            </table:table-cell>
            <table:table-cell table:style-name="ce94" table:formula="of:=([.L108]-[.K106])" office:value-type="string" office:string-value="7854" calcext:value-type="string">
              <text:p>7854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94" table:formula="of:=([.L108]-[.K109])" office:value-type="string" office:string-value="8568" calcext:value-type="string">
              <text:p>8568</text:p>
            </table:table-cell>
            <table:table-cell table:style-name="ce88"/>
            <table:table-cell table:style-name="ce65"/>
            <table:table-cell table:style-name="ce88"/>
            <table:table-cell table:style-name="ce66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4" office:value-type="string" calcext:value-type="string">
            <text:p>7.74 (3)</text:p>
          </table:table-cell>
          <table:table-cell table:style-name="ce78"/>
          <table:table-cell table:style-name="ce56"/>
          <table:table-cell table:style-name="ce78" table:number-columns-repeated="3"/>
          <table:table-cell table:style-name="ce56"/>
          <table:table-cell table:style-name="ce78" table:number-columns-repeated="6"/>
          <table:table-cell table:style-name="ce2" table:number-columns-repeated="16"/>
          <table:table-cell table:number-columns-repeated="995"/>
        </table:table-row>
        <table:table-row-group>
          <table:table-row table:style-name="ro8" table:visibility="collapse">
            <table:table-cell table:style-name="ce56"/>
            <table:table-cell table:style-name="ce78" office:value-type="float" office:value="4948" calcext:value-type="float">
              <text:p>4948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56" calcext:value-type="float">
              <text:p>56</text:p>
            </table:table-cell>
            <table:table-cell table:style-name="ce78" office:value-type="float" office:value="26" calcext:value-type="float">
              <text:p>26</text:p>
            </table:table-cell>
            <table:table-cell table:style-name="ce56"/>
            <table:table-cell table:style-name="ce78" office:value-type="float" office:value="20" calcext:value-type="float">
              <text:p>20</text:p>
            </table:table-cell>
            <table:table-cell table:style-name="ce78" office:value-type="float" office:value="58" calcext:value-type="float">
              <text:p>58</text:p>
            </table:table-cell>
            <table:table-cell table:style-name="ce78" office:value-type="float" office:value="17" calcext:value-type="float">
              <text:p>17</text:p>
            </table:table-cell>
            <table:table-cell table:style-name="ce78" table:formula="of:=(([.D112]*60*60)+([.E112]*60)+[.F112])" office:value-type="float" office:value="71786" calcext:value-type="float">
              <text:p>71786</text:p>
            </table:table-cell>
            <table:table-cell table:style-name="ce78" table:formula="of:=(([.H112]*60*60)+([.I112]*60)+[.J112])" office:value-type="float" office:value="75497" calcext:value-type="float">
              <text:p>75497</text:p>
            </table:table-cell>
            <table:table-cell table:style-name="ce78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49" calcext:value-type="float">
              <text:p>4949</text:p>
            </table:table-cell>
            <table:table-cell table:style-name="ce56"/>
            <table:table-cell table:style-name="ce78" office:value-type="float" office:value="20" calcext:value-type="float">
              <text:p>20</text:p>
            </table:table-cell>
            <table:table-cell table:style-name="ce78" office:value-type="float" office:value="58" calcext:value-type="float">
              <text:p>58</text:p>
            </table:table-cell>
            <table:table-cell table:style-name="ce78" office:value-type="float" office:value="53" calcext:value-type="float">
              <text:p>53</text:p>
            </table:table-cell>
            <table:table-cell table:style-name="ce56"/>
            <table:table-cell table:style-name="ce78" office:value-type="float" office:value="22" calcext:value-type="float">
              <text:p>22</text:p>
            </table:table-cell>
            <table:table-cell table:style-name="ce78" office:value-type="float" office:value="10" calcext:value-type="float">
              <text:p>10</text:p>
            </table:table-cell>
            <table:table-cell table:style-name="ce78" office:value-type="float" office:value="51" calcext:value-type="float">
              <text:p>51</text:p>
            </table:table-cell>
            <table:table-cell table:style-name="ce78" table:formula="of:=(([.D113]*60*60)+([.E113]*60)+[.F113])" office:value-type="float" office:value="75533" calcext:value-type="float">
              <text:p>75533</text:p>
            </table:table-cell>
            <table:table-cell table:style-name="ce78" table:formula="of:=(([.H113]*60*60)+([.I113]*60)+[.J113])" office:value-type="float" office:value="79851" calcext:value-type="float">
              <text:p>79851</text:p>
            </table:table-cell>
            <table:table-cell table:style-name="ce78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0" calcext:value-type="float">
              <text:p>4950</text:p>
            </table:table-cell>
            <table:table-cell table:style-name="ce56"/>
            <table:table-cell table:style-name="ce78" office:value-type="float" office:value="22" calcext:value-type="float">
              <text:p>22</text:p>
            </table:table-cell>
            <table:table-cell table:style-name="ce78" office:value-type="float" office:value="11" calcext:value-type="float">
              <text:p>11</text:p>
            </table:table-cell>
            <table:table-cell table:style-name="ce78" office:value-type="float" office:value="24" calcext:value-type="float">
              <text:p>24</text:p>
            </table:table-cell>
            <table:table-cell table:style-name="ce56"/>
            <table:table-cell table:style-name="ce78" office:value-type="float" office:value="23" calcext:value-type="float">
              <text:p>23</text:p>
            </table:table-cell>
            <table:table-cell table:style-name="ce78" office:value-type="float" office:value="10" calcext:value-type="float">
              <text:p>10</text:p>
            </table:table-cell>
            <table:table-cell table:style-name="ce78" office:value-type="float" office:value="52" calcext:value-type="float">
              <text:p>52</text:p>
            </table:table-cell>
            <table:table-cell table:style-name="ce78" table:formula="of:=(([.D114]*60*60)+([.E114]*60)+[.F114])" office:value-type="float" office:value="79884" calcext:value-type="float">
              <text:p>79884</text:p>
            </table:table-cell>
            <table:table-cell table:style-name="ce78" table:formula="of:=(([.H114]*60*60)+([.I114]*60)+[.J114])" office:value-type="float" office:value="83452" calcext:value-type="float">
              <text:p>83452</text:p>
            </table:table-cell>
            <table:table-cell table:style-name="ce78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1" calcext:value-type="float">
              <text:p>4951</text:p>
            </table:table-cell>
            <table:table-cell table:style-name="ce56"/>
            <table:table-cell table:style-name="ce78" office:value-type="float" office:value="23" calcext:value-type="float">
              <text:p>23</text:p>
            </table:table-cell>
            <table:table-cell table:style-name="ce78" office:value-type="float" office:value="11" calcext:value-type="float">
              <text:p>11</text:p>
            </table:table-cell>
            <table:table-cell table:style-name="ce78" office:value-type="float" office:value="30" calcext:value-type="float">
              <text:p>30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8" calcext:value-type="float">
              <text:p>8</text:p>
            </table:table-cell>
            <table:table-cell table:style-name="ce78" office:value-type="float" office:value="7" calcext:value-type="float">
              <text:p>7</text:p>
            </table:table-cell>
            <table:table-cell table:style-name="ce78" table:formula="of:=(([.D115]*60*60)+([.E115]*60)+[.F115])" office:value-type="float" office:value="83490" calcext:value-type="float">
              <text:p>83490</text:p>
            </table:table-cell>
            <table:table-cell table:style-name="ce78" table:formula="of:=(([.H115]*60*60)+([.I115]*60)+[.J115])" office:value-type="float" office:value="86887" calcext:value-type="float">
              <text:p>86887</text:p>
            </table:table-cell>
            <table:table-cell table:style-name="ce78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2" calcext:value-type="float">
              <text:p>4952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8" calcext:value-type="float">
              <text:p>8</text:p>
            </table:table-cell>
            <table:table-cell table:style-name="ce78" office:value-type="float" office:value="39" calcext:value-type="float">
              <text:p>39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54" calcext:value-type="float">
              <text:p>54</text:p>
            </table:table-cell>
            <table:table-cell table:style-name="ce78" office:value-type="float" office:value="37" calcext:value-type="float">
              <text:p>37</text:p>
            </table:table-cell>
            <table:table-cell table:style-name="ce78" table:formula="of:=(([.D116]*60*60)+([.E116]*60)+[.F116])" office:value-type="float" office:value="86919" calcext:value-type="float">
              <text:p>86919</text:p>
            </table:table-cell>
            <table:table-cell table:style-name="ce78" table:formula="of:=(([.H116]*60*60)+([.I116]*60)+[.J116])" office:value-type="float" office:value="89677" calcext:value-type="float">
              <text:p>89677</text:p>
            </table:table-cell>
            <table:table-cell table:style-name="ce78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 office:value-type="string" calcext:value-type="string">
              <text:p>*</text:p>
            </table:table-cell>
            <table:table-cell table:style-name="ce78" office:value-type="float" office:value="4953" calcext:value-type="float">
              <text:p>4953</text:p>
            </table:table-cell>
            <table:table-cell table:style-name="ce56"/>
            <table:table-cell table:style-name="ce78" office:value-type="float" office:value="24" calcext:value-type="float">
              <text:p>24</text:p>
            </table:table-cell>
            <table:table-cell table:style-name="ce78" office:value-type="float" office:value="56" calcext:value-type="float">
              <text:p>56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/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35" calcext:value-type="float">
              <text:p>35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78" table:formula="of:=(([.D117]*60*60)+([.E117]*60)+[.F117])" office:value-type="float" office:value="89760" calcext:value-type="float">
              <text:p>89760</text:p>
            </table:table-cell>
            <table:table-cell table:style-name="ce78" table:formula="of:=(([.H117]*60*60)+([.I117]*60)+[.J117])" office:value-type="float" office:value="92100" calcext:value-type="float">
              <text:p>92100</text:p>
            </table:table-cell>
            <table:table-cell table:style-name="ce78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4" calcext:value-type="float">
              <text:p>4954</text:p>
            </table:table-cell>
            <table:table-cell table:style-name="ce56"/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38" calcext:value-type="float">
              <text:p>38</text:p>
            </table:table-cell>
            <table:table-cell table:style-name="ce78" office:value-type="float" office:value="25" calcext:value-type="float">
              <text:p>25</text:p>
            </table:table-cell>
            <table:table-cell table:style-name="ce56"/>
            <table:table-cell table:number-columns-repeated="2" table:style-name="ce78" office:value-type="float" office:value="26" calcext:value-type="float">
              <text:p>26</text:p>
            </table:table-cell>
            <table:table-cell table:style-name="ce78" office:value-type="float" office:value="44" calcext:value-type="float">
              <text:p>44</text:p>
            </table:table-cell>
            <table:table-cell table:style-name="ce78" table:formula="of:=(([.D118]*60*60)+([.E118]*60)+[.F118])" office:value-type="float" office:value="92305" calcext:value-type="float">
              <text:p>92305</text:p>
            </table:table-cell>
            <table:table-cell table:style-name="ce78" table:formula="of:=(([.H118]*60*60)+([.I118]*60)+[.J118])" office:value-type="float" office:value="95204" calcext:value-type="float">
              <text:p>95204</text:p>
            </table:table-cell>
            <table:table-cell table:style-name="ce78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5" calcext:value-type="float">
              <text:p>4955</text:p>
            </table:table-cell>
            <table:table-cell table:style-name="ce56"/>
            <table:table-cell table:style-name="ce78" office:value-type="float" office:value="26" calcext:value-type="float">
              <text:p>26</text:p>
            </table:table-cell>
            <table:table-cell table:style-name="ce78" office:value-type="float" office:value="27" calcext:value-type="float">
              <text:p>27</text:p>
            </table:table-cell>
            <table:table-cell table:style-name="ce78" office:value-type="float" office:value="23" calcext:value-type="float">
              <text:p>23</text:p>
            </table:table-cell>
            <table:table-cell table:style-name="ce56"/>
            <table:table-cell table:style-name="ce78" office:value-type="float" office:value="27" calcext:value-type="float">
              <text:p>27</text:p>
            </table:table-cell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40" calcext:value-type="float">
              <text:p>40</text:p>
            </table:table-cell>
            <table:table-cell table:style-name="ce78" table:formula="of:=(([.D119]*60*60)+([.E119]*60)+[.F119])" office:value-type="float" office:value="95243" calcext:value-type="float">
              <text:p>95243</text:p>
            </table:table-cell>
            <table:table-cell table:style-name="ce78" table:formula="of:=(([.H119]*60*60)+([.I119]*60)+[.J119])" office:value-type="float" office:value="98740" calcext:value-type="float">
              <text:p>98740</text:p>
            </table:table-cell>
            <table:table-cell table:style-name="ce78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 office:value-type="string" calcext:value-type="string">
              <text:p>*</text:p>
            </table:table-cell>
            <table:table-cell table:style-name="ce78" office:value-type="float" office:value="4956" calcext:value-type="float">
              <text:p>4956</text:p>
            </table:table-cell>
            <table:table-cell table:style-name="ce56"/>
            <table:table-cell table:style-name="ce78" office:value-type="float" office:value="27" calcext:value-type="float">
              <text:p>27</text:p>
            </table:table-cell>
            <table:table-cell table:style-name="ce78" office:value-type="float" office:value="26" calcext:value-type="float">
              <text:p>26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/>
            <table:table-cell table:style-name="ce78" office:value-type="float" office:value="28" calcext:value-type="float">
              <text:p>28</text:p>
            </table:table-cell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78" table:formula="of:=(([.D120]*60*60)+([.E120]*60)+[.F120])" office:value-type="float" office:value="98760" calcext:value-type="float">
              <text:p>98760</text:p>
            </table:table-cell>
            <table:table-cell table:style-name="ce78" table:formula="of:=(([.H120]*60*60)+([.I120]*60)+[.J120])" office:value-type="float" office:value="102300" calcext:value-type="float">
              <text:p>102300</text:p>
            </table:table-cell>
            <table:table-cell table:style-name="ce78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7" calcext:value-type="float">
              <text:p>4957</text:p>
            </table:table-cell>
            <table:table-cell table:style-name="ce56"/>
            <table:table-cell table:style-name="ce78" office:value-type="float" office:value="28" calcext:value-type="float">
              <text:p>28</text:p>
            </table:table-cell>
            <table:table-cell table:style-name="ce78" office:value-type="float" office:value="25" calcext:value-type="float">
              <text:p>25</text:p>
            </table:table-cell>
            <table:table-cell table:style-name="ce78" office:value-type="float" office:value="56" calcext:value-type="float">
              <text:p>56</text:p>
            </table:table-cell>
            <table:table-cell table:style-name="ce56"/>
            <table:table-cell table:style-name="ce78" office:value-type="float" office:value="29" calcext:value-type="float">
              <text:p>29</text:p>
            </table:table-cell>
            <table:table-cell table:style-name="ce78" office:value-type="float" office:value="16" calcext:value-type="float">
              <text:p>16</text:p>
            </table:table-cell>
            <table:table-cell table:style-name="ce78" office:value-type="float" office:value="8" calcext:value-type="float">
              <text:p>8</text:p>
            </table:table-cell>
            <table:table-cell table:style-name="ce78" table:formula="of:=(([.D121]*60*60)+([.E121]*60)+[.F121])" office:value-type="float" office:value="102356" calcext:value-type="float">
              <text:p>102356</text:p>
            </table:table-cell>
            <table:table-cell table:style-name="ce78" table:formula="of:=(([.H121]*60*60)+([.I121]*60)+[.J121])" office:value-type="float" office:value="105368" calcext:value-type="float">
              <text:p>105368</text:p>
            </table:table-cell>
            <table:table-cell table:style-name="ce78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8" calcext:value-type="float">
              <text:p>4958</text:p>
            </table:table-cell>
            <table:table-cell table:style-name="ce56"/>
            <table:table-cell table:style-name="ce78" office:value-type="float" office:value="29" calcext:value-type="float">
              <text:p>29</text:p>
            </table:table-cell>
            <table:table-cell table:style-name="ce78" office:value-type="float" office:value="17" calcext:value-type="float">
              <text:p>17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/>
            <table:table-cell table:style-name="ce78" office:value-type="float" office:value="30" calcext:value-type="float">
              <text:p>30</text:p>
            </table:table-cell>
            <table:table-cell table:style-name="ce78" office:value-type="float" office:value="17" calcext:value-type="float">
              <text:p>17</text:p>
            </table:table-cell>
            <table:table-cell table:style-name="ce78" office:value-type="float" office:value="55" calcext:value-type="float">
              <text:p>55</text:p>
            </table:table-cell>
            <table:table-cell table:style-name="ce78" table:formula="of:=(([.D122]*60*60)+([.E122]*60)+[.F122])" office:value-type="float" office:value="105420" calcext:value-type="float">
              <text:p>105420</text:p>
            </table:table-cell>
            <table:table-cell table:style-name="ce78" table:formula="of:=(([.H122]*60*60)+([.I122]*60)+[.J122])" office:value-type="float" office:value="109075" calcext:value-type="float">
              <text:p>109075</text:p>
            </table:table-cell>
            <table:table-cell table:style-name="ce78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78" office:value-type="float" office:value="4959" calcext:value-type="float">
              <text:p>4959</text:p>
            </table:table-cell>
            <table:table-cell table:style-name="ce56"/>
            <table:table-cell table:style-name="ce78" office:value-type="float" office:value="30" calcext:value-type="float">
              <text:p>30</text:p>
            </table:table-cell>
            <table:table-cell table:style-name="ce78" office:value-type="float" office:value="18" calcext:value-type="float">
              <text:p>18</text:p>
            </table:table-cell>
            <table:table-cell table:style-name="ce78" office:value-type="float" office:value="31" calcext:value-type="float">
              <text:p>31</text:p>
            </table:table-cell>
            <table:table-cell table:style-name="ce56"/>
            <table:table-cell table:style-name="ce78" office:value-type="float" office:value="30" calcext:value-type="float">
              <text:p>30</text:p>
            </table:table-cell>
            <table:table-cell table:style-name="ce78" office:value-type="float" office:value="58" calcext:value-type="float">
              <text:p>58</text:p>
            </table:table-cell>
            <table:table-cell table:style-name="ce78" office:value-type="float" office:value="45" calcext:value-type="float">
              <text:p>45</text:p>
            </table:table-cell>
            <table:table-cell table:style-name="ce78" table:formula="of:=(([.D123]*60*60)+([.E123]*60)+[.F123])" office:value-type="float" office:value="109111" calcext:value-type="float">
              <text:p>109111</text:p>
            </table:table-cell>
            <table:table-cell table:style-name="ce78" table:formula="of:=(([.H123]*60*60)+([.I123]*60)+[.J123])" office:value-type="float" office:value="111525" calcext:value-type="float">
              <text:p>111525</text:p>
            </table:table-cell>
            <table:table-cell table:style-name="ce78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6"/>
            <table:table-cell table:style-name="ce56" office:value-type="string" calcext:value-type="string">
              <text:p>Setup</text:p>
            </table:table-cell>
            <table:table-cell table:style-name="ce56"/>
            <table:table-cell table:style-name="ce78" office:value-type="float" office:value="19" calcext:value-type="float">
              <text:p>19</text:p>
            </table:table-cell>
            <table:table-cell table:style-name="ce78" office:value-type="float" office:value="50" calcext:value-type="float">
              <text:p>50</text:p>
            </table:table-cell>
            <table:table-cell table:style-name="ce78" office:value-type="float" office:value="0" calcext:value-type="float">
              <text:p>0</text:p>
            </table:table-cell>
            <table:table-cell table:style-name="ce56" table:number-columns-repeated="4"/>
            <table:table-cell table:style-name="ce78" table:formula="of:=(([.D124]*60*60)+([.E124]*60)+[.F124])" office:value-type="float" office:value="71400" calcext:value-type="float">
              <text:p>71400</text:p>
            </table:table-cell>
            <table:table-cell table:style-name="ce56" table:number-columns-repeated="2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4" office:value-type="string" calcext:value-type="string">
              <text:p>7.74 (3)</text:p>
            </table:table-cell>
            <table:table-cell table:style-name="ce64" office:value-type="string" calcext:value-type="string">
              <text:p>4948-4960</text:p>
            </table:table-cell>
            <table:table-cell table:style-name="ce83" office:value-type="string" calcext:value-type="string">
              <text:p>Total Time of runs</text:p>
            </table:table-cell>
            <table:table-cell table:style-name="ce55" table:formula="of:=([.L123]-[.K112])" office:value-type="string" office:string-value="39739" calcext:value-type="string">
              <text:p>39739</text:p>
            </table:table-cell>
            <table:table-cell table:style-name="ce96" office:value-type="string" calcext:value-type="string">
              <text:p>Total elasped time</text:p>
            </table:table-cell>
            <table:table-cell table:style-name="ce55" table:formula="of:=([.L123]-[.K124])" office:value-type="string" office:string-value="40125" calcext:value-type="string">
              <text:p>40125</text:p>
            </table:table-cell>
            <table:table-cell table:style-name="ce83"/>
            <table:table-cell table:style-name="ce64"/>
            <table:table-cell table:style-name="ce83"/>
            <table:table-cell table:style-name="ce56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59"/>
          <table:table-cell table:style-name="ce80"/>
          <table:table-cell table:style-name="ce89"/>
          <table:table-cell table:style-name="ce80" table:number-columns-repeated="3"/>
          <table:table-cell table:style-name="ce89"/>
          <table:table-cell table:style-name="ce80" table:number-columns-repeated="6"/>
          <table:table-cell table:style-name="ce89" table:number-columns-repeated="16"/>
          <table:table-cell table:number-columns-repeated="995"/>
        </table:table-row>
        <table:table-row table:style-name="ro8">
          <table:table-cell table:style-name="ce57" office:value-type="float" office:value="9.808" calcext:value-type="float">
            <text:p>9.808</text:p>
          </table:table-cell>
          <table:table-cell table:style-name="ce81"/>
          <table:table-cell table:style-name="ce58"/>
          <table:table-cell table:style-name="ce81" table:number-columns-repeated="3"/>
          <table:table-cell table:style-name="ce58"/>
          <table:table-cell table:style-name="ce81" table:number-columns-repeated="6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65" calcext:value-type="float">
              <text:p>4965</text:p>
            </table:table-cell>
            <table:table-cell table:style-name="ce58"/>
            <table:table-cell table:style-name="ce81" office:value-type="float" office:value="13" calcext:value-type="float">
              <text:p>13</text:p>
            </table:table-cell>
            <table:table-cell table:style-name="ce81" office:value-type="float" office:value="22" calcext:value-type="float">
              <text:p>22</text:p>
            </table:table-cell>
            <table:table-cell table:style-name="ce81" office:value-type="float" office:value="56" calcext:value-type="float">
              <text:p>56</text:p>
            </table:table-cell>
            <table:table-cell table:style-name="ce58"/>
            <table:table-cell table:style-name="ce81" office:value-type="float" office:value="14" calcext:value-type="float">
              <text:p>14</text:p>
            </table:table-cell>
            <table:table-cell table:style-name="ce81" office:value-type="float" office:value="18" calcext:value-type="float">
              <text:p>18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81" table:formula="of:=(([.D128]*60*60)+([.E128]*60)+[.F128])" office:value-type="float" office:value="48176" calcext:value-type="float">
              <text:p>48176</text:p>
            </table:table-cell>
            <table:table-cell table:style-name="ce81" table:formula="of:=(([.H128]*60*60)+([.I128]*60)+[.J128])" office:value-type="float" office:value="51480" calcext:value-type="float">
              <text:p>51480</text:p>
            </table:table-cell>
            <table:table-cell table:style-name="ce81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66" calcext:value-type="float">
              <text:p>4966</text:p>
            </table:table-cell>
            <table:table-cell table:style-name="ce58"/>
            <table:table-cell table:style-name="ce58" office:value-type="float" office:value="16" calcext:value-type="float">
              <text:p>16</text:p>
            </table:table-cell>
            <table:table-cell table:style-name="ce58" office:value-type="float" office:value="3" calcext:value-type="float">
              <text:p>3</text:p>
            </table:table-cell>
            <table:table-cell table:style-name="ce58" office:value-type="float" office:value="9" calcext:value-type="float">
              <text:p>9</text:p>
            </table:table-cell>
            <table:table-cell table:style-name="ce58"/>
            <table:table-cell table:style-name="ce58" office:value-type="float" office:value="16" calcext:value-type="float">
              <text:p>16</text:p>
            </table:table-cell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29]*60*60)+([.E129]*60)+[.F129])" office:value-type="float" office:value="57789" calcext:value-type="float">
              <text:p>57789</text:p>
            </table:table-cell>
            <table:table-cell table:style-name="ce81" table:formula="of:=(([.H129]*60*60)+([.I129]*60)+[.J129])" office:value-type="float" office:value="60720" calcext:value-type="float">
              <text:p>60720</text:p>
            </table:table-cell>
            <table:table-cell table:style-name="ce81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67" calcext:value-type="float">
              <text:p>4967</text:p>
            </table:table-cell>
            <table:table-cell table:style-name="ce58"/>
            <table:table-cell table:style-name="ce58" office:value-type="float" office:value="17" calcext:value-type="float">
              <text:p>17</text:p>
            </table:table-cell>
            <table:table-cell table:style-name="ce58" office:value-type="float" office:value="8" calcext:value-type="float">
              <text:p>8</text:p>
            </table:table-cell>
            <table:table-cell table:style-name="ce58" office:value-type="float" office:value="15" calcext:value-type="float">
              <text:p>15</text:p>
            </table:table-cell>
            <table:table-cell table:style-name="ce58"/>
            <table:table-cell table:style-name="ce58" office:value-type="float" office:value="18" calcext:value-type="float">
              <text:p>18</text:p>
            </table:table-cell>
            <table:table-cell table:style-name="ce58" office:value-type="float" office:value="14" calcext:value-type="float">
              <text:p>14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0]*60*60)+([.E130]*60)+[.F130])" office:value-type="float" office:value="61695" calcext:value-type="float">
              <text:p>61695</text:p>
            </table:table-cell>
            <table:table-cell table:style-name="ce81" table:formula="of:=(([.H130]*60*60)+([.I130]*60)+[.J130])" office:value-type="float" office:value="65640" calcext:value-type="float">
              <text:p>65640</text:p>
            </table:table-cell>
            <table:table-cell table:style-name="ce81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81" office:value-type="float" office:value="4968" calcext:value-type="float">
              <text:p>4968</text:p>
            </table:table-cell>
            <table:table-cell table:style-name="ce58"/>
            <table:table-cell table:style-name="ce58" office:value-type="float" office:value="18" calcext:value-type="float">
              <text:p>18</text:p>
            </table:table-cell>
            <table:table-cell table:style-name="ce58" office:value-type="float" office:value="15" calcext:value-type="float">
              <text:p>15</text:p>
            </table:table-cell>
            <table:table-cell table:style-name="ce58" office:value-type="float" office:value="36" calcext:value-type="float">
              <text:p>36</text:p>
            </table:table-cell>
            <table:table-cell table:style-name="ce58"/>
            <table:table-cell table:style-name="ce58" office:value-type="float" office:value="19" calcext:value-type="float">
              <text:p>19</text:p>
            </table:table-cell>
            <table:table-cell table:style-name="ce58" office:value-type="float" office:value="21" calcext:value-type="float">
              <text:p>21</text:p>
            </table:table-cell>
            <table:table-cell table:style-name="ce58" office:value-type="float" office:value="50" calcext:value-type="float">
              <text:p>50</text:p>
            </table:table-cell>
            <table:table-cell table:style-name="ce81" table:formula="of:=(([.D131]*60*60)+([.E131]*60)+[.F131])" office:value-type="float" office:value="65736" calcext:value-type="float">
              <text:p>65736</text:p>
            </table:table-cell>
            <table:table-cell table:style-name="ce81" table:formula="of:=(([.H131]*60*60)+([.I131]*60)+[.J131])" office:value-type="float" office:value="69710" calcext:value-type="float">
              <text:p>69710</text:p>
            </table:table-cell>
            <table:table-cell table:style-name="ce81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69" calcext:value-type="float">
              <text:p>4969</text:p>
            </table:table-cell>
            <table:table-cell table:style-name="ce58"/>
            <table:table-cell table:style-name="ce81" office:value-type="float" office:value="19" calcext:value-type="float">
              <text:p>19</text:p>
            </table:table-cell>
            <table:table-cell table:style-name="ce81" office:value-type="float" office:value="23" calcext:value-type="float">
              <text:p>23</text:p>
            </table:table-cell>
            <table:table-cell table:style-name="ce81" office:value-type="float" office:value="36" calcext:value-type="float">
              <text:p>36</text:p>
            </table:table-cell>
            <table:table-cell table:style-name="ce58"/>
            <table:table-cell table:style-name="ce58" office:value-type="float" office:value="20" calcext:value-type="float">
              <text:p>20</text:p>
            </table:table-cell>
            <table:table-cell table:style-name="ce58" office:value-type="float" office:value="21" calcext:value-type="float">
              <text:p>21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2]*60*60)+([.E132]*60)+[.F132])" office:value-type="float" office:value="69816" calcext:value-type="float">
              <text:p>69816</text:p>
            </table:table-cell>
            <table:table-cell table:style-name="ce81" table:formula="of:=(([.H132]*60*60)+([.I132]*60)+[.J132])" office:value-type="float" office:value="73260" calcext:value-type="float">
              <text:p>73260</text:p>
            </table:table-cell>
            <table:table-cell table:style-name="ce81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70" calcext:value-type="float">
              <text:p>4970</text:p>
            </table:table-cell>
            <table:table-cell table:style-name="ce58"/>
            <table:table-cell table:style-name="ce81" office:value-type="float" office:value="20" calcext:value-type="float">
              <text:p>20</text:p>
            </table:table-cell>
            <table:table-cell table:style-name="ce81" office:value-type="float" office:value="21" calcext:value-type="float">
              <text:p>21</text:p>
            </table:table-cell>
            <table:table-cell table:style-name="ce81" office:value-type="float" office:value="45" calcext:value-type="float">
              <text:p>45</text:p>
            </table:table-cell>
            <table:table-cell table:style-name="ce58"/>
            <table:table-cell table:style-name="ce58" office:value-type="float" office:value="21" calcext:value-type="float">
              <text:p>21</text:p>
            </table:table-cell>
            <table:table-cell table:style-name="ce58" office:value-type="float" office:value="19" calcext:value-type="float">
              <text:p>19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3]*60*60)+([.E133]*60)+[.F133])" office:value-type="float" office:value="73305" calcext:value-type="float">
              <text:p>73305</text:p>
            </table:table-cell>
            <table:table-cell table:style-name="ce81" table:formula="of:=(([.H133]*60*60)+([.I133]*60)+[.J133])" office:value-type="float" office:value="76740" calcext:value-type="float">
              <text:p>76740</text:p>
            </table:table-cell>
            <table:table-cell table:style-name="ce81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81" office:value-type="float" office:value="4971" calcext:value-type="float">
              <text:p>4971</text:p>
            </table:table-cell>
            <table:table-cell table:style-name="ce58"/>
            <table:table-cell table:style-name="ce81" office:value-type="float" office:value="21" calcext:value-type="float">
              <text:p>21</text:p>
            </table:table-cell>
            <table:table-cell table:style-name="ce81" office:value-type="float" office:value="20" calcext:value-type="float">
              <text:p>20</text:p>
            </table:table-cell>
            <table:table-cell table:style-name="ce81" office:value-type="float" office:value="39" calcext:value-type="float">
              <text:p>39</text:p>
            </table:table-cell>
            <table:table-cell table:style-name="ce58"/>
            <table:table-cell table:style-name="ce58" office:value-type="float" office:value="22" calcext:value-type="float">
              <text:p>22</text:p>
            </table:table-cell>
            <table:table-cell table:style-name="ce58" office:value-type="float" office:value="20" calcext:value-type="float">
              <text:p>20</text:p>
            </table:table-cell>
            <table:table-cell table:style-name="ce58" office:value-type="float" office:value="34" calcext:value-type="float">
              <text:p>34</text:p>
            </table:table-cell>
            <table:table-cell table:style-name="ce81" table:formula="of:=(([.D134]*60*60)+([.E134]*60)+[.F134])" office:value-type="float" office:value="76839" calcext:value-type="float">
              <text:p>76839</text:p>
            </table:table-cell>
            <table:table-cell table:style-name="ce81" table:formula="of:=(([.H134]*60*60)+([.I134]*60)+[.J134])" office:value-type="float" office:value="80434" calcext:value-type="float">
              <text:p>80434</text:p>
            </table:table-cell>
            <table:table-cell table:style-name="ce81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72" calcext:value-type="float">
              <text:p>4972</text:p>
            </table:table-cell>
            <table:table-cell table:style-name="ce58"/>
            <table:table-cell table:style-name="ce81" office:value-type="float" office:value="22" calcext:value-type="float">
              <text:p>22</text:p>
            </table:table-cell>
            <table:table-cell table:style-name="ce81" office:value-type="float" office:value="27" calcext:value-type="float">
              <text:p>27</text:p>
            </table:table-cell>
            <table:table-cell table:style-name="ce81" office:value-type="float" office:value="7" calcext:value-type="float">
              <text:p>7</text:p>
            </table:table-cell>
            <table:table-cell table:style-name="ce58"/>
            <table:table-cell table:style-name="ce58" office:value-type="float" office:value="23" calcext:value-type="float">
              <text:p>23</text:p>
            </table:table-cell>
            <table:table-cell table:style-name="ce58" office:value-type="float" office:value="25" calcext:value-type="float">
              <text:p>25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5]*60*60)+([.E135]*60)+[.F135])" office:value-type="float" office:value="80827" calcext:value-type="float">
              <text:p>80827</text:p>
            </table:table-cell>
            <table:table-cell table:style-name="ce81" table:formula="of:=(([.H135]*60*60)+([.I135]*60)+[.J135])" office:value-type="float" office:value="84300" calcext:value-type="float">
              <text:p>84300</text:p>
            </table:table-cell>
            <table:table-cell table:style-name="ce81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73" calcext:value-type="float">
              <text:p>4973</text:p>
            </table:table-cell>
            <table:table-cell table:style-name="ce58"/>
            <table:table-cell table:style-name="ce81" office:value-type="float" office:value="23" calcext:value-type="float">
              <text:p>23</text:p>
            </table:table-cell>
            <table:table-cell table:style-name="ce81" office:value-type="float" office:value="27" calcext:value-type="float">
              <text:p>27</text:p>
            </table:table-cell>
            <table:table-cell table:style-name="ce81" office:value-type="float" office:value="26" calcext:value-type="float">
              <text:p>26</text:p>
            </table:table-cell>
            <table:table-cell table:style-name="ce58"/>
            <table:table-cell table:style-name="ce58" office:value-type="float" office:value="24" calcext:value-type="float">
              <text:p>24</text:p>
            </table:table-cell>
            <table:table-cell table:style-name="ce58" office:value-type="float" office:value="32" calcext:value-type="float">
              <text:p>32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6]*60*60)+([.E136]*60)+[.F136])" office:value-type="float" office:value="84446" calcext:value-type="float">
              <text:p>84446</text:p>
            </table:table-cell>
            <table:table-cell table:style-name="ce81" table:formula="of:=(([.H136]*60*60)+([.I136]*60)+[.J136])" office:value-type="float" office:value="88320" calcext:value-type="float">
              <text:p>88320</text:p>
            </table:table-cell>
            <table:table-cell table:style-name="ce81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74" calcext:value-type="float">
              <text:p>4974</text:p>
            </table:table-cell>
            <table:table-cell table:style-name="ce58"/>
            <table:table-cell table:style-name="ce81" office:value-type="float" office:value="24" calcext:value-type="float">
              <text:p>24</text:p>
            </table:table-cell>
            <table:table-cell table:style-name="ce81" office:value-type="float" office:value="33" calcext:value-type="float">
              <text:p>33</text:p>
            </table:table-cell>
            <table:table-cell table:style-name="ce81" office:value-type="float" office:value="8" calcext:value-type="float">
              <text:p>8</text:p>
            </table:table-cell>
            <table:table-cell table:style-name="ce58"/>
            <table:table-cell table:style-name="ce58" office:value-type="float" office:value="25" calcext:value-type="float">
              <text:p>25</text:p>
            </table:table-cell>
            <table:table-cell table:style-name="ce58" office:value-type="float" office:value="28" calcext:value-type="float">
              <text:p>28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7]*60*60)+([.E137]*60)+[.F137])" office:value-type="float" office:value="88388" calcext:value-type="float">
              <text:p>88388</text:p>
            </table:table-cell>
            <table:table-cell table:style-name="ce81" table:formula="of:=(([.H137]*60*60)+([.I137]*60)+[.J137])" office:value-type="float" office:value="91680" calcext:value-type="float">
              <text:p>91680</text:p>
            </table:table-cell>
            <table:table-cell table:style-name="ce81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</text:p>
            </table:table-cell>
            <table:table-cell table:style-name="ce81" office:value-type="float" office:value="4975" calcext:value-type="float">
              <text:p>4975</text:p>
            </table:table-cell>
            <table:table-cell table:style-name="ce58"/>
            <table:table-cell table:style-name="ce81" office:value-type="float" office:value="25" calcext:value-type="float">
              <text:p>25</text:p>
            </table:table-cell>
            <table:table-cell table:style-name="ce81" office:value-type="float" office:value="30" calcext:value-type="float">
              <text:p>30</text:p>
            </table:table-cell>
            <table:table-cell table:style-name="ce81" office:value-type="float" office:value="46" calcext:value-type="float">
              <text:p>46</text:p>
            </table:table-cell>
            <table:table-cell table:style-name="ce58"/>
            <table:table-cell table:style-name="ce58" office:value-type="float" office:value="26" calcext:value-type="float">
              <text:p>26</text:p>
            </table:table-cell>
            <table:table-cell table:style-name="ce58" office:value-type="float" office:value="20" calcext:value-type="float">
              <text:p>20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38]*60*60)+([.E138]*60)+[.F138])" office:value-type="float" office:value="91846" calcext:value-type="float">
              <text:p>91846</text:p>
            </table:table-cell>
            <table:table-cell table:style-name="ce81" table:formula="of:=(([.H138]*60*60)+([.I138]*60)+[.J138])" office:value-type="float" office:value="94800" calcext:value-type="float">
              <text:p>94800</text:p>
            </table:table-cell>
            <table:table-cell table:style-name="ce81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81" office:value-type="string" calcext:value-type="string">
              <text:p>Beam Down</text:p>
            </table:table-cell>
            <table:table-cell table:style-name="ce58"/>
            <table:table-cell table:style-name="ce81" table:number-columns-repeated="3"/>
            <table:table-cell table:style-name="ce58" table:number-columns-repeated="4"/>
            <table:table-cell table:style-name="ce81" table:formula="of:=[.L138]" office:value-type="string" office:string-value="94800" calcext:value-type="string">
              <text:p>94800</text:p>
            </table:table-cell>
            <table:table-cell table:style-name="ce81" table:formula="of:=[.K140]" office:value-type="string" office:string-value="128147" calcext:value-type="string">
              <text:p>128147</text:p>
            </table:table-cell>
            <table:table-cell table:style-name="ce81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Dummy</text:p>
            </table:table-cell>
            <table:table-cell table:style-name="ce81" office:value-type="float" office:value="4978" calcext:value-type="float">
              <text:p>4978</text:p>
            </table:table-cell>
            <table:table-cell table:style-name="ce58"/>
            <table:table-cell table:number-columns-repeated="2" table:style-name="ce81" office:value-type="float" office:value="35" calcext:value-type="float">
              <text:p>35</text:p>
            </table:table-cell>
            <table:table-cell table:style-name="ce81" office:value-type="float" office:value="47" calcext:value-type="float">
              <text:p>47</text:p>
            </table:table-cell>
            <table:table-cell table:style-name="ce58"/>
            <table:table-cell table:style-name="ce58" office:value-type="float" office:value="36" calcext:value-type="float">
              <text:p>36</text:p>
            </table:table-cell>
            <table:table-cell table:style-name="ce58" office:value-type="float" office:value="31" calcext:value-type="float">
              <text:p>31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40]*60*60)+([.E140]*60)+[.F140])" office:value-type="float" office:value="128147" calcext:value-type="float">
              <text:p>128147</text:p>
            </table:table-cell>
            <table:table-cell table:style-name="ce81" table:formula="of:=(([.H140]*60*60)+([.I140]*60)+[.J140])" office:value-type="float" office:value="131460" calcext:value-type="float">
              <text:p>131460</text:p>
            </table:table-cell>
            <table:table-cell table:style-name="ce81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 office:value-type="string" calcext:value-type="string">
              <text:p>*Dummy</text:p>
            </table:table-cell>
            <table:table-cell table:style-name="ce81" office:value-type="float" office:value="4979" calcext:value-type="float">
              <text:p>4979</text:p>
            </table:table-cell>
            <table:table-cell table:style-name="ce58"/>
            <table:table-cell table:number-columns-repeated="2" table:style-name="ce81" office:value-type="float" office:value="36" calcext:value-type="float">
              <text:p>36</text:p>
            </table:table-cell>
            <table:table-cell table:style-name="ce81" office:value-type="float" office:value="38" calcext:value-type="float">
              <text:p>38</text:p>
            </table:table-cell>
            <table:table-cell table:style-name="ce58"/>
            <table:table-cell table:style-name="ce58" office:value-type="float" office:value="36" calcext:value-type="float">
              <text:p>36</text:p>
            </table:table-cell>
            <table:table-cell table:style-name="ce58" office:value-type="float" office:value="59" calcext:value-type="float">
              <text:p>59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41]*60*60)+([.E141]*60)+[.F141])" office:value-type="float" office:value="131798" calcext:value-type="float">
              <text:p>131798</text:p>
            </table:table-cell>
            <table:table-cell table:style-name="ce81" table:formula="of:=(([.H141]*60*60)+([.I141]*60)+[.J141])" office:value-type="float" office:value="133140" calcext:value-type="float">
              <text:p>133140</text:p>
            </table:table-cell>
            <table:table-cell table:style-name="ce81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58" office:value-type="string" calcext:value-type="string">
              <text:p>Setup </text:p>
            </table:table-cell>
            <table:table-cell table:style-name="ce58"/>
            <table:table-cell table:style-name="ce81" office:value-type="float" office:value="12" calcext:value-type="float">
              <text:p>12</text:p>
            </table:table-cell>
            <table:table-cell table:style-name="ce81" office:value-type="float" office:value="19" calcext:value-type="float">
              <text:p>19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58" table:number-columns-repeated="4"/>
            <table:table-cell table:style-name="ce81" table:formula="of:=(([.D142]*60*60)+([.E142]*60)+[.F142])" office:value-type="float" office:value="44340" calcext:value-type="float">
              <text:p>44340</text:p>
            </table:table-cell>
            <table:table-cell table:style-name="ce81"/>
            <table:table-cell table:style-name="ce58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8"/>
            <table:table-cell table:style-name="ce58" office:value-type="string" calcext:value-type="string">
              <text:p>Target Change </text:p>
            </table:table-cell>
            <table:table-cell table:style-name="ce58"/>
            <table:table-cell table:style-name="ce81" office:value-type="float" office:value="32" calcext:value-type="float">
              <text:p>32</text:p>
            </table:table-cell>
            <table:table-cell table:style-name="ce81" office:value-type="float" office:value="10" calcext:value-type="float">
              <text:p>10</text:p>
            </table:table-cell>
            <table:table-cell table:style-name="ce81" office:value-type="float" office:value="0" calcext:value-type="float">
              <text:p>0</text:p>
            </table:table-cell>
            <table:table-cell table:style-name="ce58"/>
            <table:table-cell table:style-name="ce58" office:value-type="float" office:value="32" calcext:value-type="float">
              <text:p>32</text:p>
            </table:table-cell>
            <table:table-cell table:style-name="ce58" office:value-type="float" office:value="14" calcext:value-type="float">
              <text:p>14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43]*60*60)+([.E143]*60)+[.F143])" office:value-type="float" office:value="115800" calcext:value-type="float">
              <text:p>115800</text:p>
            </table:table-cell>
            <table:table-cell table:style-name="ce81" table:formula="of:=(([.H143]*60*60)+([.I143]*60)+[.J143])" office:value-type="string" office:string-value="116040" calcext:value-type="string">
              <text:p>116040</text:p>
            </table:table-cell>
            <table:table-cell table:style-name="ce58"/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57" office:value-type="float" office:value="9.808" calcext:value-type="float">
              <text:p>9.808</text:p>
            </table:table-cell>
            <table:table-cell table:style-name="ce69" office:value-type="string" calcext:value-type="string">
              <text:p>4965-4979</text:p>
            </table:table-cell>
            <table:table-cell table:style-name="ce84" office:value-type="string" calcext:value-type="string">
              <text:p>Total Time of runs</text:p>
            </table:table-cell>
            <table:table-cell table:style-name="ce57" table:formula="of:=([.L138]-[.K128])" office:value-type="string" office:string-value="46624" calcext:value-type="string">
              <text:p>46624</text:p>
            </table:table-cell>
            <table:table-cell table:style-name="ce97" office:value-type="string" calcext:value-type="string">
              <text:p>Total elasped time</text:p>
            </table:table-cell>
            <table:table-cell table:style-name="ce57" table:formula="of:=([.L141]-[.K142])+[.M139]" office:value-type="string" office:string-value="122147" calcext:value-type="string">
              <text:p>122147</text:p>
            </table:table-cell>
            <table:table-cell table:style-name="ce84" office:value-type="string" calcext:value-type="string">
              <text:p>Total dummy</text:p>
            </table:table-cell>
            <table:table-cell table:style-name="ce57" table:formula="of:=([.L143]-[.K143])+[.M140]+[.M141]" office:value-type="string" office:string-value="4895" calcext:value-type="string">
              <text:p>4895</text:p>
            </table:table-cell>
            <table:table-cell table:style-name="ce84" office:value-type="string" calcext:value-type="string">
              <text:p>Total elasped minus dummy</text:p>
            </table:table-cell>
            <table:table-cell table:style-name="ce57" table:formula="of:=([.F144]-[.H144])" office:value-type="string" office:string-value="117252" calcext:value-type="string">
              <text:p>117252</text:p>
            </table:table-cell>
            <table:table-cell table:style-name="ce58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7" office:value-type="float" office:value="12.81" calcext:value-type="float">
            <text:p>12.81</text:p>
          </table:table-cell>
          <table:table-cell table:style-name="ce61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8" table:visibility="collapse">
            <table:table-cell table:style-name="ce61" office:value-type="string" calcext:value-type="string">
              <text:p>*Dummy</text:p>
            </table:table-cell>
            <table:table-cell table:style-name="ce61" office:value-type="float" office:value="4981" calcext:value-type="float">
              <text:p>4981</text:p>
            </table:table-cell>
            <table:table-cell table:style-name="ce61"/>
            <table:table-cell table:style-name="ce61" office:value-type="float" office:value="17" calcext:value-type="float">
              <text:p>17</text:p>
            </table:table-cell>
            <table:table-cell table:style-name="ce61" office:value-type="float" office:value="8" calcext:value-type="float">
              <text:p>8</text:p>
            </table:table-cell>
            <table:table-cell table:style-name="ce61" office:value-type="float" office:value="36" calcext:value-type="float">
              <text:p>36</text:p>
            </table:table-cell>
            <table:table-cell table:style-name="ce61"/>
            <table:table-cell table:style-name="ce61" office:value-type="float" office:value="17" calcext:value-type="float">
              <text:p>17</text:p>
            </table:table-cell>
            <table:table-cell table:style-name="ce61" office:value-type="float" office:value="49" calcext:value-type="float">
              <text:p>49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46]*60*60)+([.E146]*60)+[.F146])" office:value-type="float" office:value="61716" calcext:value-type="float">
              <text:p>61716</text:p>
            </table:table-cell>
            <table:table-cell table:style-name="ce92" table:formula="of:=(([.H146]*60*60)+([.I146]*60)+[.J146])" office:value-type="float" office:value="64140" calcext:value-type="float">
              <text:p>64140</text:p>
            </table:table-cell>
            <table:table-cell table:style-name="ce92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*</text:p>
            </table:table-cell>
            <table:table-cell table:style-name="ce61" office:value-type="float" office:value="4982" calcext:value-type="float">
              <text:p>4982</text:p>
            </table:table-cell>
            <table:table-cell table:style-name="ce61"/>
            <table:table-cell table:style-name="ce61" office:value-type="float" office:value="18" calcext:value-type="float">
              <text:p>18</text:p>
            </table:table-cell>
            <table:table-cell table:style-name="ce61" office:value-type="float" office:value="8" calcext:value-type="float">
              <text:p>8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/>
            <table:table-cell table:style-name="ce61" office:value-type="float" office:value="19" calcext:value-type="float">
              <text:p>19</text:p>
            </table:table-cell>
            <table:table-cell table:style-name="ce61" office:value-type="float" office:value="13" calcext:value-type="float">
              <text:p>13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47]*60*60)+([.E147]*60)+[.F147])" office:value-type="float" office:value="65280" calcext:value-type="float">
              <text:p>65280</text:p>
            </table:table-cell>
            <table:table-cell table:style-name="ce92" table:formula="of:=(([.H147]*60*60)+([.I147]*60)+[.J147])" office:value-type="float" office:value="69180" calcext:value-type="float">
              <text:p>69180</text:p>
            </table:table-cell>
            <table:table-cell table:style-name="ce92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83" calcext:value-type="float">
              <text:p>4983</text:p>
            </table:table-cell>
            <table:table-cell table:style-name="ce61"/>
            <table:table-cell table:style-name="ce61" office:value-type="float" office:value="19" calcext:value-type="float">
              <text:p>19</text:p>
            </table:table-cell>
            <table:table-cell table:style-name="ce61" office:value-type="float" office:value="14" calcext:value-type="float">
              <text:p>14</text:p>
            </table:table-cell>
            <table:table-cell table:style-name="ce61" office:value-type="float" office:value="15" calcext:value-type="float">
              <text:p>15</text:p>
            </table:table-cell>
            <table:table-cell table:style-name="ce61"/>
            <table:table-cell table:style-name="ce61" office:value-type="float" office:value="19" calcext:value-type="float">
              <text:p>19</text:p>
            </table:table-cell>
            <table:table-cell table:style-name="ce61" office:value-type="float" office:value="15" calcext:value-type="float">
              <text:p>1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48]*60*60)+([.E148]*60)+[.F148])" office:value-type="float" office:value="69255" calcext:value-type="float">
              <text:p>69255</text:p>
            </table:table-cell>
            <table:table-cell table:style-name="ce92" table:formula="of:=(([.H148]*60*60)+([.I148]*60)+[.J148])" office:value-type="float" office:value="69300" calcext:value-type="float">
              <text:p>69300</text:p>
            </table:table-cell>
            <table:table-cell table:style-name="ce92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84" calcext:value-type="float">
              <text:p>4984</text:p>
            </table:table-cell>
            <table:table-cell table:style-name="ce61"/>
            <table:table-cell table:style-name="ce61" office:value-type="float" office:value="21" calcext:value-type="float">
              <text:p>21</text:p>
            </table:table-cell>
            <table:table-cell table:style-name="ce61" office:value-type="float" office:value="14" calcext:value-type="float">
              <text:p>14</text:p>
            </table:table-cell>
            <table:table-cell table:style-name="ce61" office:value-type="float" office:value="5" calcext:value-type="float">
              <text:p>5</text:p>
            </table:table-cell>
            <table:table-cell table:style-name="ce61"/>
            <table:table-cell table:style-name="ce61" office:value-type="float" office:value="22" calcext:value-type="float">
              <text:p>22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49]*60*60)+([.E149]*60)+[.F149])" office:value-type="float" office:value="76445" calcext:value-type="float">
              <text:p>76445</text:p>
            </table:table-cell>
            <table:table-cell table:style-name="ce92" table:formula="of:=(([.H149]*60*60)+([.I149]*60)+[.J149])" office:value-type="float" office:value="80700" calcext:value-type="float">
              <text:p>80700</text:p>
            </table:table-cell>
            <table:table-cell table:style-name="ce92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*</text:p>
            </table:table-cell>
            <table:table-cell table:style-name="ce61" office:value-type="float" office:value="4985" calcext:value-type="float">
              <text:p>4985</text:p>
            </table:table-cell>
            <table:table-cell table:style-name="ce61"/>
            <table:table-cell table:style-name="ce61" office:value-type="float" office:value="22" calcext:value-type="float">
              <text:p>22</text:p>
            </table:table-cell>
            <table:table-cell table:style-name="ce61" office:value-type="float" office:value="42" calcext:value-type="float">
              <text:p>42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/>
            <table:table-cell table:style-name="ce61" office:value-type="float" office:value="23" calcext:value-type="float">
              <text:p>23</text:p>
            </table:table-cell>
            <table:table-cell table:style-name="ce61" office:value-type="float" office:value="45" calcext:value-type="float">
              <text:p>4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0]*60*60)+([.E150]*60)+[.F150])" office:value-type="float" office:value="81720" calcext:value-type="float">
              <text:p>81720</text:p>
            </table:table-cell>
            <table:table-cell table:style-name="ce92" table:formula="of:=(([.H150]*60*60)+([.I150]*60)+[.J150])" office:value-type="float" office:value="85500" calcext:value-type="float">
              <text:p>85500</text:p>
            </table:table-cell>
            <table:table-cell table:style-name="ce92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86" calcext:value-type="float">
              <text:p>4986</text:p>
            </table:table-cell>
            <table:table-cell table:style-name="ce61"/>
            <table:table-cell table:style-name="ce61" office:value-type="float" office:value="23" calcext:value-type="float">
              <text:p>23</text:p>
            </table:table-cell>
            <table:table-cell table:style-name="ce61" office:value-type="float" office:value="59" calcext:value-type="float">
              <text:p>59</text:p>
            </table:table-cell>
            <table:table-cell table:style-name="ce61" office:value-type="float" office:value="15" calcext:value-type="float">
              <text:p>15</text:p>
            </table:table-cell>
            <table:table-cell table:style-name="ce61"/>
            <table:table-cell table:style-name="ce61" office:value-type="float" office:value="24" calcext:value-type="float">
              <text:p>24</text:p>
            </table:table-cell>
            <table:table-cell table:style-name="ce61" office:value-type="float" office:value="55" calcext:value-type="float">
              <text:p>5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1]*60*60)+([.E151]*60)+[.F151])" office:value-type="float" office:value="86355" calcext:value-type="float">
              <text:p>86355</text:p>
            </table:table-cell>
            <table:table-cell table:style-name="ce92" table:formula="of:=(([.H151]*60*60)+([.I151]*60)+[.J151])" office:value-type="float" office:value="89700" calcext:value-type="float">
              <text:p>89700</text:p>
            </table:table-cell>
            <table:table-cell table:style-name="ce92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87" calcext:value-type="float">
              <text:p>4987</text:p>
            </table:table-cell>
            <table:table-cell table:style-name="ce61"/>
            <table:table-cell table:style-name="ce61" office:value-type="float" office:value="25" calcext:value-type="float">
              <text:p>25</text:p>
            </table:table-cell>
            <table:table-cell table:style-name="ce61" office:value-type="float" office:value="23" calcext:value-type="float">
              <text:p>23</text:p>
            </table:table-cell>
            <table:table-cell table:style-name="ce61" office:value-type="float" office:value="35" calcext:value-type="float">
              <text:p>35</text:p>
            </table:table-cell>
            <table:table-cell table:style-name="ce61"/>
            <table:table-cell table:style-name="ce61" office:value-type="float" office:value="26" calcext:value-type="float">
              <text:p>26</text:p>
            </table:table-cell>
            <table:table-cell table:style-name="ce61" office:value-type="float" office:value="12" calcext:value-type="float">
              <text:p>12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2]*60*60)+([.E152]*60)+[.F152])" office:value-type="float" office:value="91415" calcext:value-type="float">
              <text:p>91415</text:p>
            </table:table-cell>
            <table:table-cell table:style-name="ce92" table:formula="of:=(([.H152]*60*60)+([.I152]*60)+[.J152])" office:value-type="float" office:value="94320" calcext:value-type="float">
              <text:p>94320</text:p>
            </table:table-cell>
            <table:table-cell table:style-name="ce92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61" office:value-type="string" calcext:value-type="string">
              <text:p>Beam Down</text:p>
            </table:table-cell>
            <table:table-cell table:style-name="ce61" table:number-columns-repeated="8"/>
            <table:table-cell table:style-name="ce92" table:formula="of:=[.L152]" office:value-type="string" office:string-value="94320" calcext:value-type="string">
              <text:p>94320</text:p>
            </table:table-cell>
            <table:table-cell table:style-name="ce92" table:formula="of:=[.K154]" office:value-type="string" office:string-value="153364" calcext:value-type="string">
              <text:p>153364</text:p>
            </table:table-cell>
            <table:table-cell table:style-name="ce92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90" calcext:value-type="float">
              <text:p>4990</text:p>
            </table:table-cell>
            <table:table-cell table:style-name="ce61"/>
            <table:table-cell table:style-name="ce61" office:value-type="float" office:value="42" calcext:value-type="float">
              <text:p>42</text:p>
            </table:table-cell>
            <table:table-cell table:style-name="ce61" office:value-type="float" office:value="36" calcext:value-type="float">
              <text:p>36</text:p>
            </table:table-cell>
            <table:table-cell table:style-name="ce61" office:value-type="float" office:value="4" calcext:value-type="float">
              <text:p>4</text:p>
            </table:table-cell>
            <table:table-cell table:style-name="ce61"/>
            <table:table-cell table:style-name="ce61" office:value-type="float" office:value="43" calcext:value-type="float">
              <text:p>43</text:p>
            </table:table-cell>
            <table:table-cell table:style-name="ce61" office:value-type="float" office:value="30" calcext:value-type="float">
              <text:p>3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4]*60*60)+([.E154]*60)+[.F154])" office:value-type="float" office:value="153364" calcext:value-type="float">
              <text:p>153364</text:p>
            </table:table-cell>
            <table:table-cell table:style-name="ce92" table:formula="of:=(([.H154]*60*60)+([.I154]*60)+[.J154])" office:value-type="float" office:value="156600" calcext:value-type="float">
              <text:p>156600</text:p>
            </table:table-cell>
            <table:table-cell table:style-name="ce92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91" calcext:value-type="float">
              <text:p>4991</text:p>
            </table:table-cell>
            <table:table-cell table:style-name="ce61"/>
            <table:table-cell table:style-name="ce61" office:value-type="float" office:value="43" calcext:value-type="float">
              <text:p>43</text:p>
            </table:table-cell>
            <table:table-cell table:style-name="ce61" office:value-type="float" office:value="34" calcext:value-type="float">
              <text:p>34</text:p>
            </table:table-cell>
            <table:table-cell table:style-name="ce61" office:value-type="float" office:value="13" calcext:value-type="float">
              <text:p>13</text:p>
            </table:table-cell>
            <table:table-cell table:style-name="ce61"/>
            <table:table-cell table:style-name="ce61" office:value-type="float" office:value="44" calcext:value-type="float">
              <text:p>44</text:p>
            </table:table-cell>
            <table:table-cell table:style-name="ce61" office:value-type="float" office:value="35" calcext:value-type="float">
              <text:p>3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5]*60*60)+([.E155]*60)+[.F155])" office:value-type="float" office:value="156853" calcext:value-type="float">
              <text:p>156853</text:p>
            </table:table-cell>
            <table:table-cell table:style-name="ce92" table:formula="of:=(([.H155]*60*60)+([.I155]*60)+[.J155])" office:value-type="float" office:value="160500" calcext:value-type="float">
              <text:p>160500</text:p>
            </table:table-cell>
            <table:table-cell table:style-name="ce92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61" office:value-type="float" office:value="4995" calcext:value-type="float">
              <text:p>4995</text:p>
            </table:table-cell>
            <table:table-cell table:style-name="ce61"/>
            <table:table-cell table:style-name="ce61" office:value-type="float" office:value="44" calcext:value-type="float">
              <text:p>44</text:p>
            </table:table-cell>
            <table:table-cell table:style-name="ce61" office:value-type="float" office:value="49" calcext:value-type="float">
              <text:p>49</text:p>
            </table:table-cell>
            <table:table-cell table:style-name="ce61" office:value-type="float" office:value="14" calcext:value-type="float">
              <text:p>14</text:p>
            </table:table-cell>
            <table:table-cell table:style-name="ce61"/>
            <table:table-cell table:style-name="ce61" office:value-type="float" office:value="45" calcext:value-type="float">
              <text:p>45</text:p>
            </table:table-cell>
            <table:table-cell table:style-name="ce61" office:value-type="float" office:value="46" calcext:value-type="float">
              <text:p>46</text:p>
            </table:table-cell>
            <table:table-cell table:style-name="ce61" office:value-type="float" office:value="34" calcext:value-type="float">
              <text:p>34</text:p>
            </table:table-cell>
            <table:table-cell table:style-name="ce92" table:formula="of:=(([.D156]*60*60)+([.E156]*60)+[.F156])" office:value-type="float" office:value="161354" calcext:value-type="float">
              <text:p>161354</text:p>
            </table:table-cell>
            <table:table-cell table:style-name="ce92" table:formula="of:=(([.H156]*60*60)+([.I156]*60)+[.J156])" office:value-type="float" office:value="164794" calcext:value-type="float">
              <text:p>164794</text:p>
            </table:table-cell>
            <table:table-cell table:style-name="ce92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96" calcext:value-type="float">
              <text:p>4996</text:p>
            </table:table-cell>
            <table:table-cell table:style-name="ce61"/>
            <table:table-cell table:style-name="ce61" office:value-type="float" office:value="45" calcext:value-type="float">
              <text:p>45</text:p>
            </table:table-cell>
            <table:table-cell table:style-name="ce61" office:value-type="float" office:value="47" calcext:value-type="float">
              <text:p>47</text:p>
            </table:table-cell>
            <table:table-cell table:style-name="ce61" office:value-type="float" office:value="8" calcext:value-type="float">
              <text:p>8</text:p>
            </table:table-cell>
            <table:table-cell table:style-name="ce61"/>
            <table:table-cell table:style-name="ce61" office:value-type="float" office:value="46" calcext:value-type="float">
              <text:p>46</text:p>
            </table:table-cell>
            <table:table-cell table:style-name="ce61" office:value-type="float" office:value="47" calcext:value-type="float">
              <text:p>47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7]*60*60)+([.E157]*60)+[.F157])" office:value-type="float" office:value="164828" calcext:value-type="float">
              <text:p>164828</text:p>
            </table:table-cell>
            <table:table-cell table:style-name="ce92" table:formula="of:=(([.H157]*60*60)+([.I157]*60)+[.J157])" office:value-type="float" office:value="168420" calcext:value-type="float">
              <text:p>168420</text:p>
            </table:table-cell>
            <table:table-cell table:style-name="ce92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61" office:value-type="float" office:value="4997" calcext:value-type="float">
              <text:p>4997</text:p>
            </table:table-cell>
            <table:table-cell table:style-name="ce61"/>
            <table:table-cell table:style-name="ce61" office:value-type="float" office:value="46" calcext:value-type="float">
              <text:p>46</text:p>
            </table:table-cell>
            <table:table-cell table:style-name="ce61" office:value-type="float" office:value="48" calcext:value-type="float">
              <text:p>48</text:p>
            </table:table-cell>
            <table:table-cell table:style-name="ce61" office:value-type="float" office:value="18" calcext:value-type="float">
              <text:p>18</text:p>
            </table:table-cell>
            <table:table-cell table:style-name="ce61"/>
            <table:table-cell table:style-name="ce61" office:value-type="float" office:value="48" calcext:value-type="float">
              <text:p>48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office:value-type="float" office:value="20" calcext:value-type="float">
              <text:p>20</text:p>
            </table:table-cell>
            <table:table-cell table:style-name="ce92" table:formula="of:=(([.D158]*60*60)+([.E158]*60)+[.F158])" office:value-type="float" office:value="168498" calcext:value-type="float">
              <text:p>168498</text:p>
            </table:table-cell>
            <table:table-cell table:style-name="ce92" table:formula="of:=(([.H158]*60*60)+([.I158]*60)+[.J158])" office:value-type="float" office:value="174320" calcext:value-type="float">
              <text:p>174320</text:p>
            </table:table-cell>
            <table:table-cell table:style-name="ce92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 office:value-type="string" calcext:value-type="string">
              <text:p>*</text:p>
            </table:table-cell>
            <table:table-cell table:style-name="ce61" office:value-type="float" office:value="4998" calcext:value-type="float">
              <text:p>4998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48+[.C159]" office:value-type="string" office:string-value="48" calcext:value-type="string">
              <text:p>48</text:p>
            </table:table-cell>
            <table:table-cell table:style-name="ce61" office:value-type="float" office:value="27" calcext:value-type="float">
              <text:p>27</text:p>
            </table:table-cell>
            <table:table-cell table:style-name="ce61" office:value-type="float" office:value="44" calcext:value-type="float">
              <text:p>44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48+[.G159]" office:value-type="string" office:string-value="48" calcext:value-type="string">
              <text:p>48</text:p>
            </table:table-cell>
            <table:table-cell table:style-name="ce61" office:value-type="float" office:value="39" calcext:value-type="float">
              <text:p>39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59]*60*60)+([.E159]*60)+[.F159])" office:value-type="float" office:value="174464" calcext:value-type="float">
              <text:p>174464</text:p>
            </table:table-cell>
            <table:table-cell table:style-name="ce92" table:formula="of:=(([.H159]*60*60)+([.I159]*60)+[.J159])" office:value-type="float" office:value="175140" calcext:value-type="float">
              <text:p>175140</text:p>
            </table:table-cell>
            <table:table-cell table:style-name="ce92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1"/>
            <table:table-cell table:style-name="ce61" office:value-type="string" calcext:value-type="string">
              <text:p>Setup</text:p>
            </table:table-cell>
            <table:table-cell table:style-name="ce61"/>
            <table:table-cell table:style-name="ce61" office:value-type="float" office:value="12" calcext:value-type="float">
              <text:p>12</text:p>
            </table:table-cell>
            <table:table-cell table:style-name="ce61" office:value-type="float" office:value="59" calcext:value-type="float">
              <text:p>59</text:p>
            </table:table-cell>
            <table:table-cell table:style-name="ce61" office:value-type="float" office:value="38" calcext:value-type="float">
              <text:p>38</text:p>
            </table:table-cell>
            <table:table-cell table:style-name="ce61"/>
            <table:table-cell table:style-name="ce61" office:value-type="float" office:value="13" calcext:value-type="float">
              <text:p>13</text:p>
            </table:table-cell>
            <table:table-cell table:style-name="ce61" office:value-type="float" office:value="5" calcext:value-type="float">
              <text:p>5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92" table:formula="of:=(([.D160]*60*60)+([.E160]*60)+[.F160])" office:value-type="float" office:value="46778" calcext:value-type="float">
              <text:p>46778</text:p>
            </table:table-cell>
            <table:table-cell table:style-name="ce92" table:formula="of:=(([.H160]*60*60)+([.I160]*60)+[.J160])" office:value-type="float" office:value="47100" calcext:value-type="float">
              <text:p>47100</text:p>
            </table:table-cell>
            <table:table-cell table:style-name="ce92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0" office:value-type="float" office:value="12.81" calcext:value-type="float">
              <text:p>12.81</text:p>
            </table:table-cell>
            <table:table-cell table:style-name="ce67" office:value-type="string" calcext:value-type="string">
              <text:p>4981-4998</text:p>
            </table:table-cell>
            <table:table-cell table:style-name="ce86" office:value-type="string" calcext:value-type="string">
              <text:p>Total Time of runs</text:p>
            </table:table-cell>
            <table:table-cell table:style-name="ce60" table:formula="of:=([.L143]-[.K133])" office:value-type="string" office:string-value="42735" calcext:value-type="string">
              <text:p>42735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0" table:formula="of:=([.L159]-[.K160])+[.M153]" office:value-type="string" office:string-value="187406" calcext:value-type="string">
              <text:p>187406</text:p>
            </table:table-cell>
            <table:table-cell table:style-name="ce86" office:value-type="string" calcext:value-type="string">
              <text:p>Total dummy</text:p>
            </table:table-cell>
            <table:table-cell table:style-name="ce60" table:formula="of:=[.M146]+[.M174]" office:value-type="string" office:string-value="3808" calcext:value-type="string">
              <text:p>3808</text:p>
            </table:table-cell>
            <table:table-cell table:style-name="ce86" office:value-type="string" calcext:value-type="string">
              <text:p>Total elasped minus dummy</text:p>
            </table:table-cell>
            <table:table-cell table:style-name="ce60" table:formula="of:=([.F161]-[.H161])" office:value-type="string" office:string-value="183598" calcext:value-type="string">
              <text:p>183598</text:p>
            </table:table-cell>
            <table:table-cell table:style-name="ce61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68" office:value-type="float" office:value="15.81" calcext:value-type="float">
            <text:p>15.81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4999" calcext:value-type="float">
              <text:p>4999</text:p>
            </table:table-cell>
            <table:table-cell table:style-name="ce90"/>
            <table:table-cell table:style-name="ce63" office:value-type="float" office:value="0" calcext:value-type="float">
              <text:p>0</text:p>
            </table:table-cell>
            <table:table-cell table:style-name="ce63" office:value-type="float" office:value="54" calcext:value-type="float">
              <text:p>54</text:p>
            </table:table-cell>
            <table:table-cell table:style-name="ce63" office:value-type="float" office:value="49" calcext:value-type="float">
              <text:p>49</text:p>
            </table:table-cell>
            <table:table-cell table:style-name="ce90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3]*60*60)+([.E163]*60)+[.F163])" office:value-type="float" office:value="3289" calcext:value-type="float">
              <text:p>3289</text:p>
            </table:table-cell>
            <table:table-cell table:style-name="ce93" table:formula="of:=(([.H163]*60*60)+([.I163]*60)+[.J163])" office:value-type="float" office:value="4020" calcext:value-type="float">
              <text:p>4020</text:p>
            </table:table-cell>
            <table:table-cell table:style-name="ce93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0" calcext:value-type="float">
              <text:p>5000</text:p>
            </table:table-cell>
            <table:table-cell table:style-name="ce90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40" calcext:value-type="float">
              <text:p>40</text:p>
            </table:table-cell>
            <table:table-cell table:style-name="ce90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17" calcext:value-type="float">
              <text:p>17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4]*60*60)+([.E164]*60)+[.F164])" office:value-type="float" office:value="4180" calcext:value-type="float">
              <text:p>4180</text:p>
            </table:table-cell>
            <table:table-cell table:style-name="ce93" table:formula="of:=(([.H164]*60*60)+([.I164]*60)+[.J164])" office:value-type="float" office:value="4620" calcext:value-type="float">
              <text:p>4620</text:p>
            </table:table-cell>
            <table:table-cell table:style-name="ce93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1" calcext:value-type="float">
              <text:p>5001</text:p>
            </table:table-cell>
            <table:table-cell table:style-name="ce90"/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21" calcext:value-type="float">
              <text:p>21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90"/>
            <table:table-cell table:style-name="ce63" office:value-type="float" office:value="2" calcext:value-type="float">
              <text:p>2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5]*60*60)+([.E165]*60)+[.F165])" office:value-type="float" office:value="4898" calcext:value-type="float">
              <text:p>4898</text:p>
            </table:table-cell>
            <table:table-cell table:style-name="ce93" table:formula="of:=(([.H165]*60*60)+([.I165]*60)+[.J165])" office:value-type="float" office:value="7920" calcext:value-type="float">
              <text:p>7920</text:p>
            </table:table-cell>
            <table:table-cell table:style-name="ce93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2" calcext:value-type="float">
              <text:p>5002</text:p>
            </table:table-cell>
            <table:table-cell table:style-name="ce90"/>
            <table:table-cell table:style-name="ce63" office:value-type="float" office:value="2" calcext:value-type="float">
              <text:p>2</text:p>
            </table:table-cell>
            <table:table-cell table:style-name="ce63" office:value-type="float" office:value="32" calcext:value-type="float">
              <text:p>32</text:p>
            </table:table-cell>
            <table:table-cell table:style-name="ce63" office:value-type="float" office:value="7" calcext:value-type="float">
              <text:p>7</text:p>
            </table:table-cell>
            <table:table-cell table:style-name="ce90"/>
            <table:table-cell table:style-name="ce63" office:value-type="float" office:value="3" calcext:value-type="float">
              <text:p>3</text:p>
            </table:table-cell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6]*60*60)+([.E166]*60)+[.F166])" office:value-type="float" office:value="9127" calcext:value-type="float">
              <text:p>9127</text:p>
            </table:table-cell>
            <table:table-cell table:style-name="ce93" table:formula="of:=(([.H166]*60*60)+([.I166]*60)+[.J166])" office:value-type="float" office:value="11100" calcext:value-type="float">
              <text:p>11100</text:p>
            </table:table-cell>
            <table:table-cell table:style-name="ce93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3" calcext:value-type="float">
              <text:p>5003</text:p>
            </table:table-cell>
            <table:table-cell table:style-name="ce90"/>
            <table:table-cell table:style-name="ce63" office:value-type="float" office:value="3" calcext:value-type="float">
              <text:p>3</text:p>
            </table:table-cell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14" calcext:value-type="float">
              <text:p>14</text:p>
            </table:table-cell>
            <table:table-cell table:style-name="ce90"/>
            <table:table-cell table:style-name="ce63" office:value-type="float" office:value="4" calcext:value-type="float">
              <text:p>4</text:p>
            </table:table-cell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7]*60*60)+([.E167]*60)+[.F167])" office:value-type="float" office:value="11174" calcext:value-type="float">
              <text:p>11174</text:p>
            </table:table-cell>
            <table:table-cell table:style-name="ce93" table:formula="of:=(([.H167]*60*60)+([.I167]*60)+[.J167])" office:value-type="float" office:value="14760" calcext:value-type="float">
              <text:p>14760</text:p>
            </table:table-cell>
            <table:table-cell table:style-name="ce93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4" calcext:value-type="float">
              <text:p>5004</text:p>
            </table:table-cell>
            <table:table-cell table:style-name="ce90"/>
            <table:table-cell table:style-name="ce63" office:value-type="float" office:value="4" calcext:value-type="float">
              <text:p>4</text:p>
            </table:table-cell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54" calcext:value-type="float">
              <text:p>54</text:p>
            </table:table-cell>
            <table:table-cell table:style-name="ce90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1" calcext:value-type="float">
              <text:p>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8]*60*60)+([.E168]*60)+[.F168])" office:value-type="float" office:value="14814" calcext:value-type="float">
              <text:p>14814</text:p>
            </table:table-cell>
            <table:table-cell table:style-name="ce93" table:formula="of:=(([.H168]*60*60)+([.I168]*60)+[.J168])" office:value-type="float" office:value="18060" calcext:value-type="float">
              <text:p>18060</text:p>
            </table:table-cell>
            <table:table-cell table:style-name="ce93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5" calcext:value-type="float">
              <text:p>5005</text:p>
            </table:table-cell>
            <table:table-cell table:style-name="ce90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8" calcext:value-type="float">
              <text:p>8</text:p>
            </table:table-cell>
            <table:table-cell table:style-name="ce63" office:value-type="float" office:value="33" calcext:value-type="float">
              <text:p>33</text:p>
            </table:table-cell>
            <table:table-cell table:style-name="ce90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69]*60*60)+([.E169]*60)+[.F169])" office:value-type="float" office:value="18513" calcext:value-type="float">
              <text:p>18513</text:p>
            </table:table-cell>
            <table:table-cell table:style-name="ce93" table:formula="of:=(([.H169]*60*60)+([.I169]*60)+[.J169])" office:value-type="float" office:value="19860" calcext:value-type="float">
              <text:p>19860</text:p>
            </table:table-cell>
            <table:table-cell table:style-name="ce93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6" calcext:value-type="float">
              <text:p>5006</text:p>
            </table:table-cell>
            <table:table-cell table:style-name="ce90"/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 office:value-type="float" office:value="2" calcext:value-type="float">
              <text:p>2</text:p>
            </table:table-cell>
            <table:table-cell table:style-name="ce90"/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29" calcext:value-type="float">
              <text:p>29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0]*60*60)+([.E170]*60)+[.F170])" office:value-type="float" office:value="20162" calcext:value-type="float">
              <text:p>20162</text:p>
            </table:table-cell>
            <table:table-cell table:style-name="ce93" table:formula="of:=(([.H170]*60*60)+([.I170]*60)+[.J170])" office:value-type="float" office:value="23340" calcext:value-type="float">
              <text:p>23340</text:p>
            </table:table-cell>
            <table:table-cell table:style-name="ce93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7" calcext:value-type="float">
              <text:p>5007</text:p>
            </table:table-cell>
            <table:table-cell table:style-name="ce90"/>
            <table:table-cell table:style-name="ce63" office:value-type="float" office:value="6" calcext:value-type="float">
              <text:p>6</text:p>
            </table:table-cell>
            <table:table-cell table:style-name="ce63" office:value-type="float" office:value="30" calcext:value-type="float">
              <text:p>30</text:p>
            </table:table-cell>
            <table:table-cell table:style-name="ce63" office:value-type="float" office:value="50" calcext:value-type="float">
              <text:p>50</text:p>
            </table:table-cell>
            <table:table-cell table:style-name="ce90"/>
            <table:table-cell table:style-name="ce63" office:value-type="float" office:value="7" calcext:value-type="float">
              <text:p>7</text:p>
            </table:table-cell>
            <table:table-cell table:style-name="ce63" office:value-type="float" office:value="31" calcext:value-type="float">
              <text:p>3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1]*60*60)+([.E171]*60)+[.F171])" office:value-type="float" office:value="23450" calcext:value-type="float">
              <text:p>23450</text:p>
            </table:table-cell>
            <table:table-cell table:style-name="ce93" table:formula="of:=(([.H171]*60*60)+([.I171]*60)+[.J171])" office:value-type="float" office:value="27060" calcext:value-type="float">
              <text:p>27060</text:p>
            </table:table-cell>
            <table:table-cell table:style-name="ce93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8" calcext:value-type="float">
              <text:p>5008</text:p>
            </table:table-cell>
            <table:table-cell table:style-name="ce90"/>
            <table:table-cell table:style-name="ce63" office:value-type="float" office:value="7" calcext:value-type="float">
              <text:p>7</text:p>
            </table:table-cell>
            <table:table-cell table:style-name="ce63" office:value-type="float" office:value="35" calcext:value-type="float">
              <text:p>35</text:p>
            </table:table-cell>
            <table:table-cell table:style-name="ce63" office:value-type="float" office:value="44" calcext:value-type="float">
              <text:p>44</text:p>
            </table:table-cell>
            <table:table-cell table:style-name="ce90"/>
            <table:table-cell table:style-name="ce63" office:value-type="float" office:value="8" calcext:value-type="float">
              <text:p>8</text:p>
            </table:table-cell>
            <table:table-cell table:style-name="ce63" office:value-type="float" office:value="35" calcext:value-type="float">
              <text:p>35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2]*60*60)+([.E172]*60)+[.F172])" office:value-type="float" office:value="27344" calcext:value-type="float">
              <text:p>27344</text:p>
            </table:table-cell>
            <table:table-cell table:style-name="ce93" table:formula="of:=(([.H172]*60*60)+([.I172]*60)+[.J172])" office:value-type="float" office:value="30900" calcext:value-type="float">
              <text:p>30900</text:p>
            </table:table-cell>
            <table:table-cell table:style-name="ce93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</text:p>
            </table:table-cell>
            <table:table-cell table:style-name="ce63" office:value-type="float" office:value="5009" calcext:value-type="float">
              <text:p>5009</text:p>
            </table:table-cell>
            <table:table-cell table:style-name="ce90"/>
            <table:table-cell table:style-name="ce63" office:value-type="float" office:value="8" calcext:value-type="float">
              <text:p>8</text:p>
            </table:table-cell>
            <table:table-cell table:style-name="ce63" office:value-type="float" office:value="36" calcext:value-type="float">
              <text:p>36</text:p>
            </table:table-cell>
            <table:table-cell table:style-name="ce63" office:value-type="float" office:value="13" calcext:value-type="float">
              <text:p>13</text:p>
            </table:table-cell>
            <table:table-cell table:style-name="ce90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18" calcext:value-type="float">
              <text:p>18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3]*60*60)+([.E173]*60)+[.F173])" office:value-type="float" office:value="30973" calcext:value-type="float">
              <text:p>30973</text:p>
            </table:table-cell>
            <table:table-cell table:style-name="ce93" table:formula="of:=(([.H173]*60*60)+([.I173]*60)+[.J173])" office:value-type="float" office:value="33480" calcext:value-type="float">
              <text:p>33480</text:p>
            </table:table-cell>
            <table:table-cell table:style-name="ce93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Dummy</text:p>
            </table:table-cell>
            <table:table-cell table:style-name="ce63" office:value-type="float" office:value="5011" calcext:value-type="float">
              <text:p>5011</text:p>
            </table:table-cell>
            <table:table-cell table:style-name="ce63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27" calcext:value-type="float">
              <text:p>27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63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51" calcext:value-type="float">
              <text:p>51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4]*60*60)+([.E174]*60)+[.F174])" office:value-type="float" office:value="34076" calcext:value-type="float">
              <text:p>34076</text:p>
            </table:table-cell>
            <table:table-cell table:style-name="ce93" table:formula="of:=(([.H174]*60*60)+([.I174]*60)+[.J174])" office:value-type="float" office:value="35460" calcext:value-type="float">
              <text:p>35460</text:p>
            </table:table-cell>
            <table:table-cell table:style-name="ce93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 office:value-type="string" calcext:value-type="string">
              <text:p>*Dummy</text:p>
            </table:table-cell>
            <table:table-cell table:style-name="ce63" office:value-type="float" office:value="5012" calcext:value-type="float">
              <text:p>5012</text:p>
            </table:table-cell>
            <table:table-cell table:style-name="ce63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52" calcext:value-type="float">
              <text:p>52</text:p>
            </table:table-cell>
            <table:table-cell table:style-name="ce63" office:value-type="float" office:value="11" calcext:value-type="float">
              <text:p>11</text:p>
            </table:table-cell>
            <table:table-cell table:style-name="ce63"/>
            <table:table-cell table:style-name="ce63" office:value-type="float" office:value="10" calcext:value-type="float">
              <text:p>1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5]*60*60)+([.E175]*60)+[.F175])" office:value-type="float" office:value="35531" calcext:value-type="float">
              <text:p>35531</text:p>
            </table:table-cell>
            <table:table-cell table:style-name="ce93" table:formula="of:=(([.H175]*60*60)+([.I175]*60)+[.J175])" office:value-type="float" office:value="36720" calcext:value-type="float">
              <text:p>36720</text:p>
            </table:table-cell>
            <table:table-cell table:style-name="ce93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63" office:value-type="float" office:value="12" calcext:value-type="float">
              <text:p>12</text:p>
            </table:table-cell>
            <table:table-cell table:style-name="ce63" office:value-type="float" office:value="59" calcext:value-type="float">
              <text:p>59</text:p>
            </table:table-cell>
            <table:table-cell table:style-name="ce63" office:value-type="float" office:value="38" calcext:value-type="float">
              <text:p>38</text:p>
            </table:table-cell>
            <table:table-cell table:style-name="ce63"/>
            <table:table-cell table:style-name="ce63" office:value-type="float" office:value="13" calcext:value-type="float">
              <text:p>13</text:p>
            </table:table-cell>
            <table:table-cell table:style-name="ce63" office:value-type="float" office:value="5" calcext:value-type="float">
              <text:p>5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93" table:formula="of:=(([.D176]*60*60)+([.E176]*60)+[.F176])" office:value-type="float" office:value="46778" calcext:value-type="float">
              <text:p>46778</text:p>
            </table:table-cell>
            <table:table-cell table:style-name="ce93" table:formula="of:=(([.H176]*60*60)+([.I176]*60)+[.J176])" office:value-type="float" office:value="47100" calcext:value-type="float">
              <text:p>47100</text:p>
            </table:table-cell>
            <table:table-cell table:style-name="ce93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3"/>
            <table:table-cell table:style-name="ce63" office:value-type="string" calcext:value-type="string">
              <text:p>Change Target</text:p>
            </table:table-cell>
            <table:table-cell table:style-name="ce63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22" calcext:value-type="float">
              <text:p>22</text:p>
            </table:table-cell>
            <table:table-cell table:style-name="ce63" office:value-type="float" office:value="0" calcext:value-type="float">
              <text:p>0</text:p>
            </table:table-cell>
            <table:table-cell table:style-name="ce63"/>
            <table:table-cell table:style-name="ce63" office:value-type="float" office:value="9" calcext:value-type="float">
              <text:p>9</text:p>
            </table:table-cell>
            <table:table-cell table:style-name="ce63" office:value-type="float" office:value="27" calcext:value-type="float">
              <text:p>27</text:p>
            </table:table-cell>
            <table:table-cell table:style-name="ce63" office:value-type="float" office:value="56" calcext:value-type="float">
              <text:p>56</text:p>
            </table:table-cell>
            <table:table-cell table:style-name="ce93" table:formula="of:=(([.D177]*60*60)+([.E177]*60)+[.F177])" office:value-type="float" office:value="33720" calcext:value-type="float">
              <text:p>33720</text:p>
            </table:table-cell>
            <table:table-cell table:style-name="ce93" table:formula="of:=(([.H177]*60*60)+([.I177]*60)+[.J177])" office:value-type="float" office:value="34076" calcext:value-type="float">
              <text:p>34076</text:p>
            </table:table-cell>
            <table:table-cell table:style-name="ce93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8" table:visibility="collapse">
            <table:table-cell table:style-name="ce62" office:value-type="float" office:value="12.81" calcext:value-type="float">
              <text:p>12.81</text:p>
            </table:table-cell>
            <table:table-cell table:style-name="ce68" office:value-type="string" calcext:value-type="string">
              <text:p>4999-5012</text:p>
            </table:table-cell>
            <table:table-cell table:style-name="ce87" office:value-type="string" calcext:value-type="string">
              <text:p>Total Time of runs</text:p>
            </table:table-cell>
            <table:table-cell table:style-name="ce62" table:formula="of:=([.L158]-[.K148])" office:value-type="string" office:string-value="105065" calcext:value-type="string">
              <text:p>105065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2" table:formula="of:=([.L173]-[.K163])+[.M176]" office:value-type="string" office:string-value="30513" calcext:value-type="string">
              <text:p>30513</text:p>
            </table:table-cell>
            <table:table-cell table:style-name="ce87" office:value-type="string" calcext:value-type="string">
              <text:p>Total dummy</text:p>
            </table:table-cell>
            <table:table-cell table:style-name="ce62" table:formula="of:=[.M174]+[.M175]+[.M177]" office:value-type="string" office:string-value="2929" calcext:value-type="string">
              <text:p>2929</text:p>
            </table:table-cell>
            <table:table-cell table:style-name="ce87" office:value-type="string" calcext:value-type="string">
              <text:p>Total elasped minus dummy</text:p>
            </table:table-cell>
            <table:table-cell table:style-name="ce62" table:formula="of:=([.F178]-[.H178])" office:value-type="string" office:string-value="27584" calcext:value-type="string">
              <text:p>27584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>
          <table:table-cell table:style-name="ce2" table:number-columns-repeated="29"/>
          <table:table-cell table:number-columns-repeated="995"/>
        </table:table-row>
        <table:table-row table:style-name="ro8">
          <table:table-cell table:style-name="ce69" office:value-type="float" office:value="12.46" calcext:value-type="float">
            <text:p>12.46</text:p>
          </table:table-cell>
          <table:table-cell table:style-name="ce58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8">
            <table:table-cell table:style-name="ce58" office:value-type="string" calcext:value-type="string">
              <text:p>*</text:p>
            </table:table-cell>
            <table:table-cell table:style-name="ce58" office:value-type="float" office:value="5013" calcext:value-type="float">
              <text:p>5013</text:p>
            </table:table-cell>
            <table:table-cell table:style-name="ce91"/>
            <table:table-cell table:style-name="ce58" office:value-type="float" office:value="10" calcext:value-type="float">
              <text:p>10</text:p>
            </table:table-cell>
            <table:table-cell table:style-name="ce58" office:value-type="float" office:value="54" calcext:value-type="float">
              <text:p>54</text:p>
            </table:table-cell>
            <table:table-cell table:style-name="ce58" office:value-type="float" office:value="7" calcext:value-type="float">
              <text:p>7</text:p>
            </table:table-cell>
            <table:table-cell table:style-name="ce58"/>
            <table:table-cell table:style-name="ce58" office:value-type="float" office:value="11" calcext:value-type="float">
              <text:p>11</text:p>
            </table:table-cell>
            <table:table-cell table:style-name="ce58" office:value-type="float" office:value="50" calcext:value-type="float">
              <text:p>50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81]*60*60)+([.E181]*60)+[.F181])" office:value-type="float" office:value="39247" calcext:value-type="float">
              <text:p>39247</text:p>
            </table:table-cell>
            <table:table-cell table:style-name="ce81" table:formula="of:=(([.H181]*60*60)+([.I181]*60)+[.J181])" office:value-type="float" office:value="42600" calcext:value-type="float">
              <text:p>42600</text:p>
            </table:table-cell>
            <table:table-cell table:style-name="ce81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 office:value-type="string" calcext:value-type="string">
              <text:p>*</text:p>
            </table:table-cell>
            <table:table-cell table:style-name="ce58" office:value-type="float" office:value="5014" calcext:value-type="float">
              <text:p>5014</text:p>
            </table:table-cell>
            <table:table-cell table:style-name="ce91"/>
            <table:table-cell table:style-name="ce58" office:value-type="float" office:value="11" calcext:value-type="float">
              <text:p>11</text:p>
            </table:table-cell>
            <table:table-cell table:style-name="ce58" office:value-type="float" office:value="51" calcext:value-type="float">
              <text:p>51</text:p>
            </table:table-cell>
            <table:table-cell table:style-name="ce58" office:value-type="float" office:value="45" calcext:value-type="float">
              <text:p>45</text:p>
            </table:table-cell>
            <table:table-cell table:style-name="ce58"/>
            <table:table-cell table:style-name="ce58" office:value-type="float" office:value="12" calcext:value-type="float">
              <text:p>12</text:p>
            </table:table-cell>
            <table:table-cell table:style-name="ce58" office:value-type="float" office:value="49" calcext:value-type="float">
              <text:p>49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82]*60*60)+([.E182]*60)+[.F182])" office:value-type="float" office:value="42705" calcext:value-type="float">
              <text:p>42705</text:p>
            </table:table-cell>
            <table:table-cell table:style-name="ce81" table:formula="of:=(([.H182]*60*60)+([.I182]*60)+[.J182])" office:value-type="float" office:value="46140" calcext:value-type="float">
              <text:p>46140</text:p>
            </table:table-cell>
            <table:table-cell table:style-name="ce81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/>
            <table:table-cell table:style-name="ce58" office:value-type="float" office:value="5015" calcext:value-type="float">
              <text:p>5015</text:p>
            </table:table-cell>
            <table:table-cell table:style-name="ce58"/>
            <table:table-cell table:style-name="ce58" office:value-type="float" office:value="12" calcext:value-type="float">
              <text:p>12</text:p>
            </table:table-cell>
            <table:table-cell table:style-name="ce58" office:value-type="float" office:value="50" calcext:value-type="float">
              <text:p>50</text:p>
            </table:table-cell>
            <table:table-cell table:style-name="ce58" office:value-type="float" office:value="40" calcext:value-type="float">
              <text:p>40</text:p>
            </table:table-cell>
            <table:table-cell table:style-name="ce58"/>
            <table:table-cell table:style-name="ce58" office:value-type="float" office:value="13" calcext:value-type="float">
              <text:p>13</text:p>
            </table:table-cell>
            <table:table-cell table:style-name="ce58" office:value-type="float" office:value="51" calcext:value-type="float">
              <text:p>51</text:p>
            </table:table-cell>
            <table:table-cell table:style-name="ce58" office:value-type="float" office:value="17" calcext:value-type="float">
              <text:p>17</text:p>
            </table:table-cell>
            <table:table-cell table:style-name="ce81" table:formula="of:=(([.D183]*60*60)+([.E183]*60)+[.F183])" office:value-type="float" office:value="46240" calcext:value-type="float">
              <text:p>46240</text:p>
            </table:table-cell>
            <table:table-cell table:style-name="ce81" table:formula="of:=(([.H183]*60*60)+([.I183]*60)+[.J183])" office:value-type="float" office:value="49877" calcext:value-type="float">
              <text:p>49877</text:p>
            </table:table-cell>
            <table:table-cell table:style-name="ce81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 office:value-type="string" calcext:value-type="string">
              <text:p>**</text:p>
            </table:table-cell>
            <table:table-cell table:style-name="ce58" office:value-type="float" office:value="5017" calcext:value-type="float">
              <text:p>5017</text:p>
            </table:table-cell>
            <table:table-cell table:style-name="ce58"/>
            <table:table-cell table:style-name="ce58" office:value-type="float" office:value="14" calcext:value-type="float">
              <text:p>14</text:p>
            </table:table-cell>
            <table:table-cell table:style-name="ce58" office:value-type="float" office:value="12" calcext:value-type="float">
              <text:p>12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58"/>
            <table:table-cell table:style-name="ce58" office:value-type="float" office:value="15" calcext:value-type="float">
              <text:p>15</text:p>
            </table:table-cell>
            <table:table-cell table:style-name="ce58" office:value-type="float" office:value="4" calcext:value-type="float">
              <text:p>4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84]*60*60)+([.E184]*60)+[.F184])" office:value-type="float" office:value="51120" calcext:value-type="float">
              <text:p>51120</text:p>
            </table:table-cell>
            <table:table-cell table:style-name="ce81" table:formula="of:=(([.H184]*60*60)+([.I184]*60)+[.J184])" office:value-type="float" office:value="54240" calcext:value-type="float">
              <text:p>54240</text:p>
            </table:table-cell>
            <table:table-cell table:style-name="ce81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/>
            <table:table-cell table:style-name="ce58" office:value-type="float" office:value="5018" calcext:value-type="float">
              <text:p>5018</text:p>
            </table:table-cell>
            <table:table-cell table:style-name="ce58" table:number-columns-repeated="8"/>
            <table:table-cell table:style-name="ce81" table:formula="of:=(([.D185]*60*60)+([.E185]*60)+[.F185])" office:value-type="float" office:value="0" calcext:value-type="float">
              <text:p>0</text:p>
            </table:table-cell>
            <table:table-cell table:style-name="ce81" table:formula="of:=(([.H185]*60*60)+([.I185]*60)+[.J185])" office:value-type="float" office:value="0" calcext:value-type="float">
              <text:p>0</text:p>
            </table:table-cell>
            <table:table-cell table:style-name="ce81" table:formula="of:=([.L185]-[.K185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 table:number-columns-repeated="10"/>
            <table:table-cell table:style-name="ce81" table:formula="of:=(([.D186]*60*60)+([.E186]*60)+[.F186])" office:value-type="float" office:value="0" calcext:value-type="float">
              <text:p>0</text:p>
            </table:table-cell>
            <table:table-cell table:style-name="ce81" table:formula="of:=(([.H186]*60*60)+([.I186]*60)+[.J186])" office:value-type="float" office:value="0" calcext:value-type="float">
              <text:p>0</text:p>
            </table:table-cell>
            <table:table-cell table:style-name="ce81" table:formula="of:=([.L186]-[.K186])" office:value-type="float" office:value="0" calcext:value-type="float">
              <text:p>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/>
            <table:table-cell table:style-name="ce58" office:value-type="string" calcext:value-type="string">
              <text:p>Setup</text:p>
            </table:table-cell>
            <table:table-cell table:style-name="ce58"/>
            <table:table-cell table:style-name="ce58" office:value-type="float" office:value="10" calcext:value-type="float">
              <text:p>10</text:p>
            </table:table-cell>
            <table:table-cell table:style-name="ce58" office:value-type="float" office:value="25" calcext:value-type="float">
              <text:p>25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58"/>
            <table:table-cell table:style-name="ce58" office:value-type="float" office:value="11" calcext:value-type="float">
              <text:p>11</text:p>
            </table:table-cell>
            <table:table-cell table:number-columns-repeated="2" table:style-name="ce58" office:value-type="float" office:value="0" calcext:value-type="float">
              <text:p>0</text:p>
            </table:table-cell>
            <table:table-cell table:style-name="ce81" table:formula="of:=(([.D187]*60*60)+([.E187]*60)+[.F187])" office:value-type="float" office:value="37500" calcext:value-type="float">
              <text:p>37500</text:p>
            </table:table-cell>
            <table:table-cell table:style-name="ce81" table:formula="of:=(([.H187]*60*60)+([.I187]*60)+[.J187])" office:value-type="float" office:value="39600" calcext:value-type="float">
              <text:p>39600</text:p>
            </table:table-cell>
            <table:table-cell table:style-name="ce81" table:formula="of:=([.L187]-[.K187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8"/>
            <table:table-cell table:style-name="ce58" office:value-type="string" calcext:value-type="string">
              <text:p>Change Target</text:p>
            </table:table-cell>
            <table:table-cell table:style-name="ce58"/>
            <table:table-cell table:style-name="ce58" office:value-type="float" office:value="10" calcext:value-type="float">
              <text:p>10</text:p>
            </table:table-cell>
            <table:table-cell table:style-name="ce58" office:value-type="float" office:value="22" calcext:value-type="float">
              <text:p>22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58"/>
            <table:table-cell table:style-name="ce58" office:value-type="float" office:value="10" calcext:value-type="float">
              <text:p>10</text:p>
            </table:table-cell>
            <table:table-cell table:style-name="ce58" office:value-type="float" office:value="25" calcext:value-type="float">
              <text:p>25</text:p>
            </table:table-cell>
            <table:table-cell table:style-name="ce58" office:value-type="float" office:value="0" calcext:value-type="float">
              <text:p>0</text:p>
            </table:table-cell>
            <table:table-cell table:style-name="ce81" table:formula="of:=(([.D188]*60*60)+([.E188]*60)+[.F188])" office:value-type="float" office:value="37320" calcext:value-type="float">
              <text:p>37320</text:p>
            </table:table-cell>
            <table:table-cell table:style-name="ce81" table:formula="of:=(([.H188]*60*60)+([.I188]*60)+[.J188])" office:value-type="float" office:value="37500" calcext:value-type="float">
              <text:p>37500</text:p>
            </table:table-cell>
            <table:table-cell table:style-name="ce81" table:formula="of:=([.L188]-[.K188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8">
            <table:table-cell table:style-name="ce57" office:value-type="float" office:value="12.81" calcext:value-type="float">
              <text:p>12.81</text:p>
            </table:table-cell>
            <table:table-cell table:style-name="ce69" office:value-type="string" calcext:value-type="string">
              <text:p>5013-</text:p>
            </table:table-cell>
            <table:table-cell table:style-name="ce84" office:value-type="string" calcext:value-type="string">
              <text:p>Total Time of runs</text:p>
            </table:table-cell>
            <table:table-cell table:style-name="ce57" table:formula="of:=([.L168]-[.K158])" office:value-type="string" office:string-value="-150438" calcext:value-type="string">
              <text:p>-150438</text:p>
            </table:table-cell>
            <table:table-cell table:style-name="ce97" office:value-type="string" calcext:value-type="string">
              <text:p>Total elasped time</text:p>
            </table:table-cell>
            <table:table-cell table:style-name="ce57" table:formula="of:=([.L186]-[.K188])" office:value-type="string" office:string-value="-37320" calcext:value-type="string">
              <text:p>-37320</text:p>
            </table:table-cell>
            <table:table-cell table:style-name="ce84" office:value-type="string" calcext:value-type="string">
              <text:p>Total dummy</text:p>
            </table:table-cell>
            <table:table-cell table:style-name="ce57" table:formula="of:=#REF!+[.M184]+[.M188]" office:value-type="string" office:string-value="#REF!" calcext:value-type="string">
              <text:p>#REF!</text:p>
            </table:table-cell>
            <table:table-cell table:style-name="ce84" office:value-type="string" calcext:value-type="string">
              <text:p>Total elasped minus dummy</text:p>
            </table:table-cell>
            <table:table-cell table:style-name="ce57" table:formula="of:=([.F189]-[.H189])" office:value-type="string" office:string-value="#REF!" calcext:value-type="string">
              <text:p>#REF!</text:p>
            </table:table-cell>
            <table:table-cell table:style-name="ce58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8" table:number-rows-repeated="857">
          <table:table-cell table:style-name="ce2" table:number-columns-repeated="29"/>
          <table:table-cell table:number-columns-repeated="995"/>
        </table:table-row>
        <table:table-row table:style-name="ro4" table:number-rows-repeated="1047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2758" meta:object-count="0"/>
    <meta:generator>LibreOfficeDev/5.1.0.3$Linux_X86_64 LibreOffice_project/</meta:generator>
  </office:meta>
</office:document-meta>
</file>